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TexteMasqu_233_"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color="#808080" fo:font-weight="bold" style:font-weight-asian="bold" style:font-weight-complex="bold"/>
    </style:style>
    <style:style style:name="ce9" style:family="table-cell" style:parent-style-name="Default" style:data-style-name="N0">
      <style:table-cell-properties fo:background-color="#FFFF00"/>
    </style:style>
    <style:style style:name="ce10" style:family="table-cell" style:parent-style-name="Heading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yperlink" style:data-style-name="N0">
      <style:text-properties fo:color="#808080" style:font-name="Arial" style:font-name-asian="Arial" style:font-name-complex="Arial" fo:font-size="10pt" style:font-size-asian="10pt" style:font-size-complex="10pt" style:text-underline-style="none" style:text-underline-type="none"/>
    </style:style>
    <style:style style:name="ce13" style:family="table-cell" style:parent-style-name="Heading_32_2" style:data-style-name="N0">
      <style:table-cell-properties style:vertical-align="top"/>
      <style:text-properties fo:font-size="14pt" style:font-size-asian="14pt" style:font-size-complex="14pt"/>
    </style:style>
    <style:style style:name="ce14" style:family="table-cell" style:parent-style-name="Default" style:data-style-name="N0">
      <style:table-cell-properties fo:border="thin solid #A6A6A6" style:vertical-align="middle" style:repeat-content="false"/>
      <style:paragraph-properties fo:text-align="center"/>
    </style:style>
    <style:style style:name="ce15" style:family="table-cell" style:parent-style-name="Default" style:data-style-name="N37">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6" style:family="table-cell" style:parent-style-name="Default" style:data-style-name="N37">
      <style:table-cell-properties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7">
      <style:table-cell-properties style:vertical-align="middle" fo:background-color="#FFFF00" style:repeat-content="false"/>
      <style:paragraph-properties fo:text-align="center"/>
      <style:text-properties fo:font-size="9pt" style:font-size-asian="9pt" style:font-size-complex="9pt"/>
    </style:style>
    <style:style style:name="ce18" style:family="table-cell" style:parent-style-name="Default" style:data-style-name="N37">
      <style:table-cell-properties fo:border-top="none" fo:border-bottom="none" fo:border-left="none" fo:border-right="thin solid #A6A6A6" style:vertical-align="middle" fo:background-color="#FFFF00"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fo:border-top="none" fo:border-bottom="2pt solid #D9D9D9" fo:border-left="thin solid #A6A6A6" fo:border-right="thin solid #A6A6A6" style:vertical-align="middle" fo:background-color="#FFFF00" style:shrink-to-fit="true" style:repeat-content="false"/>
      <style:paragraph-properties fo:text-align="center"/>
      <style:text-properties fo:color="#FFFFFF" fo:font-size="8pt" style:font-size-asian="8pt" style:font-size-complex="8pt"/>
    </style:style>
    <style:style style:name="ce23" style:family="table-cell" style:parent-style-name="zTexteMasqu_233_" style:data-style-name="N0">
      <style:table-cell-properties style:vertical-align="automatic" fo:wrap-option="wrap" fo:background-color="transparent"/>
      <style:text-properties fo:color="#000000"/>
    </style:style>
    <style:style style:name="ce24"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5"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style>
    <style:style style:name="ce2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style>
    <style:style style:name="ce27" style:family="table-cell" style:parent-style-name="Default" style:data-style-name="N0">
      <style:table-cell-properties style:vertical-align="middle"/>
    </style:style>
    <style:style style:name="ce28" style:family="table-cell" style:parent-style-name="T_226_che" style:data-style-name="N0">
      <style:table-cell-properties fo:border-top="2pt solid #D9D9D9" fo:border-bottom="2pt solid #D9D9D9" fo:border-left="none" fo:border-right="none" style:vertical-align="middle" fo:background-color="#DCE6F1" style:repeat-content="false"/>
      <style:paragraph-properties fo:text-align="start" fo:margin-left="0.706cm"/>
    </style:style>
    <style:style style:name="ce29" style:family="table-cell" style:parent-style-name="Nom" style:data-style-name="N0">
      <style:table-cell-properties fo:border-top="2pt solid #D9D9D9" fo:border-bottom="2pt solid #D9D9D9" fo:border-left="none" fo:border-right="none" style:vertical-align="middle" fo:background-color="#DCE6F1" style:repeat-content="false"/>
      <style:paragraph-properties fo:text-align="center"/>
    </style:style>
    <style:style style:name="ce30" style:family="table-cell" style:parent-style-name="Date" style:data-style-name="N36">
      <style:table-cell-properties fo:border-top="2pt solid #D9D9D9" fo:border-bottom="2pt solid #D9D9D9" fo:border-left="none" fo:border-right="none" style:vertical-align="middle" fo:background-color="#DCE6F1" style:repeat-content="false"/>
      <style:paragraph-properties fo:text-align="center"/>
    </style:style>
    <style:style style:name="ce31" style:family="table-cell" style:parent-style-name="zTexteMasqu_233_" style:data-style-name="N0">
      <style:table-cell-properties style:vertical-align="automatic" fo:background-color="transparent"/>
      <style:text-properties fo:color="#000000"/>
    </style:style>
    <style:style style:name="ce32" style:family="table-cell" style:parent-style-name="zTexteMasqu_233_" style:data-style-name="N0">
      <style:table-cell-properties style:vertical-align="automatic" fo:background-color="transparent"/>
      <style:text-properties fo:color="#FFFFFF"/>
    </style:style>
    <style:style style:name="ce33" style:family="table-cell" style:parent-style-name="Heading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34" style:family="table-cell" style:parent-style-name="Default" style:data-style-name="N0">
      <style:table-cell-properties fo:border="thin solid #A6A6A6" fo:background-color="transparent"/>
    </style:style>
    <style:style style:name="ce35"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36" style:family="table-cell" style:parent-style-name="Default" style:data-style-name="N0">
      <style:table-cell-properties fo:border-top="none" fo:border-bottom="thin solid #A6A6A6" fo:border-left="none" fo:border-right="none" fo:background-color="transparent"/>
    </style:style>
    <style:style style:name="ce37" style:family="table-cell" style:parent-style-name="D_233_but_32_du_32_projet" style:data-style-name="N38">
      <style:table-cell-properties fo:border="thin solid #A6A6A6" style:vertical-align="middle" fo:background-color="transparent" style:repeat-content="false"/>
      <style:paragraph-properties fo:text-align="center"/>
    </style:style>
    <style:style style:name="ce38" style:family="table-cell" style:parent-style-name="Heading_32_2" style:data-style-name="N0">
      <style:table-cell-properties fo:border-top="none" fo:border-bottom="none" fo:border-left="none" fo:border-right="thin solid #A6A6A6" style:vertical-align="top" fo:background-color="transparent"/>
      <style:text-properties fo:font-size="14pt" style:font-size-asian="14pt" style:font-size-complex="14pt"/>
    </style:style>
    <style:style style:name="ce39"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fo:border-top="thin solid #A6A6A6" fo:border-bottom="none" fo:border-left="none" fo:border-right="none" style:vertical-align="top"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41" style:family="table-cell" style:parent-style-name="Percent" style:data-style-name="N30">
      <style:table-cell-properties fo:border-top="2pt solid #D9D9D9" fo:border-bottom="2pt solid #D9D9D9" fo:border-left="none" fo:border-right="none" style:vertical-align="middle" fo:background-color="#DCE6F1" style:repeat-content="false"/>
      <style:paragraph-properties fo:text-align="center"/>
    </style:style>
    <style:style style:name="ce42" style:family="table-cell" style:parent-style-name="T_226_che" style:data-style-name="N0">
      <style:table-cell-properties fo:border-top="2pt solid #D9D9D9" fo:border-bottom="2pt solid #D9D9D9" fo:border-left="none" fo:border-right="none" style:vertical-align="middle" fo:background-color="#A9D08E" style:repeat-content="false"/>
      <style:paragraph-properties fo:text-align="start" fo:margin-left="0cm"/>
    </style:style>
    <style:style style:name="ce43" style:family="table-cell" style:parent-style-name="Default" style:data-style-name="N0">
      <style:table-cell-properties fo:border-top="2pt solid #D9D9D9" fo:border-bottom="2pt solid #D9D9D9" fo:border-left="none" fo:border-right="none" style:vertical-align="middle" fo:background-color="#F8CBAD"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fo:border-top="2pt solid #D9D9D9" fo:border-bottom="2pt solid #D9D9D9" fo:border-left="none" fo:border-right="none" style:vertical-align="middle" fo:background-color="#F8CBAD" style:repeat-content="false"/>
      <style:paragraph-properties fo:text-align="start" fo:margin-left="0cm"/>
    </style:style>
    <style:style style:name="ce45" style:family="table-cell" style:parent-style-name="T_226_che" style:data-style-name="N0">
      <style:table-cell-properties fo:border-top="2pt solid #D9D9D9" fo:border-bottom="2pt solid #D9D9D9" fo:border-left="none" fo:border-right="none" style:vertical-align="middle" fo:background-color="#A9D08E" style:repeat-content="false"/>
      <style:paragraph-properties fo:text-align="start" fo:margin-left="0cm"/>
      <style:text-properties style:text-underline-style="solid" style:text-underline-type="single" fo:font-weight="bold" style:font-weight-asian="bold" style:font-weight-complex="bold"/>
    </style:style>
    <style:style style:name="ce46" style:family="table-cell" style:parent-style-name="T_226_che" style:data-style-name="N0">
      <style:table-cell-properties fo:border-top="2pt solid #D9D9D9" fo:border-bottom="2pt solid #D9D9D9" fo:border-left="none" fo:border-right="none" style:vertical-align="middle" fo:background-color="#FFE699" style:repeat-content="false"/>
      <style:paragraph-properties fo:text-align="start" fo:margin-left="0cm"/>
    </style:style>
    <style:style style:name="ce47" style:family="table-cell" style:parent-style-name="T_226_che" style:data-style-name="N0">
      <style:table-cell-properties fo:border-top="2pt solid #D9D9D9" fo:border-bottom="2pt solid #D9D9D9" fo:border-left="none" fo:border-right="none" style:vertical-align="middle" fo:background-color="#FFE699" style:repeat-content="false"/>
      <style:paragraph-properties fo:text-align="start" fo:margin-left="0cm"/>
      <style:text-properties fo:font-weight="bold" style:font-weight-asian="bold" style:font-weight-complex="bold"/>
    </style:style>
    <style:style style:name="ce48" style:family="table-cell" style:parent-style-name="_52_0_37__32_-_32_Accent4" style:data-style-name="N0">
      <style:table-cell-properties fo:border-top="2pt solid #D9D9D9" fo:border-bottom="2pt solid #D9D9D9" fo:border-left="none" fo:border-right="none" style:vertical-align="middle" fo:background-color="transparent" style:repeat-content="false"/>
      <style:paragraph-properties fo:text-align="start" fo:margin-left="0.706cm"/>
    </style:style>
    <style:style style:name="ce49" style:family="table-cell" style:parent-style-name="_52_0_37__32_-_32_Accent4" style:data-style-name="N0">
      <style:table-cell-properties fo:border-top="2pt solid #D9D9D9" fo:border-bottom="2pt solid #D9D9D9" fo:border-left="none" fo:border-right="none" style:vertical-align="middle" fo:background-color="transparent" style:repeat-content="false"/>
      <style:paragraph-properties fo:text-align="center"/>
    </style:style>
    <style:style style:name="ce50" style:family="table-cell" style:parent-style-name="_52_0_37__32_-_32_Accent4" style:data-style-name="N13">
      <style:table-cell-properties fo:border-top="2pt solid #D9D9D9" fo:border-bottom="2pt solid #D9D9D9" fo:border-left="none" fo:border-right="none" style:vertical-align="middle" fo:background-color="transparent" style:repeat-content="false"/>
      <style:paragraph-properties fo:text-align="center"/>
    </style:style>
    <style:style style:name="ce51" style:family="table-cell" style:parent-style-name="_52_0_37__32_-_32_Accent4" style:data-style-name="N36">
      <style:table-cell-properties fo:border-top="2pt solid #D9D9D9" fo:border-bottom="2pt solid #D9D9D9" fo:border-left="none" fo:border-right="none" style:vertical-align="middle" fo:background-color="transparent" style:repeat-content="false"/>
      <style:paragraph-properties fo:text-align="center"/>
    </style:style>
    <style:style style:name="ce52" style:family="table-cell" style:parent-style-name="Accent4" style:data-style-name="N0">
      <style:table-cell-properties fo:border-top="2pt solid #D9D9D9" fo:border-bottom="2pt solid #D9D9D9" fo:border-left="none" fo:border-right="none" style:vertical-align="middle" fo:background-color="#D9E1F2" style:repeat-content="false"/>
      <style:paragraph-properties fo:text-align="start" fo:margin-left="0.353cm"/>
      <style:text-properties fo:color="#000000"/>
    </style:style>
    <style:style style:name="ce53" style:family="table-cell" style:parent-style-name="Nom" style:data-style-name="N0">
      <style:table-cell-properties fo:border-top="2pt solid #D9D9D9" fo:border-bottom="2pt solid #D9D9D9" fo:border-left="none" fo:border-right="none" style:vertical-align="middle" fo:background-color="#D9E1F2" style:repeat-content="false"/>
      <style:paragraph-properties fo:text-align="center"/>
    </style:style>
    <style:style style:name="ce54" style:family="table-cell" style:parent-style-name="Accent4" style:data-style-name="N0">
      <style:table-cell-properties fo:border-top="2pt solid #D9D9D9" fo:border-bottom="2pt solid #D9D9D9" fo:border-left="none" fo:border-right="none" style:vertical-align="middle" fo:background-color="#D9E1F2" style:repeat-content="false"/>
      <style:paragraph-properties fo:text-align="center"/>
      <style:text-properties fo:color="#000000"/>
    </style:style>
    <style:style style:name="ce55" style:family="table-cell" style:parent-style-name="Accent4" style:data-style-name="N36">
      <style:table-cell-properties fo:border-top="2pt solid #D9D9D9" fo:border-bottom="2pt solid #D9D9D9" fo:border-left="none" fo:border-right="none" style:vertical-align="middle" fo:background-color="#D9E1F2" style:repeat-content="false"/>
      <style:paragraph-properties fo:text-align="center"/>
      <style:text-properties fo:color="#FFFFFF"/>
    </style:style>
    <style:style style:name="ce56" style:family="table-cell" style:parent-style-name="Accent4" style:data-style-name="N13">
      <style:table-cell-properties fo:border-top="2pt solid #D9D9D9" fo:border-bottom="2pt solid #D9D9D9" fo:border-left="none" fo:border-right="none" style:vertical-align="middle" fo:background-color="#D9E1F2" style:repeat-content="false"/>
      <style:paragraph-properties fo:text-align="start" fo:margin-left="0cm"/>
      <style:text-properties fo:color="#000000"/>
    </style:style>
    <style:style style:name="ce57" style:family="table-cell" style:parent-style-name="Accent4" style:data-style-name="N36">
      <style:table-cell-properties fo:border-top="2pt solid #D9D9D9" fo:border-bottom="2pt solid #D9D9D9" fo:border-left="none" fo:border-right="none" style:vertical-align="middle" fo:background-color="#D9E1F2" style:repeat-content="false"/>
      <style:paragraph-properties fo:text-align="center"/>
      <style:text-properties fo:color="#000000"/>
    </style:style>
    <style:style style:name="ce58" style:family="table-cell" style:parent-style-name="T_226_che" style:data-style-name="N0">
      <style:table-cell-properties fo:border-top="2pt solid #D9D9D9" fo:border-bottom="2pt solid #D9D9D9" fo:border-left="none" fo:border-right="none" style:vertical-align="middle" fo:background-color="#5B9BD5" style:repeat-content="false"/>
      <style:paragraph-properties fo:text-align="start" fo:margin-left="0cm"/>
      <style:text-properties fo:font-weight="bold" style:font-weight-asian="bold" style:font-weight-complex="bold"/>
    </style:style>
    <style:style style:name="ce59" style:family="table-cell" style:parent-style-name="T_226_che" style:data-style-name="N0">
      <style:table-cell-properties fo:border-top="2pt solid #D9D9D9" fo:border-bottom="2pt solid #D9D9D9" fo:border-left="none" fo:border-right="none" style:vertical-align="middle" fo:background-color="#5B9BD5" style:repeat-content="false"/>
      <style:paragraph-properties fo:text-align="start" fo:margin-left="0cm"/>
    </style:style>
    <style:style style:name="ce60" style:family="table-cell" style:parent-style-name="Default" style:data-style-name="N0">
      <style:table-cell-properties fo:background-color="#FFFF00"/>
    </style:style>
    <style:style style:name="ce61" style:family="table-cell" style:parent-style-name="Default" style:data-style-name="N37">
      <style:table-cell-properties style:vertical-align="middle" fo:background-color="#FFFF00" style:repeat-content="false"/>
      <style:paragraph-properties fo:text-align="center"/>
      <style:text-properties fo:font-size="9pt" style:font-size-asian="9pt" style:font-size-complex="9pt"/>
    </style:style>
    <style:style style:name="ce62" style:family="table-cell" style:parent-style-name="Default" style:data-style-name="N0">
      <style:table-cell-properties fo:border-top="none" fo:border-bottom="2pt solid #D9D9D9" fo:border-left="thin solid #A6A6A6" fo:border-right="thin solid #A6A6A6" style:vertical-align="middle" fo:background-color="#FFFF00" style:shrink-to-fit="true" style:repeat-content="false"/>
      <style:paragraph-properties fo:text-align="center"/>
      <style:text-properties fo:color="#FFFFFF" fo:font-size="8pt" style:font-size-asian="8pt" style:font-size-complex="8pt"/>
    </style:style>
    <style:style style:name="ce63"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style>
    <style:style style:name="ce64" style:family="table-cell" style:parent-style-name="Default" style:data-style-name="N37">
      <style:table-cell-properties fo:border-top="none" fo:border-bottom="none" fo:border-left="none" fo:border-right="thin solid #A6A6A6" style:vertical-align="middle" fo:background-color="#FFFF00" style:repeat-content="false"/>
      <style:paragraph-properties fo:text-align="center"/>
      <style:text-properties fo:font-size="9pt" style:font-size-asian="9pt" style:font-size-complex="9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91041666666667cm"/>
    </style:style>
    <style:style style:name="co2" style:family="table-column">
      <style:table-column-properties fo:break-before="auto" style:column-width="4.10104166666667cm"/>
    </style:style>
    <style:style style:name="co3" style:family="table-column">
      <style:table-column-properties fo:break-before="auto" style:column-width="3.67770833333333cm"/>
    </style:style>
    <style:style style:name="co4" style:family="table-column">
      <style:table-column-properties fo:break-before="auto" style:column-width="2.38125cm"/>
    </style:style>
    <style:style style:name="co5" style:family="table-column">
      <style:table-column-properties fo:break-before="auto" style:column-width="2.09020833333333cm"/>
    </style:style>
    <style:style style:name="co6" style:family="table-column">
      <style:table-column-properties fo:break-before="auto" style:column-width="1.984375cm"/>
    </style:style>
    <style:style style:name="co7" style:family="table-column">
      <style:table-column-properties fo:break-before="auto" style:column-width="1.08479166666667cm"/>
    </style:style>
    <style:style style:name="co8" style:family="table-column">
      <style:table-column-properties fo:break-before="auto" style:column-width="0.502708333333333cm"/>
    </style:style>
    <style:style style:name="co9" style:family="table-column">
      <style:table-column-properties fo:break-before="auto" style:column-width="1.825625cm"/>
    </style:style>
    <style:style style:name="co10" style:family="table-column">
      <style:table-column-properties fo:break-before="auto" style:column-width="0.47625cm"/>
    </style:style>
    <style:style style:name="co11" style:family="table-column">
      <style:table-column-properties fo:break-before="auto" style:column-width="1.74625cm"/>
    </style:style>
    <style:style style:name="co12" style:family="table-column">
      <style:table-column-properties fo:break-before="auto" style:column-width="1.95791666666667cm"/>
    </style:style>
    <style:style style:name="ro1" style:family="table-row">
      <style:table-row-properties style:row-height="90pt" style:use-optimal-row-height="false" fo:break-before="auto"/>
    </style:style>
    <style:style style:name="ro2" style:family="table-row">
      <style:table-row-properties style:row-height="24.75pt" style:use-optimal-row-height="false" fo:break-before="auto"/>
    </style:style>
    <style:style style:name="ro3" style:family="table-row">
      <style:table-row-properties style:row-height="23.2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55.5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50.25pt" style:use-optimal-row-height="false" fo:break-before="auto"/>
    </style:style>
    <style:style style:name="ro9" style:family="table-row">
      <style:table-row-properties style:row-height="32.25pt" style:use-optimal-row-height="false" fo:break-before="auto"/>
    </style:style>
    <style:style style:name="ro10" style:family="table-row">
      <style:table-row-properties style:row-height="28.9pt" style:use-optimal-row-height="false" fo:break-before="auto"/>
    </style:style>
    <style:style style:name="ta1" style:family="table" style:master-page-name="mp1">
      <style:table-properties table:display="true" style:writing-mode="lr-tb"/>
    </style:style>
    <style:style style:name="ce65"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J$5];$$début_tâche&lt;[.K$5]))" style:apply-style-name="cf16" style:base-cell-address="PlanningProjet.J28"/>
      <style:map style:condition="of:is-true-formula(AND(TODAY()&gt;=[.J$5];TODAY()&lt;[.K$5]))" style:apply-style-name="cf17" style:base-cell-address="PlanningProjet.J28"/>
      <style:map style:condition="of:is-true-formula(AND($$début_tâche&lt;=[.J$5];ROUNDDOWN(($$fin_tâche-$$début_tâche+1)*$$avancement_tâche;0)+$$début_tâche-1&gt;=[.J$5]))" style:apply-style-name="cf2" style:base-cell-address="PlanningProjet.J28"/>
      <style:map style:condition="of:is-true-formula(AND($$fin_tâche&gt;=[.J$5];$$début_tâche&lt;[.K$5]))" style:apply-style-name="cf16" style:base-cell-address="PlanningProjet.J28"/>
      <style:map style:condition="of:is-true-formula(AND(TODAY()&gt;=[.J$5];TODAY()&lt;[.K$5]))" style:apply-style-name="cf17" style:base-cell-address="PlanningProjet.J28"/>
    </style:style>
    <style:style style:name="ce66"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3"/>
      <style:map style:condition="of:is-true-formula(AND($$fin_tâche&gt;=[.J$5];$$début_tâche&lt;[.K$5]))" style:apply-style-name="cf16" style:base-cell-address="PlanningProjet.J23"/>
      <style:map style:condition="of:is-true-formula(AND(TODAY()&gt;=[.J$5];TODAY()&lt;[.K$5]))" style:apply-style-name="cf17" style:base-cell-address="PlanningProjet.J23"/>
      <style:map style:condition="of:is-true-formula(AND($$début_tâche&lt;=[.J$5];ROUNDDOWN(($$fin_tâche-$$début_tâche+1)*$$avancement_tâche;0)+$$début_tâche-1&gt;=[.J$5]))" style:apply-style-name="cf2" style:base-cell-address="PlanningProjet.J23"/>
      <style:map style:condition="of:is-true-formula(AND($$fin_tâche&gt;=[.J$5];$$début_tâche&lt;[.K$5]))" style:apply-style-name="cf16" style:base-cell-address="PlanningProjet.J23"/>
      <style:map style:condition="of:is-true-formula(AND(TODAY()&gt;=[.J$5];TODAY()&lt;[.K$5]))" style:apply-style-name="cf17" style:base-cell-address="PlanningProjet.J23"/>
      <style:map style:condition="of:is-true-formula(AND($$début_tâche&lt;=[.J$5];ROUNDDOWN(($$fin_tâche-$$début_tâche+1)*$$avancement_tâche;0)+$$début_tâche-1&gt;=[.J$5]))" style:apply-style-name="cf2" style:base-cell-address="PlanningProjet.J23"/>
      <style:map style:condition="of:is-true-formula(AND($$fin_tâche&gt;=[.J$5];$$début_tâche&lt;[.K$5]))" style:apply-style-name="cf16" style:base-cell-address="PlanningProjet.J23"/>
      <style:map style:condition="of:is-true-formula(AND(TODAY()&gt;=[.J$5];TODAY()&lt;[.K$5]))" style:apply-style-name="cf17" style:base-cell-address="PlanningProjet.J23"/>
      <style:map style:condition="of:is-true-formula(AND($$début_tâche&lt;=[.J$5];ROUNDDOWN(($$fin_tâche-$$début_tâche+1)*$$avancement_tâche;0)+$$début_tâche-1&gt;=[.J$5]))" style:apply-style-name="cf2" style:base-cell-address="PlanningProjet.J23"/>
      <style:map style:condition="of:is-true-formula(AND($$fin_tâche&gt;=[.J$5];$$début_tâche&lt;[.K$5]))" style:apply-style-name="cf16" style:base-cell-address="PlanningProjet.J23"/>
      <style:map style:condition="of:is-true-formula(AND(TODAY()&gt;=[.J$5];TODAY()&lt;[.K$5]))" style:apply-style-name="cf17" style:base-cell-address="PlanningProjet.J23"/>
    </style:style>
    <style:style style:name="ce67"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J$5];$$début_tâche&lt;[.K$5]))" style:apply-style-name="cf16" style:base-cell-address="PlanningProjet.J29"/>
      <style:map style:condition="of:is-true-formula(AND(TODAY()&gt;=[.J$5];TODAY()&lt;[.K$5]))" style:apply-style-name="cf17" style:base-cell-address="PlanningProjet.J29"/>
      <style:map style:condition="of:is-true-formula(AND($$début_tâche&lt;=[.J$5];ROUNDDOWN(($$fin_tâche-$$début_tâche+1)*$$avancement_tâche;0)+$$début_tâche-1&gt;=[.J$5]))" style:apply-style-name="cf2" style:base-cell-address="PlanningProjet.J29"/>
      <style:map style:condition="of:is-true-formula(AND($$fin_tâche&gt;=[.J$5];$$début_tâche&lt;[.K$5]))" style:apply-style-name="cf16" style:base-cell-address="PlanningProjet.J29"/>
      <style:map style:condition="of:is-true-formula(AND(TODAY()&gt;=[.J$5];TODAY()&lt;[.K$5]))" style:apply-style-name="cf17" style:base-cell-address="PlanningProjet.J29"/>
      <style:map style:condition="of:is-true-formula(AND($$début_tâche&lt;=[.J$5];ROUNDDOWN(($$fin_tâche-$$début_tâche+1)*$$avancement_tâche;0)+$$début_tâche-1&gt;=[.J$5]))" style:apply-style-name="cf2" style:base-cell-address="PlanningProjet.J29"/>
      <style:map style:condition="of:is-true-formula(AND($$fin_tâche&gt;=[.J$5];$$début_tâche&lt;[.K$5]))" style:apply-style-name="cf16" style:base-cell-address="PlanningProjet.J29"/>
      <style:map style:condition="of:is-true-formula(AND(TODAY()&gt;=[.J$5];TODAY()&lt;[.K$5]))" style:apply-style-name="cf17" style:base-cell-address="PlanningProjet.J29"/>
    </style:style>
    <style:style style:name="ce6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O$5];$$début_tâche&lt;[.P$5]))" style:apply-style-name="cf16" style:base-cell-address="PlanningProjet.O28"/>
      <style:map style:condition="of:is-true-formula(AND(TODAY()&gt;=[.O$5];TODAY()&lt;[.P$5]))" style:apply-style-name="cf17" style:base-cell-address="PlanningProjet.O28"/>
      <style:map style:condition="of:is-true-formula(AND($$début_tâche&lt;=[.O$5];ROUNDDOWN(($$fin_tâche-$$début_tâche+1)*$$avancement_tâche;0)+$$début_tâche-1&gt;=[.O$5]))" style:apply-style-name="cf2" style:base-cell-address="PlanningProjet.O28"/>
      <style:map style:condition="of:is-true-formula(AND($$fin_tâche&gt;=[.O$5];$$début_tâche&lt;[.P$5]))" style:apply-style-name="cf16" style:base-cell-address="PlanningProjet.O28"/>
      <style:map style:condition="of:is-true-formula(AND(TODAY()&gt;=[.O$5];TODAY()&lt;[.P$5]))" style:apply-style-name="cf17" style:base-cell-address="PlanningProjet.O28"/>
    </style:style>
    <style:style style:name="ce6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style>
    <style:style style:name="ce7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début_tâche&lt;=[.O$5];ROUNDDOWN(($$fin_tâche-$$début_tâche+1)*$$avancement_tâche;0)+$$début_tâche-1&gt;=[.O$5]))" style:apply-style-name="cf2" style:base-cell-address="PlanningProjet.O29"/>
      <style:map style:condition="of:is-true-formula(AND($$fin_tâche&gt;=[.O$5];$$début_tâche&lt;[.P$5]))" style:apply-style-name="cf16" style:base-cell-address="PlanningProjet.O29"/>
      <style:map style:condition="of:is-true-formula(AND(TODAY()&gt;=[.O$5];TODAY()&lt;[.P$5]))" style:apply-style-name="cf17" style:base-cell-address="PlanningProjet.O29"/>
      <style:map style:condition="of:is-true-formula(AND($$fin_tâche&gt;=[.O$5];$$début_tâche&lt;[.P$5]))" style:apply-style-name="cf16" style:base-cell-address="PlanningProjet.O29"/>
      <style:map style:condition="of:is-true-formula(AND(TODAY()&gt;=[.O$5];TODAY()&lt;[.P$5]))" style:apply-style-name="cf17" style:base-cell-address="PlanningProjet.O29"/>
      <style:map style:condition="of:is-true-formula(AND($$début_tâche&lt;=[.O$5];ROUNDDOWN(($$fin_tâche-$$début_tâche+1)*$$avancement_tâche;0)+$$début_tâche-1&gt;=[.O$5]))" style:apply-style-name="cf2" style:base-cell-address="PlanningProjet.O29"/>
      <style:map style:condition="of:is-true-formula(AND($$fin_tâche&gt;=[.O$5];$$début_tâche&lt;[.P$5]))" style:apply-style-name="cf16" style:base-cell-address="PlanningProjet.O28"/>
      <style:map style:condition="of:is-true-formula(AND(TODAY()&gt;=[.O$5];TODAY()&lt;[.P$5]))" style:apply-style-name="cf17" style:base-cell-address="PlanningProjet.O29"/>
    </style:style>
    <style:style style:name="ce71"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15"/>
      <style:map style:condition="of:is-true-formula(AND($$fin_tâche&gt;=[.J$5];$$début_tâche&lt;[.K$5]))" style:apply-style-name="cf16" style:base-cell-address="PlanningProjet.J15"/>
      <style:map style:condition="of:is-true-formula(AND(TODAY()&gt;=[.J$5];TODAY()&lt;[.K$5]))" style:apply-style-name="cf17" style:base-cell-address="PlanningProjet.J15"/>
      <style:map style:condition="of:is-true-formula(AND($$début_tâche&lt;=[.J$5];ROUNDDOWN(($$fin_tâche-$$début_tâche+1)*$$avancement_tâche;0)+$$début_tâche-1&gt;=[.J$5]))" style:apply-style-name="cf2" style:base-cell-address="PlanningProjet.J15"/>
      <style:map style:condition="of:is-true-formula(AND($$fin_tâche&gt;=[.J$5];$$début_tâche&lt;[.K$5]))" style:apply-style-name="cf16" style:base-cell-address="PlanningProjet.J15"/>
      <style:map style:condition="of:is-true-formula(AND(TODAY()&gt;=[.J$5];TODAY()&lt;[.K$5]))" style:apply-style-name="cf17" style:base-cell-address="PlanningProjet.J15"/>
      <style:map style:condition="of:is-true-formula(AND($$début_tâche&lt;=[.J$5];ROUNDDOWN(($$fin_tâche-$$début_tâche+1)*$$avancement_tâche;0)+$$début_tâche-1&gt;=[.J$5]))" style:apply-style-name="cf2" style:base-cell-address="PlanningProjet.J15"/>
      <style:map style:condition="of:is-true-formula(AND($$fin_tâche&gt;=[.J$5];$$début_tâche&lt;[.K$5]))" style:apply-style-name="cf16" style:base-cell-address="PlanningProjet.J15"/>
      <style:map style:condition="of:is-true-formula(AND(TODAY()&gt;=[.J$5];TODAY()&lt;[.K$5]))" style:apply-style-name="cf17" style:base-cell-address="PlanningProjet.J15"/>
      <style:map style:condition="of:is-true-formula(AND($$début_tâche&lt;=[.J$5];ROUNDDOWN(($$fin_tâche-$$début_tâche+1)*$$avancement_tâche;0)+$$début_tâche-1&gt;=[.J$5]))" style:apply-style-name="cf2" style:base-cell-address="PlanningProjet.J15"/>
      <style:map style:condition="of:is-true-formula(AND($$fin_tâche&gt;=[.J$5];$$début_tâche&lt;[.K$5]))" style:apply-style-name="cf16" style:base-cell-address="PlanningProjet.J15"/>
      <style:map style:condition="of:is-true-formula(AND(TODAY()&gt;=[.J$5];TODAY()&lt;[.K$5]))" style:apply-style-name="cf17" style:base-cell-address="PlanningProjet.J15"/>
    </style:style>
    <style:style style:name="ce72"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14"/>
      <style:map style:condition="of:is-true-formula(AND($$fin_tâche&gt;=[.J$5];$$début_tâche&lt;[.K$5]))" style:apply-style-name="cf16" style:base-cell-address="PlanningProjet.J14"/>
      <style:map style:condition="of:is-true-formula(AND(TODAY()&gt;=[.J$5];TODAY()&lt;[.K$5]))" style:apply-style-name="cf17" style:base-cell-address="PlanningProjet.J14"/>
      <style:map style:condition="of:is-true-formula(AND($$début_tâche&lt;=[.J$5];ROUNDDOWN(($$fin_tâche-$$début_tâche+1)*$$avancement_tâche;0)+$$début_tâche-1&gt;=[.J$5]))" style:apply-style-name="cf2" style:base-cell-address="PlanningProjet.J14"/>
      <style:map style:condition="of:is-true-formula(AND($$fin_tâche&gt;=[.J$5];$$début_tâche&lt;[.K$5]))" style:apply-style-name="cf16" style:base-cell-address="PlanningProjet.J14"/>
      <style:map style:condition="of:is-true-formula(AND(TODAY()&gt;=[.J$5];TODAY()&lt;[.K$5]))" style:apply-style-name="cf17" style:base-cell-address="PlanningProjet.J14"/>
      <style:map style:condition="of:is-true-formula(AND($$début_tâche&lt;=[.J$5];ROUNDDOWN(($$fin_tâche-$$début_tâche+1)*$$avancement_tâche;0)+$$début_tâche-1&gt;=[.J$5]))" style:apply-style-name="cf2" style:base-cell-address="PlanningProjet.J14"/>
      <style:map style:condition="of:is-true-formula(AND($$fin_tâche&gt;=[.J$5];$$début_tâche&lt;[.K$5]))" style:apply-style-name="cf16" style:base-cell-address="PlanningProjet.J14"/>
      <style:map style:condition="of:is-true-formula(AND(TODAY()&gt;=[.J$5];TODAY()&lt;[.K$5]))" style:apply-style-name="cf17" style:base-cell-address="PlanningProjet.J14"/>
      <style:map style:condition="of:is-true-formula(AND($$début_tâche&lt;=[.J$5];ROUNDDOWN(($$fin_tâche-$$début_tâche+1)*$$avancement_tâche;0)+$$début_tâche-1&gt;=[.J$5]))" style:apply-style-name="cf2" style:base-cell-address="PlanningProjet.J14"/>
      <style:map style:condition="of:is-true-formula(AND($$fin_tâche&gt;=[.J$5];$$début_tâche&lt;[.K$5]))" style:apply-style-name="cf16" style:base-cell-address="PlanningProjet.J14"/>
      <style:map style:condition="of:is-true-formula(AND(TODAY()&gt;=[.J$5];TODAY()&lt;[.K$5]))" style:apply-style-name="cf17" style:base-cell-address="PlanningProjet.J14"/>
    </style:style>
    <style:style style:name="ce73"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J$5];$$début_tâche&lt;[.K$5]))" style:apply-style-name="cf16" style:base-cell-address="PlanningProjet.J13"/>
      <style:map style:condition="of:is-true-formula(AND(TODAY()&gt;=[.J$5];TODAY()&lt;[.K$5]))" style:apply-style-name="cf17" style:base-cell-address="PlanningProjet.J13"/>
      <style:map style:condition="of:is-true-formula(AND($$début_tâche&lt;=[.J$5];ROUNDDOWN(($$fin_tâche-$$début_tâche+1)*$$avancement_tâche;0)+$$début_tâche-1&gt;=[.J$5]))" style:apply-style-name="cf2" style:base-cell-address="PlanningProjet.J13"/>
      <style:map style:condition="of:is-true-formula(AND($$fin_tâche&gt;=[.J$5];$$début_tâche&lt;[.K$5]))" style:apply-style-name="cf16" style:base-cell-address="PlanningProjet.J13"/>
      <style:map style:condition="of:is-true-formula(AND(TODAY()&gt;=[.J$5];TODAY()&lt;[.K$5]))" style:apply-style-name="cf17" style:base-cell-address="PlanningProjet.J13"/>
    </style:style>
    <style:style style:name="ce7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style>
    <style:style style:name="ce7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style>
    <style:style style:name="ce7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O$5];$$début_tâche&lt;[.P$5]))" style:apply-style-name="cf16" style:base-cell-address="PlanningProjet.O13"/>
      <style:map style:condition="of:is-true-formula(AND(TODAY()&gt;=[.O$5];TODAY()&lt;[.P$5]))" style:apply-style-name="cf17" style:base-cell-address="PlanningProjet.O13"/>
      <style:map style:condition="of:is-true-formula(AND($$début_tâche&lt;=[.O$5];ROUNDDOWN(($$fin_tâche-$$début_tâche+1)*$$avancement_tâche;0)+$$début_tâche-1&gt;=[.O$5]))" style:apply-style-name="cf2" style:base-cell-address="PlanningProjet.O13"/>
      <style:map style:condition="of:is-true-formula(AND($$fin_tâche&gt;=[.O$5];$$début_tâche&lt;[.P$5]))" style:apply-style-name="cf16" style:base-cell-address="PlanningProjet.O13"/>
      <style:map style:condition="of:is-true-formula(AND(TODAY()&gt;=[.O$5];TODAY()&lt;[.P$5]))" style:apply-style-name="cf17" style:base-cell-address="PlanningProjet.O13"/>
    </style:style>
    <style:style style:name="ce77"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4"/>
      <style:map style:condition="of:is-true-formula(AND($$fin_tâche&gt;=[.J$5];$$début_tâche&lt;[.K$5]))" style:apply-style-name="cf16" style:base-cell-address="PlanningProjet.J34"/>
      <style:map style:condition="of:is-true-formula(AND(TODAY()&gt;=[.J$5];TODAY()&lt;[.K$5]))" style:apply-style-name="cf17" style:base-cell-address="PlanningProjet.J34"/>
      <style:map style:condition="of:is-true-formula(AND($$début_tâche&lt;=[.J$5];ROUNDDOWN(($$fin_tâche-$$début_tâche+1)*$$avancement_tâche;0)+$$début_tâche-1&gt;=[.J$5]))" style:apply-style-name="cf2" style:base-cell-address="PlanningProjet.J34"/>
      <style:map style:condition="of:is-true-formula(AND($$fin_tâche&gt;=[.J$5];$$début_tâche&lt;[.K$5]))" style:apply-style-name="cf16" style:base-cell-address="PlanningProjet.J34"/>
      <style:map style:condition="of:is-true-formula(AND(TODAY()&gt;=[.J$5];TODAY()&lt;[.K$5]))" style:apply-style-name="cf17" style:base-cell-address="PlanningProjet.J34"/>
      <style:map style:condition="of:is-true-formula(AND($$début_tâche&lt;=[.J$5];ROUNDDOWN(($$fin_tâche-$$début_tâche+1)*$$avancement_tâche;0)+$$début_tâche-1&gt;=[.J$5]))" style:apply-style-name="cf2" style:base-cell-address="PlanningProjet.J34"/>
      <style:map style:condition="of:is-true-formula(AND($$fin_tâche&gt;=[.J$5];$$début_tâche&lt;[.K$5]))" style:apply-style-name="cf16" style:base-cell-address="PlanningProjet.J34"/>
      <style:map style:condition="of:is-true-formula(AND(TODAY()&gt;=[.J$5];TODAY()&lt;[.K$5]))" style:apply-style-name="cf17" style:base-cell-address="PlanningProjet.J34"/>
      <style:map style:condition="of:is-true-formula(AND($$début_tâche&lt;=[.J$5];ROUNDDOWN(($$fin_tâche-$$début_tâche+1)*$$avancement_tâche;0)+$$début_tâche-1&gt;=[.J$5]))" style:apply-style-name="cf2" style:base-cell-address="PlanningProjet.J34"/>
      <style:map style:condition="of:is-true-formula(AND($$fin_tâche&gt;=[.J$5];$$début_tâche&lt;[.K$5]))" style:apply-style-name="cf16" style:base-cell-address="PlanningProjet.J34"/>
      <style:map style:condition="of:is-true-formula(AND(TODAY()&gt;=[.J$5];TODAY()&lt;[.K$5]))" style:apply-style-name="cf17" style:base-cell-address="PlanningProjet.J34"/>
    </style:style>
    <style:style style:name="ce78"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2"/>
      <style:map style:condition="of:is-true-formula(AND($$fin_tâche&gt;=[.J$5];$$début_tâche&lt;[.K$5]))" style:apply-style-name="cf16" style:base-cell-address="PlanningProjet.J32"/>
      <style:map style:condition="of:is-true-formula(AND(TODAY()&gt;=[.J$5];TODAY()&lt;[.K$5]))" style:apply-style-name="cf17" style:base-cell-address="PlanningProjet.J32"/>
      <style:map style:condition="of:is-true-formula(AND($$début_tâche&lt;=[.J$5];ROUNDDOWN(($$fin_tâche-$$début_tâche+1)*$$avancement_tâche;0)+$$début_tâche-1&gt;=[.J$5]))" style:apply-style-name="cf2" style:base-cell-address="PlanningProjet.J32"/>
      <style:map style:condition="of:is-true-formula(AND($$fin_tâche&gt;=[.J$5];$$début_tâche&lt;[.K$5]))" style:apply-style-name="cf16" style:base-cell-address="PlanningProjet.J32"/>
      <style:map style:condition="of:is-true-formula(AND(TODAY()&gt;=[.J$5];TODAY()&lt;[.K$5]))" style:apply-style-name="cf17" style:base-cell-address="PlanningProjet.J32"/>
      <style:map style:condition="of:is-true-formula(AND($$début_tâche&lt;=[.J$5];ROUNDDOWN(($$fin_tâche-$$début_tâche+1)*$$avancement_tâche;0)+$$début_tâche-1&gt;=[.J$5]))" style:apply-style-name="cf2" style:base-cell-address="PlanningProjet.J32"/>
      <style:map style:condition="of:is-true-formula(AND($$fin_tâche&gt;=[.J$5];$$début_tâche&lt;[.K$5]))" style:apply-style-name="cf16" style:base-cell-address="PlanningProjet.J32"/>
      <style:map style:condition="of:is-true-formula(AND(TODAY()&gt;=[.J$5];TODAY()&lt;[.K$5]))" style:apply-style-name="cf17" style:base-cell-address="PlanningProjet.J32"/>
      <style:map style:condition="of:is-true-formula(AND($$début_tâche&lt;=[.J$5];ROUNDDOWN(($$fin_tâche-$$début_tâche+1)*$$avancement_tâche;0)+$$début_tâche-1&gt;=[.J$5]))" style:apply-style-name="cf2" style:base-cell-address="PlanningProjet.J32"/>
      <style:map style:condition="of:is-true-formula(AND($$fin_tâche&gt;=[.J$5];$$début_tâche&lt;[.K$5]))" style:apply-style-name="cf16" style:base-cell-address="PlanningProjet.J32"/>
      <style:map style:condition="of:is-true-formula(AND(TODAY()&gt;=[.J$5];TODAY()&lt;[.K$5]))" style:apply-style-name="cf17" style:base-cell-address="PlanningProjet.J32"/>
      <style:map style:condition="of:is-true-formula(AND($$début_tâche&lt;=[.J$5];ROUNDDOWN(($$fin_tâche-$$début_tâche+1)*$$avancement_tâche;0)+$$début_tâche-1&gt;=[.J$5]))" style:apply-style-name="cf2" style:base-cell-address="PlanningProjet.J32"/>
      <style:map style:condition="of:is-true-formula(AND($$fin_tâche&gt;=[.J$5];$$début_tâche&lt;[.K$5]))" style:apply-style-name="cf16" style:base-cell-address="PlanningProjet.J32"/>
      <style:map style:condition="of:is-true-formula(AND(TODAY()&gt;=[.J$5];TODAY()&lt;[.K$5]))" style:apply-style-name="cf17" style:base-cell-address="PlanningProjet.J32"/>
    </style:style>
    <style:style style:name="ce79"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1"/>
      <style:map style:condition="of:is-true-formula(AND($$fin_tâche&gt;=[.J$5];$$début_tâche&lt;[.K$5]))" style:apply-style-name="cf16" style:base-cell-address="PlanningProjet.J31"/>
      <style:map style:condition="of:is-true-formula(AND(TODAY()&gt;=[.J$5];TODAY()&lt;[.K$5]))" style:apply-style-name="cf17" style:base-cell-address="PlanningProjet.J31"/>
      <style:map style:condition="of:is-true-formula(AND($$début_tâche&lt;=[.J$5];ROUNDDOWN(($$fin_tâche-$$début_tâche+1)*$$avancement_tâche;0)+$$début_tâche-1&gt;=[.J$5]))" style:apply-style-name="cf2" style:base-cell-address="PlanningProjet.J31"/>
      <style:map style:condition="of:is-true-formula(AND($$fin_tâche&gt;=[.J$5];$$début_tâche&lt;[.K$5]))" style:apply-style-name="cf16" style:base-cell-address="PlanningProjet.J31"/>
      <style:map style:condition="of:is-true-formula(AND(TODAY()&gt;=[.J$5];TODAY()&lt;[.K$5]))" style:apply-style-name="cf17" style:base-cell-address="PlanningProjet.J31"/>
      <style:map style:condition="of:is-true-formula(AND($$début_tâche&lt;=[.J$5];ROUNDDOWN(($$fin_tâche-$$début_tâche+1)*$$avancement_tâche;0)+$$début_tâche-1&gt;=[.J$5]))" style:apply-style-name="cf2" style:base-cell-address="PlanningProjet.J31"/>
      <style:map style:condition="of:is-true-formula(AND($$fin_tâche&gt;=[.J$5];$$début_tâche&lt;[.K$5]))" style:apply-style-name="cf16" style:base-cell-address="PlanningProjet.J31"/>
      <style:map style:condition="of:is-true-formula(AND(TODAY()&gt;=[.J$5];TODAY()&lt;[.K$5]))" style:apply-style-name="cf17" style:base-cell-address="PlanningProjet.J31"/>
    </style:style>
    <style:style style:name="ce80"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3"/>
      <style:map style:condition="of:is-true-formula(AND($$fin_tâche&gt;=[.J$5];$$début_tâche&lt;[.K$5]))" style:apply-style-name="cf16" style:base-cell-address="PlanningProjet.J33"/>
      <style:map style:condition="of:is-true-formula(AND(TODAY()&gt;=[.J$5];TODAY()&lt;[.K$5]))" style:apply-style-name="cf17" style:base-cell-address="PlanningProjet.J33"/>
      <style:map style:condition="of:is-true-formula(AND($$début_tâche&lt;=[.J$5];ROUNDDOWN(($$fin_tâche-$$début_tâche+1)*$$avancement_tâche;0)+$$début_tâche-1&gt;=[.J$5]))" style:apply-style-name="cf2" style:base-cell-address="PlanningProjet.J33"/>
      <style:map style:condition="of:is-true-formula(AND($$fin_tâche&gt;=[.J$5];$$début_tâche&lt;[.K$5]))" style:apply-style-name="cf16" style:base-cell-address="PlanningProjet.J33"/>
      <style:map style:condition="of:is-true-formula(AND(TODAY()&gt;=[.J$5];TODAY()&lt;[.K$5]))" style:apply-style-name="cf17" style:base-cell-address="PlanningProjet.J33"/>
      <style:map style:condition="of:is-true-formula(AND($$début_tâche&lt;=[.J$5];ROUNDDOWN(($$fin_tâche-$$début_tâche+1)*$$avancement_tâche;0)+$$début_tâche-1&gt;=[.J$5]))" style:apply-style-name="cf2" style:base-cell-address="PlanningProjet.J33"/>
      <style:map style:condition="of:is-true-formula(AND($$fin_tâche&gt;=[.J$5];$$début_tâche&lt;[.K$5]))" style:apply-style-name="cf16" style:base-cell-address="PlanningProjet.J33"/>
      <style:map style:condition="of:is-true-formula(AND(TODAY()&gt;=[.J$5];TODAY()&lt;[.K$5]))" style:apply-style-name="cf17" style:base-cell-address="PlanningProjet.J33"/>
      <style:map style:condition="of:is-true-formula(AND($$début_tâche&lt;=[.J$5];ROUNDDOWN(($$fin_tâche-$$début_tâche+1)*$$avancement_tâche;0)+$$début_tâche-1&gt;=[.J$5]))" style:apply-style-name="cf2" style:base-cell-address="PlanningProjet.J33"/>
      <style:map style:condition="of:is-true-formula(AND($$fin_tâche&gt;=[.J$5];$$début_tâche&lt;[.K$5]))" style:apply-style-name="cf16" style:base-cell-address="PlanningProjet.J33"/>
      <style:map style:condition="of:is-true-formula(AND(TODAY()&gt;=[.J$5];TODAY()&lt;[.K$5]))" style:apply-style-name="cf17" style:base-cell-address="PlanningProjet.J33"/>
      <style:map style:condition="of:is-true-formula(AND($$début_tâche&lt;=[.J$5];ROUNDDOWN(($$fin_tâche-$$début_tâche+1)*$$avancement_tâche;0)+$$début_tâche-1&gt;=[.J$5]))" style:apply-style-name="cf2" style:base-cell-address="PlanningProjet.J33"/>
      <style:map style:condition="of:is-true-formula(AND($$fin_tâche&gt;=[.J$5];$$début_tâche&lt;[.K$5]))" style:apply-style-name="cf16" style:base-cell-address="PlanningProjet.J33"/>
      <style:map style:condition="of:is-true-formula(AND(TODAY()&gt;=[.J$5];TODAY()&lt;[.K$5]))" style:apply-style-name="cf17" style:base-cell-address="PlanningProjet.J33"/>
    </style:style>
    <style:style style:name="ce8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style>
    <style:style style:name="ce8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1"/>
      <style:map style:condition="of:is-true-formula(AND($$fin_tâche&gt;=[.O$5];$$début_tâche&lt;[.P$5]))" style:apply-style-name="cf16" style:base-cell-address="PlanningProjet.O31"/>
      <style:map style:condition="of:is-true-formula(AND(TODAY()&gt;=[.O$5];TODAY()&lt;[.P$5]))" style:apply-style-name="cf17" style:base-cell-address="PlanningProjet.O31"/>
      <style:map style:condition="of:is-true-formula(AND($$début_tâche&lt;=[.O$5];ROUNDDOWN(($$fin_tâche-$$début_tâche+1)*$$avancement_tâche;0)+$$début_tâche-1&gt;=[.O$5]))" style:apply-style-name="cf2" style:base-cell-address="PlanningProjet.O31"/>
      <style:map style:condition="of:is-true-formula(AND($$fin_tâche&gt;=[.O$5];$$début_tâche&lt;[.P$5]))" style:apply-style-name="cf16" style:base-cell-address="PlanningProjet.O31"/>
      <style:map style:condition="of:is-true-formula(AND(TODAY()&gt;=[.O$5];TODAY()&lt;[.P$5]))" style:apply-style-name="cf17" style:base-cell-address="PlanningProjet.O31"/>
      <style:map style:condition="of:is-true-formula(AND($$début_tâche&lt;=[.O$5];ROUNDDOWN(($$fin_tâche-$$début_tâche+1)*$$avancement_tâche;0)+$$début_tâche-1&gt;=[.O$5]))" style:apply-style-name="cf2" style:base-cell-address="PlanningProjet.O31"/>
      <style:map style:condition="of:is-true-formula(AND($$fin_tâche&gt;=[.O$5];$$début_tâche&lt;[.P$5]))" style:apply-style-name="cf16" style:base-cell-address="PlanningProjet.O31"/>
      <style:map style:condition="of:is-true-formula(AND(TODAY()&gt;=[.O$5];TODAY()&lt;[.P$5]))" style:apply-style-name="cf17" style:base-cell-address="PlanningProjet.O31"/>
    </style:style>
    <style:style style:name="ce83"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5"/>
      <style:map style:condition="of:is-true-formula(AND($$fin_tâche&gt;=[.J$5];$$début_tâche&lt;[.K$5]))" style:apply-style-name="cf16" style:base-cell-address="PlanningProjet.J35"/>
      <style:map style:condition="of:is-true-formula(AND(TODAY()&gt;=[.J$5];TODAY()&lt;[.K$5]))" style:apply-style-name="cf17" style:base-cell-address="PlanningProjet.J35"/>
      <style:map style:condition="of:is-true-formula(AND($$début_tâche&lt;=[.J$5];ROUNDDOWN(($$fin_tâche-$$début_tâche+1)*$$avancement_tâche;0)+$$début_tâche-1&gt;=[.J$5]))" style:apply-style-name="cf2" style:base-cell-address="PlanningProjet.J35"/>
      <style:map style:condition="of:is-true-formula(AND($$fin_tâche&gt;=[.J$5];$$début_tâche&lt;[.K$5]))" style:apply-style-name="cf16" style:base-cell-address="PlanningProjet.J35"/>
      <style:map style:condition="of:is-true-formula(AND(TODAY()&gt;=[.J$5];TODAY()&lt;[.K$5]))" style:apply-style-name="cf17" style:base-cell-address="PlanningProjet.J35"/>
    </style:style>
    <style:style style:name="ce8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style>
    <style:style style:name="ce8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style>
    <style:style style:name="ce8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5"/>
      <style:map style:condition="of:is-true-formula(AND($$fin_tâche&gt;=[.O$5];$$début_tâche&lt;[.P$5]))" style:apply-style-name="cf16" style:base-cell-address="PlanningProjet.O35"/>
      <style:map style:condition="of:is-true-formula(AND(TODAY()&gt;=[.O$5];TODAY()&lt;[.P$5]))" style:apply-style-name="cf17" style:base-cell-address="PlanningProjet.O35"/>
      <style:map style:condition="of:is-true-formula(AND($$début_tâche&lt;=[.O$5];ROUNDDOWN(($$fin_tâche-$$début_tâche+1)*$$avancement_tâche;0)+$$début_tâche-1&gt;=[.O$5]))" style:apply-style-name="cf2" style:base-cell-address="PlanningProjet.O35"/>
      <style:map style:condition="of:is-true-formula(AND($$fin_tâche&gt;=[.O$5];$$début_tâche&lt;[.P$5]))" style:apply-style-name="cf16" style:base-cell-address="PlanningProjet.O35"/>
      <style:map style:condition="of:is-true-formula(AND(TODAY()&gt;=[.O$5];TODAY()&lt;[.P$5]))" style:apply-style-name="cf17" style:base-cell-address="PlanningProjet.O35"/>
    </style:style>
    <style:style style:name="ce87"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2"/>
      <style:map style:condition="of:is-true-formula(AND($$fin_tâche&gt;=[.J$5];$$début_tâche&lt;[.K$5]))" style:apply-style-name="cf16" style:base-cell-address="PlanningProjet.J22"/>
      <style:map style:condition="of:is-true-formula(AND(TODAY()&gt;=[.J$5];TODAY()&lt;[.K$5]))" style:apply-style-name="cf17" style:base-cell-address="PlanningProjet.J22"/>
      <style:map style:condition="of:is-true-formula(AND($$début_tâche&lt;=[.J$5];ROUNDDOWN(($$fin_tâche-$$début_tâche+1)*$$avancement_tâche;0)+$$début_tâche-1&gt;=[.J$5]))" style:apply-style-name="cf2" style:base-cell-address="PlanningProjet.J22"/>
      <style:map style:condition="of:is-true-formula(AND($$fin_tâche&gt;=[.J$5];$$début_tâche&lt;[.K$5]))" style:apply-style-name="cf16" style:base-cell-address="PlanningProjet.J22"/>
      <style:map style:condition="of:is-true-formula(AND(TODAY()&gt;=[.J$5];TODAY()&lt;[.K$5]))" style:apply-style-name="cf17" style:base-cell-address="PlanningProjet.J22"/>
    </style:style>
    <style:style style:name="ce8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2"/>
      <style:map style:condition="of:is-true-formula(AND($$fin_tâche&gt;=[.J$5];$$début_tâche&lt;[.K$5]))" style:apply-style-name="cf16" style:base-cell-address="PlanningProjet.J22"/>
      <style:map style:condition="of:is-true-formula(AND(TODAY()&gt;=[.J$5];TODAY()&lt;[.K$5]))" style:apply-style-name="cf17" style:base-cell-address="PlanningProjet.J22"/>
      <style:map style:condition="of:is-true-formula(AND($$début_tâche&lt;=[.O$5];ROUNDDOWN(($$fin_tâche-$$début_tâche+1)*$$avancement_tâche;0)+$$début_tâche-1&gt;=[.O$5]))" style:apply-style-name="cf2" style:base-cell-address="PlanningProjet.O22"/>
      <style:map style:condition="of:is-true-formula(AND($$fin_tâche&gt;=[.O$5];$$début_tâche&lt;[.P$5]))" style:apply-style-name="cf16" style:base-cell-address="PlanningProjet.O22"/>
      <style:map style:condition="of:is-true-formula(AND(TODAY()&gt;=[.O$5];TODAY()&lt;[.P$5]))" style:apply-style-name="cf17" style:base-cell-address="PlanningProjet.O22"/>
    </style:style>
    <style:style style:name="ce8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2"/>
      <style:map style:condition="of:is-true-formula(AND($$fin_tâche&gt;=[.J$5];$$début_tâche&lt;[.K$5]))" style:apply-style-name="cf16" style:base-cell-address="PlanningProjet.J22"/>
      <style:map style:condition="of:is-true-formula(AND(TODAY()&gt;=[.J$5];TODAY()&lt;[.K$5]))" style:apply-style-name="cf17" style:base-cell-address="PlanningProjet.J22"/>
      <style:map style:condition="of:is-true-formula(AND($$début_tâche&lt;=[.O$5];ROUNDDOWN(($$fin_tâche-$$début_tâche+1)*$$avancement_tâche;0)+$$début_tâche-1&gt;=[.O$5]))" style:apply-style-name="cf2" style:base-cell-address="PlanningProjet.O22"/>
      <style:map style:condition="of:is-true-formula(AND($$fin_tâche&gt;=[.O$5];$$début_tâche&lt;[.P$5]))" style:apply-style-name="cf16" style:base-cell-address="PlanningProjet.O22"/>
      <style:map style:condition="of:is-true-formula(AND(TODAY()&gt;=[.O$5];TODAY()&lt;[.P$5]))" style:apply-style-name="cf17" style:base-cell-address="PlanningProjet.O22"/>
    </style:style>
    <style:style style:name="ce9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début_tâche&lt;=[.O$5];ROUNDDOWN(($$fin_tâche-$$début_tâche+1)*$$avancement_tâche;0)+$$début_tâche-1&gt;=[.O$5]))" style:apply-style-name="cf2" style:base-cell-address="PlanningProjet.O29"/>
      <style:map style:condition="of:is-true-formula(AND($$fin_tâche&gt;=[.O$5];$$début_tâche&lt;[.P$5]))" style:apply-style-name="cf16" style:base-cell-address="PlanningProjet.O29"/>
      <style:map style:condition="of:is-true-formula(AND(TODAY()&gt;=[.O$5];TODAY()&lt;[.P$5]))" style:apply-style-name="cf17" style:base-cell-address="PlanningProjet.O29"/>
      <style:map style:condition="of:is-true-formula(AND($$fin_tâche&gt;=[.O$5];$$début_tâche&lt;[.P$5]))" style:apply-style-name="cf16" style:base-cell-address="PlanningProjet.O29"/>
      <style:map style:condition="of:is-true-formula(AND(TODAY()&gt;=[.O$5];TODAY()&lt;[.P$5]))" style:apply-style-name="cf17" style:base-cell-address="PlanningProjet.O29"/>
      <style:map style:condition="of:is-true-formula(AND($$début_tâche&lt;=[.O$5];ROUNDDOWN(($$fin_tâche-$$début_tâche+1)*$$avancement_tâche;0)+$$début_tâche-1&gt;=[.O$5]))" style:apply-style-name="cf2" style:base-cell-address="PlanningProjet.O29"/>
      <style:map style:condition="of:is-true-formula(AND($$fin_tâche&gt;=[.O$5];$$début_tâche&lt;[.P$5]))" style:apply-style-name="cf16" style:base-cell-address="PlanningProjet.O28"/>
      <style:map style:condition="of:is-true-formula(AND(TODAY()&gt;=[.O$5];TODAY()&lt;[.P$5]))" style:apply-style-name="cf17" style:base-cell-address="PlanningProjet.O29"/>
    </style:style>
    <style:style style:name="ce9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O$5];$$début_tâche&lt;[.P$5]))" style:apply-style-name="cf16" style:base-cell-address="PlanningProjet.O28"/>
      <style:map style:condition="of:is-true-formula(AND(TODAY()&gt;=[.O$5];TODAY()&lt;[.P$5]))" style:apply-style-name="cf17" style:base-cell-address="PlanningProjet.O28"/>
      <style:map style:condition="of:is-true-formula(AND($$début_tâche&lt;=[.O$5];ROUNDDOWN(($$fin_tâche-$$début_tâche+1)*$$avancement_tâche;0)+$$début_tâche-1&gt;=[.O$5]))" style:apply-style-name="cf2" style:base-cell-address="PlanningProjet.O28"/>
      <style:map style:condition="of:is-true-formula(AND($$fin_tâche&gt;=[.O$5];$$début_tâche&lt;[.P$5]))" style:apply-style-name="cf16" style:base-cell-address="PlanningProjet.O28"/>
      <style:map style:condition="of:is-true-formula(AND(TODAY()&gt;=[.O$5];TODAY()&lt;[.P$5]))" style:apply-style-name="cf17" style:base-cell-address="PlanningProjet.O28"/>
    </style:style>
    <style:style style:name="ce9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1"/>
      <style:map style:condition="of:is-true-formula(AND($$fin_tâche&gt;=[.O$5];$$début_tâche&lt;[.P$5]))" style:apply-style-name="cf16" style:base-cell-address="PlanningProjet.O31"/>
      <style:map style:condition="of:is-true-formula(AND(TODAY()&gt;=[.O$5];TODAY()&lt;[.P$5]))" style:apply-style-name="cf17" style:base-cell-address="PlanningProjet.O31"/>
      <style:map style:condition="of:is-true-formula(AND($$début_tâche&lt;=[.O$5];ROUNDDOWN(($$fin_tâche-$$début_tâche+1)*$$avancement_tâche;0)+$$début_tâche-1&gt;=[.O$5]))" style:apply-style-name="cf2" style:base-cell-address="PlanningProjet.O31"/>
      <style:map style:condition="of:is-true-formula(AND($$fin_tâche&gt;=[.O$5];$$début_tâche&lt;[.P$5]))" style:apply-style-name="cf16" style:base-cell-address="PlanningProjet.O31"/>
      <style:map style:condition="of:is-true-formula(AND(TODAY()&gt;=[.O$5];TODAY()&lt;[.P$5]))" style:apply-style-name="cf17" style:base-cell-address="PlanningProjet.O31"/>
      <style:map style:condition="of:is-true-formula(AND($$début_tâche&lt;=[.O$5];ROUNDDOWN(($$fin_tâche-$$début_tâche+1)*$$avancement_tâche;0)+$$début_tâche-1&gt;=[.O$5]))" style:apply-style-name="cf2" style:base-cell-address="PlanningProjet.O31"/>
      <style:map style:condition="of:is-true-formula(AND($$fin_tâche&gt;=[.O$5];$$début_tâche&lt;[.P$5]))" style:apply-style-name="cf16" style:base-cell-address="PlanningProjet.O31"/>
      <style:map style:condition="of:is-true-formula(AND(TODAY()&gt;=[.O$5];TODAY()&lt;[.P$5]))" style:apply-style-name="cf17" style:base-cell-address="PlanningProjet.O31"/>
    </style:style>
    <style:style style:name="ce93"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map style:condition="of:is-true-formula(AND($$début_tâche&lt;=[.O$5];ROUNDDOWN(($$fin_tâche-$$début_tâche+1)*$$avancement_tâche;0)+$$début_tâche-1&gt;=[.O$5]))" style:apply-style-name="cf2" style:base-cell-address="PlanningProjet.O32"/>
      <style:map style:condition="of:is-true-formula(AND($$fin_tâche&gt;=[.O$5];$$début_tâche&lt;[.P$5]))" style:apply-style-name="cf16" style:base-cell-address="PlanningProjet.O32"/>
      <style:map style:condition="of:is-true-formula(AND(TODAY()&gt;=[.O$5];TODAY()&lt;[.P$5]))" style:apply-style-name="cf17" style:base-cell-address="PlanningProjet.O32"/>
    </style:style>
    <style:style style:name="ce9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map style:condition="of:is-true-formula(AND($$début_tâche&lt;=[.O$5];ROUNDDOWN(($$fin_tâche-$$début_tâche+1)*$$avancement_tâche;0)+$$début_tâche-1&gt;=[.O$5]))" style:apply-style-name="cf2" style:base-cell-address="PlanningProjet.O33"/>
      <style:map style:condition="of:is-true-formula(AND($$fin_tâche&gt;=[.O$5];$$début_tâche&lt;[.P$5]))" style:apply-style-name="cf16" style:base-cell-address="PlanningProjet.O33"/>
      <style:map style:condition="of:is-true-formula(AND(TODAY()&gt;=[.O$5];TODAY()&lt;[.P$5]))" style:apply-style-name="cf17" style:base-cell-address="PlanningProjet.O33"/>
    </style:style>
    <style:style style:name="ce9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map style:condition="of:is-true-formula(AND($$début_tâche&lt;=[.O$5];ROUNDDOWN(($$fin_tâche-$$début_tâche+1)*$$avancement_tâche;0)+$$début_tâche-1&gt;=[.O$5]))" style:apply-style-name="cf2" style:base-cell-address="PlanningProjet.O34"/>
      <style:map style:condition="of:is-true-formula(AND($$fin_tâche&gt;=[.O$5];$$début_tâche&lt;[.P$5]))" style:apply-style-name="cf16" style:base-cell-address="PlanningProjet.O34"/>
      <style:map style:condition="of:is-true-formula(AND(TODAY()&gt;=[.O$5];TODAY()&lt;[.P$5]))" style:apply-style-name="cf17" style:base-cell-address="PlanningProjet.O34"/>
    </style:style>
    <style:style style:name="ce9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5"/>
      <style:map style:condition="of:is-true-formula(AND($$fin_tâche&gt;=[.O$5];$$début_tâche&lt;[.P$5]))" style:apply-style-name="cf16" style:base-cell-address="PlanningProjet.O35"/>
      <style:map style:condition="of:is-true-formula(AND(TODAY()&gt;=[.O$5];TODAY()&lt;[.P$5]))" style:apply-style-name="cf17" style:base-cell-address="PlanningProjet.O35"/>
      <style:map style:condition="of:is-true-formula(AND($$début_tâche&lt;=[.O$5];ROUNDDOWN(($$fin_tâche-$$début_tâche+1)*$$avancement_tâche;0)+$$début_tâche-1&gt;=[.O$5]))" style:apply-style-name="cf2" style:base-cell-address="PlanningProjet.O35"/>
      <style:map style:condition="of:is-true-formula(AND($$fin_tâche&gt;=[.O$5];$$début_tâche&lt;[.P$5]))" style:apply-style-name="cf16" style:base-cell-address="PlanningProjet.O35"/>
      <style:map style:condition="of:is-true-formula(AND(TODAY()&gt;=[.O$5];TODAY()&lt;[.P$5]))" style:apply-style-name="cf17" style:base-cell-address="PlanningProjet.O35"/>
    </style:style>
    <style:style style:name="ce97"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map style:condition="of:is-true-formula(AND($$début_tâche&lt;=[.O$5];ROUNDDOWN(($$fin_tâche-$$début_tâche+1)*$$avancement_tâche;0)+$$début_tâche-1&gt;=[.O$5]))" style:apply-style-name="cf2" style:base-cell-address="PlanningProjet.O14"/>
      <style:map style:condition="of:is-true-formula(AND($$fin_tâche&gt;=[.O$5];$$début_tâche&lt;[.P$5]))" style:apply-style-name="cf16" style:base-cell-address="PlanningProjet.O14"/>
      <style:map style:condition="of:is-true-formula(AND(TODAY()&gt;=[.O$5];TODAY()&lt;[.P$5]))" style:apply-style-name="cf17" style:base-cell-address="PlanningProjet.O14"/>
    </style:style>
    <style:style style:name="ce9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O$5];$$début_tâche&lt;[.P$5]))" style:apply-style-name="cf16" style:base-cell-address="PlanningProjet.O13"/>
      <style:map style:condition="of:is-true-formula(AND(TODAY()&gt;=[.O$5];TODAY()&lt;[.P$5]))" style:apply-style-name="cf17" style:base-cell-address="PlanningProjet.O13"/>
      <style:map style:condition="of:is-true-formula(AND($$début_tâche&lt;=[.O$5];ROUNDDOWN(($$fin_tâche-$$début_tâche+1)*$$avancement_tâche;0)+$$début_tâche-1&gt;=[.O$5]))" style:apply-style-name="cf2" style:base-cell-address="PlanningProjet.O13"/>
      <style:map style:condition="of:is-true-formula(AND($$fin_tâche&gt;=[.O$5];$$début_tâche&lt;[.P$5]))" style:apply-style-name="cf16" style:base-cell-address="PlanningProjet.O13"/>
      <style:map style:condition="of:is-true-formula(AND(TODAY()&gt;=[.O$5];TODAY()&lt;[.P$5]))" style:apply-style-name="cf17" style:base-cell-address="PlanningProjet.O13"/>
    </style:style>
    <style:style style:name="ce9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map style:condition="of:is-true-formula(AND($$début_tâche&lt;=[.O$5];ROUNDDOWN(($$fin_tâche-$$début_tâche+1)*$$avancement_tâche;0)+$$début_tâche-1&gt;=[.O$5]))" style:apply-style-name="cf2" style:base-cell-address="PlanningProjet.O15"/>
      <style:map style:condition="of:is-true-formula(AND($$fin_tâche&gt;=[.O$5];$$début_tâche&lt;[.P$5]))" style:apply-style-name="cf16" style:base-cell-address="PlanningProjet.O15"/>
      <style:map style:condition="of:is-true-formula(AND(TODAY()&gt;=[.O$5];TODAY()&lt;[.P$5]))" style:apply-style-name="cf17" style:base-cell-address="PlanningProjet.O15"/>
    </style:style>
    <style:style style:name="ce10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2"/>
      <style:map style:condition="of:is-true-formula(AND($$fin_tâche&gt;=[.J$5];$$début_tâche&lt;[.K$5]))" style:apply-style-name="cf16" style:base-cell-address="PlanningProjet.J22"/>
      <style:map style:condition="of:is-true-formula(AND(TODAY()&gt;=[.AX$5];TODAY()&lt;[.AY$5]))" style:apply-style-name="cf17" style:base-cell-address="PlanningProjet.AX22"/>
      <style:map style:condition="of:is-true-formula(AND($$début_tâche&lt;=[.AX$5];ROUNDDOWN(($$fin_tâche-$$début_tâche+1)*$$avancement_tâche;0)+$$début_tâche-1&gt;=[.AX$5]))" style:apply-style-name="cf2" style:base-cell-address="PlanningProjet.AX22"/>
      <style:map style:condition="of:is-true-formula(AND($$fin_tâche&gt;=[.AX$5];$$début_tâche&lt;[.AY$5]))" style:apply-style-name="cf16" style:base-cell-address="PlanningProjet.AX22"/>
      <style:map style:condition="of:is-true-formula(AND(TODAY()&gt;=[.AX$5];TODAY()&lt;[.AY$5]))" style:apply-style-name="cf17" style:base-cell-address="PlanningProjet.AX22"/>
    </style:style>
    <style:style style:name="ce10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AX$5];ROUNDDOWN(($$fin_tâche-$$début_tâche+1)*$$avancement_tâche;0)+$$début_tâche-1&gt;=[.AX$5]))" style:apply-style-name="cf2" style:base-cell-address="PlanningProjet.AX23"/>
      <style:map style:condition="of:is-true-formula(AND($$fin_tâche&gt;=[.AX$5];$$début_tâche&lt;[.AY$5]))" style:apply-style-name="cf16" style:base-cell-address="PlanningProjet.AX23"/>
      <style:map style:condition="of:is-true-formula(AND(TODAY()&gt;=[.AX$5];TODAY()&lt;[.AY$5]))" style:apply-style-name="cf17" style:base-cell-address="PlanningProjet.AX23"/>
      <style:map style:condition="of:is-true-formula(AND($$début_tâche&lt;=[.AX$5];ROUNDDOWN(($$fin_tâche-$$début_tâche+1)*$$avancement_tâche;0)+$$début_tâche-1&gt;=[.AX$5]))" style:apply-style-name="cf2" style:base-cell-address="PlanningProjet.AX23"/>
      <style:map style:condition="of:is-true-formula(AND($$fin_tâche&gt;=[.AX$5];$$début_tâche&lt;[.AY$5]))" style:apply-style-name="cf16" style:base-cell-address="PlanningProjet.AX23"/>
      <style:map style:condition="of:is-true-formula(AND(TODAY()&gt;=[.AX$5];TODAY()&lt;[.AY$5]))" style:apply-style-name="cf17" style:base-cell-address="PlanningProjet.AX23"/>
      <style:map style:condition="of:is-true-formula(AND($$début_tâche&lt;=[.AX$5];ROUNDDOWN(($$fin_tâche-$$début_tâche+1)*$$avancement_tâche;0)+$$début_tâche-1&gt;=[.AX$5]))" style:apply-style-name="cf2" style:base-cell-address="PlanningProjet.AX23"/>
      <style:map style:condition="of:is-true-formula(AND($$fin_tâche&gt;=[.AX$5];$$début_tâche&lt;[.AY$5]))" style:apply-style-name="cf16" style:base-cell-address="PlanningProjet.AX23"/>
      <style:map style:condition="of:is-true-formula(AND(TODAY()&gt;=[.AX$5];TODAY()&lt;[.AY$5]))" style:apply-style-name="cf17" style:base-cell-address="PlanningProjet.AX23"/>
      <style:map style:condition="of:is-true-formula(AND($$début_tâche&lt;=[.AX$5];ROUNDDOWN(($$fin_tâche-$$début_tâche+1)*$$avancement_tâche;0)+$$début_tâche-1&gt;=[.AX$5]))" style:apply-style-name="cf2" style:base-cell-address="PlanningProjet.AX23"/>
      <style:map style:condition="of:is-true-formula(AND($$fin_tâche&gt;=[.AX$5];$$début_tâche&lt;[.AY$5]))" style:apply-style-name="cf16" style:base-cell-address="PlanningProjet.AX23"/>
      <style:map style:condition="of:is-true-formula(AND(TODAY()&gt;=[.AX$5];TODAY()&lt;[.AY$5]))" style:apply-style-name="cf17" style:base-cell-address="PlanningProjet.AX23"/>
    </style:style>
    <style:style style:name="ce10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J$5];$$début_tâche&lt;[.K$5]))" style:apply-style-name="cf16" style:base-cell-address="PlanningProjet.J28"/>
      <style:map style:condition="of:is-true-formula(AND(TODAY()&gt;=[.AX$5];TODAY()&lt;[.AY$5]))" style:apply-style-name="cf17" style:base-cell-address="PlanningProjet.AX28"/>
      <style:map style:condition="of:is-true-formula(AND($$début_tâche&lt;=[.AX$5];ROUNDDOWN(($$fin_tâche-$$début_tâche+1)*$$avancement_tâche;0)+$$début_tâche-1&gt;=[.AX$5]))" style:apply-style-name="cf2" style:base-cell-address="PlanningProjet.AX28"/>
      <style:map style:condition="of:is-true-formula(AND($$fin_tâche&gt;=[.AX$5];$$début_tâche&lt;[.AY$5]))" style:apply-style-name="cf16" style:base-cell-address="PlanningProjet.AX28"/>
      <style:map style:condition="of:is-true-formula(AND(TODAY()&gt;=[.AX$5];TODAY()&lt;[.AY$5]))" style:apply-style-name="cf17" style:base-cell-address="PlanningProjet.AX28"/>
    </style:style>
    <style:style style:name="ce103"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8"/>
      <style:map style:condition="of:is-true-formula(AND($$fin_tâche&gt;=[.J$5];$$début_tâche&lt;[.K$5]))" style:apply-style-name="cf16" style:base-cell-address="PlanningProjet.J28"/>
      <style:map style:condition="of:is-true-formula(AND(TODAY()&gt;=[.AX$5];TODAY()&lt;[.AY$5]))" style:apply-style-name="cf17" style:base-cell-address="PlanningProjet.AX28"/>
      <style:map style:condition="of:is-true-formula(AND($$début_tâche&lt;=[.AX$5];ROUNDDOWN(($$fin_tâche-$$début_tâche+1)*$$avancement_tâche;0)+$$début_tâche-1&gt;=[.AX$5]))" style:apply-style-name="cf2" style:base-cell-address="PlanningProjet.AX28"/>
      <style:map style:condition="of:is-true-formula(AND($$fin_tâche&gt;=[.AX$5];$$début_tâche&lt;[.AY$5]))" style:apply-style-name="cf16" style:base-cell-address="PlanningProjet.AX28"/>
      <style:map style:condition="of:is-true-formula(AND(TODAY()&gt;=[.AX$5];TODAY()&lt;[.AY$5]))" style:apply-style-name="cf17" style:base-cell-address="PlanningProjet.AX29"/>
      <style:map style:condition="of:is-true-formula(AND($$début_tâche&lt;=[.AX$5];ROUNDDOWN(($$fin_tâche-$$début_tâche+1)*$$avancement_tâche;0)+$$début_tâche-1&gt;=[.AX$5]))" style:apply-style-name="cf2" style:base-cell-address="PlanningProjet.AX29"/>
      <style:map style:condition="of:is-true-formula(AND($$fin_tâche&gt;=[.AX$5];$$début_tâche&lt;[.AY$5]))" style:apply-style-name="cf16" style:base-cell-address="PlanningProjet.AX29"/>
      <style:map style:condition="of:is-true-formula(AND(TODAY()&gt;=[.AX$5];TODAY()&lt;[.AY$5]))" style:apply-style-name="cf17" style:base-cell-address="PlanningProjet.AX29"/>
    </style:style>
    <style:style style:name="ce10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4"/>
      <style:map style:condition="of:is-true-formula(AND($$fin_tâche&gt;=[.AX$5];$$début_tâche&lt;[.AY$5]))" style:apply-style-name="cf16" style:base-cell-address="PlanningProjet.AX14"/>
      <style:map style:condition="of:is-true-formula(AND(TODAY()&gt;=[.AX$5];TODAY()&lt;[.AY$5]))" style:apply-style-name="cf17" style:base-cell-address="PlanningProjet.AX14"/>
      <style:map style:condition="of:is-true-formula(AND($$début_tâche&lt;=[.AX$5];ROUNDDOWN(($$fin_tâche-$$début_tâche+1)*$$avancement_tâche;0)+$$début_tâche-1&gt;=[.AX$5]))" style:apply-style-name="cf2" style:base-cell-address="PlanningProjet.AX14"/>
      <style:map style:condition="of:is-true-formula(AND($$fin_tâche&gt;=[.AX$5];$$début_tâche&lt;[.AY$5]))" style:apply-style-name="cf16" style:base-cell-address="PlanningProjet.AX14"/>
      <style:map style:condition="of:is-true-formula(AND(TODAY()&gt;=[.AX$5];TODAY()&lt;[.AY$5]))" style:apply-style-name="cf17" style:base-cell-address="PlanningProjet.AX14"/>
      <style:map style:condition="of:is-true-formula(AND($$début_tâche&lt;=[.AX$5];ROUNDDOWN(($$fin_tâche-$$début_tâche+1)*$$avancement_tâche;0)+$$début_tâche-1&gt;=[.AX$5]))" style:apply-style-name="cf2" style:base-cell-address="PlanningProjet.AX14"/>
      <style:map style:condition="of:is-true-formula(AND($$fin_tâche&gt;=[.AX$5];$$début_tâche&lt;[.AY$5]))" style:apply-style-name="cf16" style:base-cell-address="PlanningProjet.AX14"/>
      <style:map style:condition="of:is-true-formula(AND(TODAY()&gt;=[.AX$5];TODAY()&lt;[.AY$5]))" style:apply-style-name="cf17" style:base-cell-address="PlanningProjet.AX14"/>
      <style:map style:condition="of:is-true-formula(AND($$début_tâche&lt;=[.AX$5];ROUNDDOWN(($$fin_tâche-$$début_tâche+1)*$$avancement_tâche;0)+$$début_tâche-1&gt;=[.AX$5]))" style:apply-style-name="cf2" style:base-cell-address="PlanningProjet.AX14"/>
      <style:map style:condition="of:is-true-formula(AND($$fin_tâche&gt;=[.AX$5];$$début_tâche&lt;[.AY$5]))" style:apply-style-name="cf16" style:base-cell-address="PlanningProjet.AX14"/>
      <style:map style:condition="of:is-true-formula(AND(TODAY()&gt;=[.AX$5];TODAY()&lt;[.AY$5]))" style:apply-style-name="cf17" style:base-cell-address="PlanningProjet.AX14"/>
    </style:style>
    <style:style style:name="ce10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AX$5];$$début_tâche&lt;[.AY$5]))" style:apply-style-name="cf16" style:base-cell-address="PlanningProjet.AX13"/>
      <style:map style:condition="of:is-true-formula(AND(TODAY()&gt;=[.AX$5];TODAY()&lt;[.AY$5]))" style:apply-style-name="cf17" style:base-cell-address="PlanningProjet.AX13"/>
      <style:map style:condition="of:is-true-formula(AND($$début_tâche&lt;=[.AX$5];ROUNDDOWN(($$fin_tâche-$$début_tâche+1)*$$avancement_tâche;0)+$$début_tâche-1&gt;=[.AX$5]))" style:apply-style-name="cf2" style:base-cell-address="PlanningProjet.AX13"/>
      <style:map style:condition="of:is-true-formula(AND($$fin_tâche&gt;=[.AX$5];$$début_tâche&lt;[.AY$5]))" style:apply-style-name="cf16" style:base-cell-address="PlanningProjet.AX13"/>
      <style:map style:condition="of:is-true-formula(AND(TODAY()&gt;=[.AX$5];TODAY()&lt;[.AY$5]))" style:apply-style-name="cf17" style:base-cell-address="PlanningProjet.AX13"/>
    </style:style>
    <style:style style:name="ce10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AX$5];ROUNDDOWN(($$fin_tâche-$$début_tâche+1)*$$avancement_tâche;0)+$$début_tâche-1&gt;=[.AX$5]))" style:apply-style-name="cf2" style:base-cell-address="PlanningProjet.AX15"/>
      <style:map style:condition="of:is-true-formula(AND($$fin_tâche&gt;=[.AX$5];$$début_tâche&lt;[.AY$5]))" style:apply-style-name="cf16" style:base-cell-address="PlanningProjet.AX15"/>
      <style:map style:condition="of:is-true-formula(AND(TODAY()&gt;=[.AX$5];TODAY()&lt;[.AY$5]))" style:apply-style-name="cf17" style:base-cell-address="PlanningProjet.AX15"/>
      <style:map style:condition="of:is-true-formula(AND($$début_tâche&lt;=[.AX$5];ROUNDDOWN(($$fin_tâche-$$début_tâche+1)*$$avancement_tâche;0)+$$début_tâche-1&gt;=[.AX$5]))" style:apply-style-name="cf2" style:base-cell-address="PlanningProjet.AX15"/>
      <style:map style:condition="of:is-true-formula(AND($$fin_tâche&gt;=[.AX$5];$$début_tâche&lt;[.AY$5]))" style:apply-style-name="cf16" style:base-cell-address="PlanningProjet.AX15"/>
      <style:map style:condition="of:is-true-formula(AND(TODAY()&gt;=[.AX$5];TODAY()&lt;[.AY$5]))" style:apply-style-name="cf17" style:base-cell-address="PlanningProjet.AX15"/>
      <style:map style:condition="of:is-true-formula(AND($$début_tâche&lt;=[.AX$5];ROUNDDOWN(($$fin_tâche-$$début_tâche+1)*$$avancement_tâche;0)+$$début_tâche-1&gt;=[.AX$5]))" style:apply-style-name="cf2" style:base-cell-address="PlanningProjet.AX15"/>
      <style:map style:condition="of:is-true-formula(AND($$fin_tâche&gt;=[.AX$5];$$début_tâche&lt;[.AY$5]))" style:apply-style-name="cf16" style:base-cell-address="PlanningProjet.AX15"/>
      <style:map style:condition="of:is-true-formula(AND(TODAY()&gt;=[.AX$5];TODAY()&lt;[.AY$5]))" style:apply-style-name="cf17" style:base-cell-address="PlanningProjet.AX15"/>
      <style:map style:condition="of:is-true-formula(AND($$début_tâche&lt;=[.AX$5];ROUNDDOWN(($$fin_tâche-$$début_tâche+1)*$$avancement_tâche;0)+$$début_tâche-1&gt;=[.AX$5]))" style:apply-style-name="cf2" style:base-cell-address="PlanningProjet.AX15"/>
      <style:map style:condition="of:is-true-formula(AND($$fin_tâche&gt;=[.AX$5];$$début_tâche&lt;[.AY$5]))" style:apply-style-name="cf16" style:base-cell-address="PlanningProjet.AX15"/>
      <style:map style:condition="of:is-true-formula(AND(TODAY()&gt;=[.AX$5];TODAY()&lt;[.AY$5]))" style:apply-style-name="cf17" style:base-cell-address="PlanningProjet.AX15"/>
    </style:style>
    <style:style style:name="ce107"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1"/>
      <style:map style:condition="of:is-true-formula(AND($$fin_tâche&gt;=[.J$5];$$début_tâche&lt;[.K$5]))" style:apply-style-name="cf16" style:base-cell-address="PlanningProjet.J31"/>
      <style:map style:condition="of:is-true-formula(AND(TODAY()&gt;=[.AX$5];TODAY()&lt;[.AY$5]))" style:apply-style-name="cf17" style:base-cell-address="PlanningProjet.AX31"/>
      <style:map style:condition="of:is-true-formula(AND($$début_tâche&lt;=[.AX$5];ROUNDDOWN(($$fin_tâche-$$début_tâche+1)*$$avancement_tâche;0)+$$début_tâche-1&gt;=[.AX$5]))" style:apply-style-name="cf2" style:base-cell-address="PlanningProjet.AX31"/>
      <style:map style:condition="of:is-true-formula(AND($$fin_tâche&gt;=[.AX$5];$$début_tâche&lt;[.AY$5]))" style:apply-style-name="cf16" style:base-cell-address="PlanningProjet.AX31"/>
      <style:map style:condition="of:is-true-formula(AND(TODAY()&gt;=[.AX$5];TODAY()&lt;[.AY$5]))" style:apply-style-name="cf17" style:base-cell-address="PlanningProjet.AX31"/>
      <style:map style:condition="of:is-true-formula(AND($$début_tâche&lt;=[.AX$5];ROUNDDOWN(($$fin_tâche-$$début_tâche+1)*$$avancement_tâche;0)+$$début_tâche-1&gt;=[.AX$5]))" style:apply-style-name="cf2" style:base-cell-address="PlanningProjet.AX31"/>
      <style:map style:condition="of:is-true-formula(AND($$fin_tâche&gt;=[.AX$5];$$début_tâche&lt;[.AY$5]))" style:apply-style-name="cf16" style:base-cell-address="PlanningProjet.AX31"/>
      <style:map style:condition="of:is-true-formula(AND(TODAY()&gt;=[.J$5];TODAY()&lt;[.K$5]))" style:apply-style-name="cf17" style:base-cell-address="PlanningProjet.J31"/>
    </style:style>
    <style:style style:name="ce10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AX$5];ROUNDDOWN(($$fin_tâche-$$début_tâche+1)*$$avancement_tâche;0)+$$début_tâche-1&gt;=[.AX$5]))" style:apply-style-name="cf2" style:base-cell-address="PlanningProjet.AX32"/>
      <style:map style:condition="of:is-true-formula(AND($$fin_tâche&gt;=[.AX$5];$$début_tâche&lt;[.AY$5]))" style:apply-style-name="cf16" style:base-cell-address="PlanningProjet.AX32"/>
      <style:map style:condition="of:is-true-formula(AND(TODAY()&gt;=[.AX$5];TODAY()&lt;[.AY$5]))" style:apply-style-name="cf17" style:base-cell-address="PlanningProjet.AX32"/>
      <style:map style:condition="of:is-true-formula(AND($$début_tâche&lt;=[.AX$5];ROUNDDOWN(($$fin_tâche-$$début_tâche+1)*$$avancement_tâche;0)+$$début_tâche-1&gt;=[.AX$5]))" style:apply-style-name="cf2" style:base-cell-address="PlanningProjet.AX32"/>
      <style:map style:condition="of:is-true-formula(AND($$fin_tâche&gt;=[.AX$5];$$début_tâche&lt;[.AY$5]))" style:apply-style-name="cf16" style:base-cell-address="PlanningProjet.AX32"/>
      <style:map style:condition="of:is-true-formula(AND(TODAY()&gt;=[.AX$5];TODAY()&lt;[.AY$5]))" style:apply-style-name="cf17" style:base-cell-address="PlanningProjet.AX32"/>
      <style:map style:condition="of:is-true-formula(AND($$début_tâche&lt;=[.AX$5];ROUNDDOWN(($$fin_tâche-$$début_tâche+1)*$$avancement_tâche;0)+$$début_tâche-1&gt;=[.AX$5]))" style:apply-style-name="cf2" style:base-cell-address="PlanningProjet.AX32"/>
      <style:map style:condition="of:is-true-formula(AND($$fin_tâche&gt;=[.AX$5];$$début_tâche&lt;[.AY$5]))" style:apply-style-name="cf16" style:base-cell-address="PlanningProjet.AX32"/>
      <style:map style:condition="of:is-true-formula(AND(TODAY()&gt;=[.AX$5];TODAY()&lt;[.AY$5]))" style:apply-style-name="cf17" style:base-cell-address="PlanningProjet.AX32"/>
      <style:map style:condition="of:is-true-formula(AND($$début_tâche&lt;=[.AX$5];ROUNDDOWN(($$fin_tâche-$$début_tâche+1)*$$avancement_tâche;0)+$$début_tâche-1&gt;=[.AX$5]))" style:apply-style-name="cf2" style:base-cell-address="PlanningProjet.AX32"/>
      <style:map style:condition="of:is-true-formula(AND($$fin_tâche&gt;=[.AX$5];$$début_tâche&lt;[.AY$5]))" style:apply-style-name="cf16" style:base-cell-address="PlanningProjet.AX32"/>
      <style:map style:condition="of:is-true-formula(AND(TODAY()&gt;=[.AX$5];TODAY()&lt;[.AY$5]))" style:apply-style-name="cf17" style:base-cell-address="PlanningProjet.AX32"/>
      <style:map style:condition="of:is-true-formula(AND($$début_tâche&lt;=[.AX$5];ROUNDDOWN(($$fin_tâche-$$début_tâche+1)*$$avancement_tâche;0)+$$début_tâche-1&gt;=[.AX$5]))" style:apply-style-name="cf2" style:base-cell-address="PlanningProjet.AX32"/>
      <style:map style:condition="of:is-true-formula(AND($$fin_tâche&gt;=[.AX$5];$$début_tâche&lt;[.AY$5]))" style:apply-style-name="cf16" style:base-cell-address="PlanningProjet.AX32"/>
      <style:map style:condition="of:is-true-formula(AND(TODAY()&gt;=[.AX$5];TODAY()&lt;[.AY$5]))" style:apply-style-name="cf17" style:base-cell-address="PlanningProjet.AX32"/>
    </style:style>
    <style:style style:name="ce10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3"/>
      <style:map style:condition="of:is-true-formula(AND($$fin_tâche&gt;=[.AX$5];$$début_tâche&lt;[.AY$5]))" style:apply-style-name="cf16" style:base-cell-address="PlanningProjet.AX33"/>
      <style:map style:condition="of:is-true-formula(AND(TODAY()&gt;=[.AX$5];TODAY()&lt;[.AY$5]))" style:apply-style-name="cf17" style:base-cell-address="PlanningProjet.AX33"/>
      <style:map style:condition="of:is-true-formula(AND($$début_tâche&lt;=[.AX$5];ROUNDDOWN(($$fin_tâche-$$début_tâche+1)*$$avancement_tâche;0)+$$début_tâche-1&gt;=[.AX$5]))" style:apply-style-name="cf2" style:base-cell-address="PlanningProjet.AX33"/>
      <style:map style:condition="of:is-true-formula(AND($$fin_tâche&gt;=[.AX$5];$$début_tâche&lt;[.AY$5]))" style:apply-style-name="cf16" style:base-cell-address="PlanningProjet.AX33"/>
      <style:map style:condition="of:is-true-formula(AND(TODAY()&gt;=[.AX$5];TODAY()&lt;[.AY$5]))" style:apply-style-name="cf17" style:base-cell-address="PlanningProjet.AX33"/>
      <style:map style:condition="of:is-true-formula(AND($$début_tâche&lt;=[.AX$5];ROUNDDOWN(($$fin_tâche-$$début_tâche+1)*$$avancement_tâche;0)+$$début_tâche-1&gt;=[.AX$5]))" style:apply-style-name="cf2" style:base-cell-address="PlanningProjet.AX33"/>
      <style:map style:condition="of:is-true-formula(AND($$fin_tâche&gt;=[.AX$5];$$début_tâche&lt;[.AY$5]))" style:apply-style-name="cf16" style:base-cell-address="PlanningProjet.AX33"/>
      <style:map style:condition="of:is-true-formula(AND(TODAY()&gt;=[.AX$5];TODAY()&lt;[.AY$5]))" style:apply-style-name="cf17" style:base-cell-address="PlanningProjet.AX33"/>
      <style:map style:condition="of:is-true-formula(AND($$début_tâche&lt;=[.AX$5];ROUNDDOWN(($$fin_tâche-$$début_tâche+1)*$$avancement_tâche;0)+$$début_tâche-1&gt;=[.AX$5]))" style:apply-style-name="cf2" style:base-cell-address="PlanningProjet.AX33"/>
      <style:map style:condition="of:is-true-formula(AND($$fin_tâche&gt;=[.AX$5];$$début_tâche&lt;[.AY$5]))" style:apply-style-name="cf16" style:base-cell-address="PlanningProjet.AX33"/>
      <style:map style:condition="of:is-true-formula(AND(TODAY()&gt;=[.AX$5];TODAY()&lt;[.AY$5]))" style:apply-style-name="cf17" style:base-cell-address="PlanningProjet.AX33"/>
      <style:map style:condition="of:is-true-formula(AND($$début_tâche&lt;=[.AX$5];ROUNDDOWN(($$fin_tâche-$$début_tâche+1)*$$avancement_tâche;0)+$$début_tâche-1&gt;=[.AX$5]))" style:apply-style-name="cf2" style:base-cell-address="PlanningProjet.AX33"/>
      <style:map style:condition="of:is-true-formula(AND($$fin_tâche&gt;=[.AX$5];$$début_tâche&lt;[.AY$5]))" style:apply-style-name="cf16" style:base-cell-address="PlanningProjet.AX33"/>
      <style:map style:condition="of:is-true-formula(AND(TODAY()&gt;=[.AX$5];TODAY()&lt;[.AY$5]))" style:apply-style-name="cf17" style:base-cell-address="PlanningProjet.AX33"/>
    </style:style>
    <style:style style:name="ce11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4"/>
      <style:map style:condition="of:is-true-formula(AND($$fin_tâche&gt;=[.AX$5];$$début_tâche&lt;[.AY$5]))" style:apply-style-name="cf16" style:base-cell-address="PlanningProjet.AX34"/>
      <style:map style:condition="of:is-true-formula(AND(TODAY()&gt;=[.AX$5];TODAY()&lt;[.AY$5]))" style:apply-style-name="cf17" style:base-cell-address="PlanningProjet.AX34"/>
      <style:map style:condition="of:is-true-formula(AND($$début_tâche&lt;=[.AX$5];ROUNDDOWN(($$fin_tâche-$$début_tâche+1)*$$avancement_tâche;0)+$$début_tâche-1&gt;=[.AX$5]))" style:apply-style-name="cf2" style:base-cell-address="PlanningProjet.AX34"/>
      <style:map style:condition="of:is-true-formula(AND($$fin_tâche&gt;=[.AX$5];$$début_tâche&lt;[.AY$5]))" style:apply-style-name="cf16" style:base-cell-address="PlanningProjet.AX34"/>
      <style:map style:condition="of:is-true-formula(AND(TODAY()&gt;=[.AX$5];TODAY()&lt;[.AY$5]))" style:apply-style-name="cf17" style:base-cell-address="PlanningProjet.AX34"/>
      <style:map style:condition="of:is-true-formula(AND($$début_tâche&lt;=[.AX$5];ROUNDDOWN(($$fin_tâche-$$début_tâche+1)*$$avancement_tâche;0)+$$début_tâche-1&gt;=[.AX$5]))" style:apply-style-name="cf2" style:base-cell-address="PlanningProjet.AX34"/>
      <style:map style:condition="of:is-true-formula(AND($$fin_tâche&gt;=[.AX$5];$$début_tâche&lt;[.AY$5]))" style:apply-style-name="cf16" style:base-cell-address="PlanningProjet.AX34"/>
      <style:map style:condition="of:is-true-formula(AND(TODAY()&gt;=[.AX$5];TODAY()&lt;[.AY$5]))" style:apply-style-name="cf17" style:base-cell-address="PlanningProjet.AX34"/>
      <style:map style:condition="of:is-true-formula(AND($$début_tâche&lt;=[.AX$5];ROUNDDOWN(($$fin_tâche-$$début_tâche+1)*$$avancement_tâche;0)+$$début_tâche-1&gt;=[.AX$5]))" style:apply-style-name="cf2" style:base-cell-address="PlanningProjet.AX34"/>
      <style:map style:condition="of:is-true-formula(AND($$fin_tâche&gt;=[.AX$5];$$début_tâche&lt;[.AY$5]))" style:apply-style-name="cf16" style:base-cell-address="PlanningProjet.AX34"/>
      <style:map style:condition="of:is-true-formula(AND(TODAY()&gt;=[.AX$5];TODAY()&lt;[.AY$5]))" style:apply-style-name="cf17" style:base-cell-address="PlanningProjet.AX34"/>
    </style:style>
    <style:style style:name="ce11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AX$5];ROUNDDOWN(($$fin_tâche-$$début_tâche+1)*$$avancement_tâche;0)+$$début_tâche-1&gt;=[.AX$5]))" style:apply-style-name="cf2" style:base-cell-address="PlanningProjet.AX49"/>
      <style:map style:condition="of:is-true-formula(AND($$fin_tâche&gt;=[.AX$5];$$début_tâche&lt;[.AY$5]))" style:apply-style-name="cf16" style:base-cell-address="PlanningProjet.AX49"/>
      <style:map style:condition="of:is-true-formula(AND(TODAY()&gt;=[.AX$5];TODAY()&lt;[.AY$5]))" style:apply-style-name="cf17" style:base-cell-address="PlanningProjet.AX49"/>
      <style:map style:condition="of:is-true-formula(AND($$début_tâche&lt;=[.AX$5];ROUNDDOWN(($$fin_tâche-$$début_tâche+1)*$$avancement_tâche;0)+$$début_tâche-1&gt;=[.AX$5]))" style:apply-style-name="cf2" style:base-cell-address="PlanningProjet.AX49"/>
      <style:map style:condition="of:is-true-formula(AND($$fin_tâche&gt;=[.AX$5];$$début_tâche&lt;[.AY$5]))" style:apply-style-name="cf16" style:base-cell-address="PlanningProjet.AX49"/>
      <style:map style:condition="of:is-true-formula(AND(TODAY()&gt;=[.AX$5];TODAY()&lt;[.AY$5]))" style:apply-style-name="cf17" style:base-cell-address="PlanningProjet.AX49"/>
    </style:style>
    <style:style style:name="ce11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O$5];ROUNDDOWN(($$fin_tâche-$$début_tâche+1)*$$avancement_tâche;0)+$$début_tâche-1&gt;=[.O$5]))" style:apply-style-name="cf2" style:base-cell-address="PlanningProjet.O35"/>
      <style:map style:condition="of:is-true-formula(AND($$fin_tâche&gt;=[.O$5];$$début_tâche&lt;[.P$5]))" style:apply-style-name="cf16" style:base-cell-address="PlanningProjet.O35"/>
      <style:map style:condition="of:is-true-formula(AND(TODAY()&gt;=[.O$5];TODAY()&lt;[.P$5]))" style:apply-style-name="cf17" style:base-cell-address="PlanningProjet.O35"/>
      <style:map style:condition="of:is-true-formula(AND($$début_tâche&lt;=[.J$5];ROUNDDOWN(($$fin_tâche-$$début_tâche+1)*$$avancement_tâche;0)+$$début_tâche-1&gt;=[.J$5]))" style:apply-style-name="cf2" style:base-cell-address="PlanningProjet.J35"/>
      <style:map style:condition="of:is-true-formula(AND($$fin_tâche&gt;=[.AX$5];$$début_tâche&lt;[.AY$5]))" style:apply-style-name="cf16" style:base-cell-address="PlanningProjet.AX35"/>
      <style:map style:condition="of:is-true-formula(AND(TODAY()&gt;=[.AX$5];TODAY()&lt;[.AY$5]))" style:apply-style-name="cf17" style:base-cell-address="PlanningProjet.AX35"/>
    </style:style>
    <style:style style:name="ce113"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49"/>
      <style:map style:condition="of:is-true-formula(AND($$fin_tâche&gt;=[.J$5];$$début_tâche&lt;[.K$5]))" style:apply-style-name="cf16" style:base-cell-address="PlanningProjet.J49"/>
      <style:map style:condition="of:is-true-formula(AND(TODAY()&gt;=[.J$5];TODAY()&lt;[.K$5]))" style:apply-style-name="cf17" style:base-cell-address="PlanningProjet.J49"/>
      <style:map style:condition="of:is-true-formula(AND($$début_tâche&lt;=[.J$5];ROUNDDOWN(($$fin_tâche-$$début_tâche+1)*$$avancement_tâche;0)+$$début_tâche-1&gt;=[.J$5]))" style:apply-style-name="cf2" style:base-cell-address="PlanningProjet.J49"/>
      <style:map style:condition="of:is-true-formula(AND($$fin_tâche&gt;=[.J$5];$$début_tâche&lt;[.K$5]))" style:apply-style-name="cf16" style:base-cell-address="PlanningProjet.J49"/>
      <style:map style:condition="of:is-true-formula(AND(TODAY()&gt;=[.J$5];TODAY()&lt;[.K$5]))" style:apply-style-name="cf17" style:base-cell-address="PlanningProjet.J49"/>
    </style:style>
    <style:style style:name="ce11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map style:condition="of:is-true-formula(AND($$début_tâche&lt;=[.O$5];ROUNDDOWN(($$fin_tâche-$$début_tâche+1)*$$avancement_tâche;0)+$$début_tâche-1&gt;=[.O$5]))" style:apply-style-name="cf2" style:base-cell-address="PlanningProjet.O23"/>
      <style:map style:condition="of:is-true-formula(AND($$fin_tâche&gt;=[.O$5];$$début_tâche&lt;[.P$5]))" style:apply-style-name="cf16" style:base-cell-address="PlanningProjet.O23"/>
      <style:map style:condition="of:is-true-formula(AND(TODAY()&gt;=[.O$5];TODAY()&lt;[.P$5]))" style:apply-style-name="cf17" style:base-cell-address="PlanningProjet.O23"/>
    </style:style>
    <style:style style:name="ce11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9"/>
      <style:map style:condition="of:is-true-formula(AND($$fin_tâche&gt;=[.O$5];$$début_tâche&lt;[.P$5]))" style:apply-style-name="cf16" style:base-cell-address="PlanningProjet.O49"/>
      <style:map style:condition="of:is-true-formula(AND(TODAY()&gt;=[.O$5];TODAY()&lt;[.P$5]))" style:apply-style-name="cf17" style:base-cell-address="PlanningProjet.O49"/>
      <style:map style:condition="of:is-true-formula(AND($$début_tâche&lt;=[.O$5];ROUNDDOWN(($$fin_tâche-$$début_tâche+1)*$$avancement_tâche;0)+$$début_tâche-1&gt;=[.O$5]))" style:apply-style-name="cf2" style:base-cell-address="PlanningProjet.O49"/>
      <style:map style:condition="of:is-true-formula(AND($$fin_tâche&gt;=[.O$5];$$début_tâche&lt;[.P$5]))" style:apply-style-name="cf16" style:base-cell-address="PlanningProjet.O49"/>
      <style:map style:condition="of:is-true-formula(AND(TODAY()&gt;=[.O$5];TODAY()&lt;[.P$5]))" style:apply-style-name="cf17" style:base-cell-address="PlanningProjet.O49"/>
    </style:style>
    <style:style style:name="ce11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9"/>
      <style:map style:condition="of:is-true-formula(AND($$fin_tâche&gt;=[.O$5];$$début_tâche&lt;[.P$5]))" style:apply-style-name="cf16" style:base-cell-address="PlanningProjet.O49"/>
      <style:map style:condition="of:is-true-formula(AND(TODAY()&gt;=[.O$5];TODAY()&lt;[.P$5]))" style:apply-style-name="cf17" style:base-cell-address="PlanningProjet.O49"/>
      <style:map style:condition="of:is-true-formula(AND($$début_tâche&lt;=[.O$5];ROUNDDOWN(($$fin_tâche-$$début_tâche+1)*$$avancement_tâche;0)+$$début_tâche-1&gt;=[.O$5]))" style:apply-style-name="cf2" style:base-cell-address="PlanningProjet.O49"/>
      <style:map style:condition="of:is-true-formula(AND($$fin_tâche&gt;=[.O$5];$$début_tâche&lt;[.P$5]))" style:apply-style-name="cf16" style:base-cell-address="PlanningProjet.O49"/>
      <style:map style:condition="of:is-true-formula(AND(TODAY()&gt;=[.O$5];TODAY()&lt;[.P$5]))" style:apply-style-name="cf17" style:base-cell-address="PlanningProjet.O49"/>
    </style:style>
    <style:style style:name="ce117"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7"/>
      <style:map style:condition="of:is-true-formula(AND($$fin_tâche&gt;=[.J$5];$$début_tâche&lt;[.K$5]))" style:apply-style-name="cf16" style:base-cell-address="PlanningProjet.J7"/>
      <style:map style:condition="of:is-true-formula(AND(TODAY()&gt;=[.J$5];TODAY()&lt;[.K$5]))" style:apply-style-name="cf17" style:base-cell-address="PlanningProjet.J5"/>
    </style:style>
    <style:style style:name="ce11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7"/>
      <style:map style:condition="of:is-true-formula(AND($$fin_tâche&gt;=[.J$5];$$début_tâche&lt;[.K$5]))" style:apply-style-name="cf16" style:base-cell-address="PlanningProjet.J7"/>
      <style:map style:condition="of:is-true-formula(AND(TODAY()&gt;=[.J$5];TODAY()&lt;[.K$5]))" style:apply-style-name="cf17" style:base-cell-address="PlanningProjet.J5"/>
    </style:style>
    <style:style style:name="ce11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7"/>
      <style:map style:condition="of:is-true-formula(AND($$fin_tâche&gt;=[.J$5];$$début_tâche&lt;[.K$5]))" style:apply-style-name="cf16" style:base-cell-address="PlanningProjet.J7"/>
      <style:map style:condition="of:is-true-formula(AND(TODAY()&gt;=[.J$5];TODAY()&lt;[.K$5]))" style:apply-style-name="cf17" style:base-cell-address="PlanningProjet.J5"/>
    </style:style>
    <style:style style:name="ce120" style:family="table-cell" style:parent-style-name="Default" style:data-style-name="N37">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1" style:family="table-cell" style:parent-style-name="Default" style:data-style-name="N37">
      <style:table-cell-properties style:vertical-align="middle" fo:background-color="#D9D9D9"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2" style:family="table-cell" style:parent-style-name="Default" style:data-style-name="N37">
      <style:table-cell-properties style:vertical-align="middle" fo:background-color="#FFFF00"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3" style:family="table-cell" style:parent-style-name="Default" style:data-style-name="N37">
      <style:table-cell-properties fo:border-top="none" fo:border-bottom="none" fo:border-left="none" fo:border-right="thin solid #A6A6A6" style:vertical-align="middle" fo:background-color="#FFFF00"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4" style:family="table-cell" style:parent-style-name="Default" style:data-style-name="N37">
      <style:table-cell-properties style:vertical-align="middle" fo:background-color="#FFFF00"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5" style:family="table-cell" style:parent-style-name="Default" style:data-style-name="N37">
      <style:table-cell-properties fo:border-top="none" fo:border-bottom="none" fo:border-left="none" fo:border-right="thin solid #A6A6A6" style:vertical-align="middle" fo:background-color="#FFFF00" style:repeat-content="false"/>
      <style:paragraph-properties fo:text-align="center"/>
      <style:text-properties fo:font-size="9pt" style:font-size-asian="9pt" style:font-size-complex="9pt"/>
      <style:map style:condition="of:is-true-formula(AND(TODAY()&gt;=[.J$5];TODAY()&lt;[.K$5]))" style:apply-style-name="cf17" style:base-cell-address="PlanningProjet.J5"/>
    </style:style>
    <style:style style:name="ce126"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J$5];TODAY()&lt;[.K$5]))" style:apply-style-name="cf17" style:base-cell-address="PlanningProjet.J5"/>
    </style:style>
    <style:style style:name="ce127" style:family="table-cell" style:parent-style-name="Default" style:data-style-name="N0">
      <style:table-cell-properties fo:border-top="none" fo:border-bottom="2pt solid #D9D9D9" fo:border-left="thin solid #A6A6A6" fo:border-right="thin solid #A6A6A6" style:vertical-align="middle" fo:background-color="#FFFF00" style:shrink-to-fit="true" style:repeat-content="false"/>
      <style:paragraph-properties fo:text-align="center"/>
      <style:text-properties fo:color="#FFFFFF" fo:font-size="8pt" style:font-size-asian="8pt" style:font-size-complex="8pt"/>
      <style:map style:condition="of:is-true-formula(AND(TODAY()&gt;=[.J$5];TODAY()&lt;[.K$5]))" style:apply-style-name="cf17" style:base-cell-address="PlanningProjet.J5"/>
    </style:style>
    <style:style style:name="ce128" style:family="table-cell" style:parent-style-name="Default" style:data-style-name="N0">
      <style:table-cell-properties fo:border-top="none" fo:border-bottom="2pt solid #D9D9D9" fo:border-left="thin solid #A6A6A6" fo:border-right="thin solid #A6A6A6" style:vertical-align="middle" fo:background-color="#FFFF00" style:shrink-to-fit="true" style:repeat-content="false"/>
      <style:paragraph-properties fo:text-align="center"/>
      <style:text-properties fo:color="#FFFFFF" fo:font-size="8pt" style:font-size-asian="8pt" style:font-size-complex="8pt"/>
      <style:map style:condition="of:is-true-formula(AND(TODAY()&gt;=[.J$5];TODAY()&lt;[.K$5]))" style:apply-style-name="cf17" style:base-cell-address="PlanningProjet.J5"/>
    </style:style>
    <style:style style:name="ce129"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38"/>
      <style:map style:condition="of:is-true-formula(AND($$fin_tâche&gt;=[.J$5];$$début_tâche&lt;[.K$5]))" style:apply-style-name="cf16" style:base-cell-address="PlanningProjet.J38"/>
      <style:map style:condition="of:is-true-formula(AND(TODAY()&gt;=[.J$5];TODAY()&lt;[.K$5]))" style:apply-style-name="cf17" style:base-cell-address="PlanningProjet.J38"/>
    </style:style>
    <style:style style:name="ce13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8"/>
      <style:map style:condition="of:is-true-formula(AND($$fin_tâche&gt;=[.J$5];$$début_tâche&lt;[.K$5]))" style:apply-style-name="cf16" style:base-cell-address="PlanningProjet.J38"/>
      <style:map style:condition="of:is-true-formula(AND(TODAY()&gt;=[.J$5];TODAY()&lt;[.K$5]))" style:apply-style-name="cf17" style:base-cell-address="PlanningProjet.J38"/>
    </style:style>
    <style:style style:name="ce13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38"/>
      <style:map style:condition="of:is-true-formula(AND($$fin_tâche&gt;=[.J$5];$$début_tâche&lt;[.K$5]))" style:apply-style-name="cf16" style:base-cell-address="PlanningProjet.J38"/>
      <style:map style:condition="of:is-true-formula(AND(TODAY()&gt;=[.J$5];TODAY()&lt;[.K$5]))" style:apply-style-name="cf17" style:base-cell-address="PlanningProjet.J38"/>
    </style:style>
    <style:style style:name="ce132"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43"/>
      <style:map style:condition="of:is-true-formula(AND($$fin_tâche&gt;=[.J$5];$$début_tâche&lt;[.K$5]))" style:apply-style-name="cf16" style:base-cell-address="PlanningProjet.J43"/>
      <style:map style:condition="of:is-true-formula(AND(TODAY()&gt;=[.J$5];TODAY()&lt;[.K$5]))" style:apply-style-name="cf17" style:base-cell-address="PlanningProjet.J43"/>
    </style:style>
    <style:style style:name="ce133"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3"/>
      <style:map style:condition="of:is-true-formula(AND($$fin_tâche&gt;=[.J$5];$$début_tâche&lt;[.K$5]))" style:apply-style-name="cf16" style:base-cell-address="PlanningProjet.J43"/>
      <style:map style:condition="of:is-true-formula(AND(TODAY()&gt;=[.J$5];TODAY()&lt;[.K$5]))" style:apply-style-name="cf17" style:base-cell-address="PlanningProjet.J43"/>
    </style:style>
    <style:style style:name="ce13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3"/>
      <style:map style:condition="of:is-true-formula(AND($$fin_tâche&gt;=[.J$5];$$début_tâche&lt;[.K$5]))" style:apply-style-name="cf16" style:base-cell-address="PlanningProjet.J43"/>
      <style:map style:condition="of:is-true-formula(AND(TODAY()&gt;=[.J$5];TODAY()&lt;[.K$5]))" style:apply-style-name="cf17" style:base-cell-address="PlanningProjet.J43"/>
    </style:style>
    <style:style style:name="ce135"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44"/>
      <style:map style:condition="of:is-true-formula(AND($$fin_tâche&gt;=[.J$5];$$début_tâche&lt;[.K$5]))" style:apply-style-name="cf16" style:base-cell-address="PlanningProjet.J44"/>
      <style:map style:condition="of:is-true-formula(AND(TODAY()&gt;=[.J$5];TODAY()&lt;[.K$5]))" style:apply-style-name="cf17" style:base-cell-address="PlanningProjet.J44"/>
    </style:style>
    <style:style style:name="ce13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4"/>
      <style:map style:condition="of:is-true-formula(AND($$fin_tâche&gt;=[.J$5];$$début_tâche&lt;[.K$5]))" style:apply-style-name="cf16" style:base-cell-address="PlanningProjet.J44"/>
      <style:map style:condition="of:is-true-formula(AND(TODAY()&gt;=[.J$5];TODAY()&lt;[.K$5]))" style:apply-style-name="cf17" style:base-cell-address="PlanningProjet.J44"/>
    </style:style>
    <style:style style:name="ce137"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4"/>
      <style:map style:condition="of:is-true-formula(AND($$fin_tâche&gt;=[.J$5];$$début_tâche&lt;[.K$5]))" style:apply-style-name="cf16" style:base-cell-address="PlanningProjet.J44"/>
      <style:map style:condition="of:is-true-formula(AND(TODAY()&gt;=[.J$5];TODAY()&lt;[.K$5]))" style:apply-style-name="cf17" style:base-cell-address="PlanningProjet.J44"/>
    </style:style>
    <style:style style:name="ce138"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45"/>
      <style:map style:condition="of:is-true-formula(AND($$fin_tâche&gt;=[.J$5];$$début_tâche&lt;[.K$5]))" style:apply-style-name="cf16" style:base-cell-address="PlanningProjet.J45"/>
      <style:map style:condition="of:is-true-formula(AND(TODAY()&gt;=[.J$5];TODAY()&lt;[.K$5]))" style:apply-style-name="cf17" style:base-cell-address="PlanningProjet.J45"/>
    </style:style>
    <style:style style:name="ce13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5"/>
      <style:map style:condition="of:is-true-formula(AND($$fin_tâche&gt;=[.J$5];$$début_tâche&lt;[.K$5]))" style:apply-style-name="cf16" style:base-cell-address="PlanningProjet.J45"/>
      <style:map style:condition="of:is-true-formula(AND(TODAY()&gt;=[.J$5];TODAY()&lt;[.K$5]))" style:apply-style-name="cf17" style:base-cell-address="PlanningProjet.J45"/>
    </style:style>
    <style:style style:name="ce14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45"/>
      <style:map style:condition="of:is-true-formula(AND($$fin_tâche&gt;=[.J$5];$$début_tâche&lt;[.K$5]))" style:apply-style-name="cf16" style:base-cell-address="PlanningProjet.J45"/>
      <style:map style:condition="of:is-true-formula(AND(TODAY()&gt;=[.J$5];TODAY()&lt;[.K$5]))" style:apply-style-name="cf17" style:base-cell-address="PlanningProjet.J45"/>
    </style:style>
    <style:style style:name="ce141"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16"/>
      <style:map style:condition="of:is-true-formula(AND($$fin_tâche&gt;=[.J$5];$$début_tâche&lt;[.K$5]))" style:apply-style-name="cf16" style:base-cell-address="PlanningProjet.J16"/>
      <style:map style:condition="of:is-true-formula(AND(TODAY()&gt;=[.J$5];TODAY()&lt;[.K$5]))" style:apply-style-name="cf17" style:base-cell-address="PlanningProjet.J16"/>
    </style:style>
    <style:style style:name="ce14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6"/>
      <style:map style:condition="of:is-true-formula(AND($$fin_tâche&gt;=[.J$5];$$début_tâche&lt;[.K$5]))" style:apply-style-name="cf16" style:base-cell-address="PlanningProjet.J16"/>
      <style:map style:condition="of:is-true-formula(AND(TODAY()&gt;=[.J$5];TODAY()&lt;[.K$5]))" style:apply-style-name="cf17" style:base-cell-address="PlanningProjet.J16"/>
    </style:style>
    <style:style style:name="ce143"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6"/>
      <style:map style:condition="of:is-true-formula(AND($$fin_tâche&gt;=[.J$5];$$début_tâche&lt;[.K$5]))" style:apply-style-name="cf16" style:base-cell-address="PlanningProjet.J16"/>
      <style:map style:condition="of:is-true-formula(AND(TODAY()&gt;=[.J$5];TODAY()&lt;[.K$5]))" style:apply-style-name="cf17" style:base-cell-address="PlanningProjet.J16"/>
    </style:style>
    <style:style style:name="ce144"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style>
    <style:style style:name="ce14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style>
    <style:style style:name="ce146"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style>
    <style:style style:name="ce147"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map style:condition="of:is-true-formula(AND($$début_tâche&lt;=[.J$5];ROUNDDOWN(($$fin_tâche-$$début_tâche+1)*$$avancement_tâche;0)+$$début_tâche-1&gt;=[.J$5]))" style:apply-style-name="cf2" style:base-cell-address="PlanningProjet.J25"/>
      <style:map style:condition="of:is-true-formula(AND($$fin_tâche&gt;=[.J$5];$$début_tâche&lt;[.K$5]))" style:apply-style-name="cf16" style:base-cell-address="PlanningProjet.J25"/>
      <style:map style:condition="of:is-true-formula(AND(TODAY()&gt;=[.J$5];TODAY()&lt;[.K$5]))" style:apply-style-name="cf17" style:base-cell-address="PlanningProjet.J25"/>
    </style:style>
    <style:style style:name="ce14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map style:condition="of:is-true-formula(AND($$début_tâche&lt;=[.J$5];ROUNDDOWN(($$fin_tâche-$$début_tâche+1)*$$avancement_tâche;0)+$$début_tâche-1&gt;=[.J$5]))" style:apply-style-name="cf2" style:base-cell-address="PlanningProjet.J25"/>
      <style:map style:condition="of:is-true-formula(AND($$fin_tâche&gt;=[.J$5];$$début_tâche&lt;[.K$5]))" style:apply-style-name="cf16" style:base-cell-address="PlanningProjet.J25"/>
      <style:map style:condition="of:is-true-formula(AND(TODAY()&gt;=[.J$5];TODAY()&lt;[.K$5]))" style:apply-style-name="cf17" style:base-cell-address="PlanningProjet.J25"/>
    </style:style>
    <style:style style:name="ce149"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24"/>
      <style:map style:condition="of:is-true-formula(AND($$fin_tâche&gt;=[.J$5];$$début_tâche&lt;[.K$5]))" style:apply-style-name="cf16" style:base-cell-address="PlanningProjet.J24"/>
      <style:map style:condition="of:is-true-formula(AND(TODAY()&gt;=[.J$5];TODAY()&lt;[.K$5]))" style:apply-style-name="cf17" style:base-cell-address="PlanningProjet.J24"/>
      <style:map style:condition="of:is-true-formula(AND($$début_tâche&lt;=[.J$5];ROUNDDOWN(($$fin_tâche-$$début_tâche+1)*$$avancement_tâche;0)+$$début_tâche-1&gt;=[.J$5]))" style:apply-style-name="cf2" style:base-cell-address="PlanningProjet.J25"/>
      <style:map style:condition="of:is-true-formula(AND($$fin_tâche&gt;=[.J$5];$$début_tâche&lt;[.K$5]))" style:apply-style-name="cf16" style:base-cell-address="PlanningProjet.J25"/>
      <style:map style:condition="of:is-true-formula(AND(TODAY()&gt;=[.J$5];TODAY()&lt;[.K$5]))" style:apply-style-name="cf17" style:base-cell-address="PlanningProjet.J25"/>
    </style:style>
    <style:style style:name="ce150"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J$5];$$début_tâche&lt;[.K$5]))" style:apply-style-name="cf16" style:base-cell-address="PlanningProjet.J13"/>
      <style:map style:condition="of:is-true-formula(AND(TODAY()&gt;=[.J$5];TODAY()&lt;[.K$5]))" style:apply-style-name="cf17" style:base-cell-address="PlanningProjet.J13"/>
    </style:style>
    <style:style style:name="ce15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J$5];$$début_tâche&lt;[.K$5]))" style:apply-style-name="cf16" style:base-cell-address="PlanningProjet.J13"/>
      <style:map style:condition="of:is-true-formula(AND(TODAY()&gt;=[.J$5];TODAY()&lt;[.K$5]))" style:apply-style-name="cf17" style:base-cell-address="PlanningProjet.J13"/>
    </style:style>
    <style:style style:name="ce152"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13"/>
      <style:map style:condition="of:is-true-formula(AND($$fin_tâche&gt;=[.J$5];$$début_tâche&lt;[.K$5]))" style:apply-style-name="cf16" style:base-cell-address="PlanningProjet.J13"/>
      <style:map style:condition="of:is-true-formula(AND(TODAY()&gt;=[.J$5];TODAY()&lt;[.K$5]))" style:apply-style-name="cf17" style:base-cell-address="PlanningProjet.J13"/>
    </style:style>
    <style:style style:name="ce153"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51"/>
      <style:map style:condition="of:is-true-formula(AND($$fin_tâche&gt;=[.J$5];$$début_tâche&lt;[.K$5]))" style:apply-style-name="cf16" style:base-cell-address="PlanningProjet.J51"/>
      <style:map style:condition="of:is-true-formula(AND(TODAY()&gt;=[.J$5];TODAY()&lt;[.K$5]))" style:apply-style-name="cf17" style:base-cell-address="PlanningProjet.J51"/>
    </style:style>
    <style:style style:name="ce154"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1"/>
      <style:map style:condition="of:is-true-formula(AND($$fin_tâche&gt;=[.J$5];$$début_tâche&lt;[.K$5]))" style:apply-style-name="cf16" style:base-cell-address="PlanningProjet.J51"/>
      <style:map style:condition="of:is-true-formula(AND(TODAY()&gt;=[.J$5];TODAY()&lt;[.K$5]))" style:apply-style-name="cf17" style:base-cell-address="PlanningProjet.J51"/>
    </style:style>
    <style:style style:name="ce155"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1"/>
      <style:map style:condition="of:is-true-formula(AND($$fin_tâche&gt;=[.J$5];$$début_tâche&lt;[.K$5]))" style:apply-style-name="cf16" style:base-cell-address="PlanningProjet.J51"/>
      <style:map style:condition="of:is-true-formula(AND(TODAY()&gt;=[.J$5];TODAY()&lt;[.K$5]))" style:apply-style-name="cf17" style:base-cell-address="PlanningProjet.J51"/>
    </style:style>
    <style:style style:name="ce156"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52"/>
      <style:map style:condition="of:is-true-formula(AND($$fin_tâche&gt;=[.J$5];$$début_tâche&lt;[.K$5]))" style:apply-style-name="cf16" style:base-cell-address="PlanningProjet.J52"/>
      <style:map style:condition="of:is-true-formula(AND(TODAY()&gt;=[.J$5];TODAY()&lt;[.K$5]))" style:apply-style-name="cf17" style:base-cell-address="PlanningProjet.J52"/>
    </style:style>
    <style:style style:name="ce157"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2"/>
      <style:map style:condition="of:is-true-formula(AND($$fin_tâche&gt;=[.J$5];$$début_tâche&lt;[.K$5]))" style:apply-style-name="cf16" style:base-cell-address="PlanningProjet.J52"/>
      <style:map style:condition="of:is-true-formula(AND(TODAY()&gt;=[.J$5];TODAY()&lt;[.K$5]))" style:apply-style-name="cf17" style:base-cell-address="PlanningProjet.J52"/>
    </style:style>
    <style:style style:name="ce158"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2"/>
      <style:map style:condition="of:is-true-formula(AND($$fin_tâche&gt;=[.J$5];$$début_tâche&lt;[.K$5]))" style:apply-style-name="cf16" style:base-cell-address="PlanningProjet.J52"/>
      <style:map style:condition="of:is-true-formula(AND(TODAY()&gt;=[.J$5];TODAY()&lt;[.K$5]))" style:apply-style-name="cf17" style:base-cell-address="PlanningProjet.J52"/>
    </style:style>
    <style:style style:name="ce159" style:family="table-cell" style:parent-style-name="Date" style:data-style-name="N36">
      <style:table-cell-properties fo:border-top="2pt solid #D9D9D9" fo:border-bottom="2pt solid #D9D9D9" fo:border-left="none" fo:border-right="none" style:vertical-align="middle" style:repeat-content="false"/>
      <style:paragraph-properties fo:text-align="center"/>
      <style:map style:condition="of:is-true-formula(AND($$début_tâche&lt;=[.J$5];ROUNDDOWN(($$fin_tâche-$$début_tâche+1)*$$avancement_tâche;0)+$$début_tâche-1&gt;=[.J$5]))" style:apply-style-name="cf2" style:base-cell-address="PlanningProjet.J53"/>
      <style:map style:condition="of:is-true-formula(AND($$fin_tâche&gt;=[.J$5];$$début_tâche&lt;[.K$5]))" style:apply-style-name="cf16" style:base-cell-address="PlanningProjet.J53"/>
      <style:map style:condition="of:is-true-formula(AND(TODAY()&gt;=[.J$5];TODAY()&lt;[.K$5]))" style:apply-style-name="cf17" style:base-cell-address="PlanningProjet.J53"/>
    </style:style>
    <style:style style:name="ce160"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3"/>
      <style:map style:condition="of:is-true-formula(AND($$fin_tâche&gt;=[.J$5];$$début_tâche&lt;[.K$5]))" style:apply-style-name="cf16" style:base-cell-address="PlanningProjet.J53"/>
      <style:map style:condition="of:is-true-formula(AND(TODAY()&gt;=[.J$5];TODAY()&lt;[.K$5]))" style:apply-style-name="cf17" style:base-cell-address="PlanningProjet.J53"/>
    </style:style>
    <style:style style:name="ce161" style:family="table-cell" style:parent-style-name="Date" style:data-style-name="N36">
      <style:table-cell-properties fo:border-top="2pt solid #D9D9D9" fo:border-bottom="2pt solid #D9D9D9" fo:border-left="none" fo:border-right="none" style:vertical-align="middle" fo:background-color="#FFFF00" style:repeat-content="false"/>
      <style:paragraph-properties fo:text-align="center"/>
      <style:map style:condition="of:is-true-formula(AND($$début_tâche&lt;=[.J$5];ROUNDDOWN(($$fin_tâche-$$début_tâche+1)*$$avancement_tâche;0)+$$début_tâche-1&gt;=[.J$5]))" style:apply-style-name="cf2" style:base-cell-address="PlanningProjet.J53"/>
      <style:map style:condition="of:is-true-formula(AND($$fin_tâche&gt;=[.J$5];$$début_tâche&lt;[.K$5]))" style:apply-style-name="cf16" style:base-cell-address="PlanningProjet.J53"/>
      <style:map style:condition="of:is-true-formula(AND(TODAY()&gt;=[.J$5];TODAY()&lt;[.K$5]))" style:apply-style-name="cf17" style:base-cell-address="PlanningProjet.J53"/>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Semaine d’affichage" table:display="true">
            <text:p>La modification de ce nombre entraînera la défilement du diagramme de Gantt.</text:p>
          </table:help-message>
          <table:error-message/>
        </table:content-validation>
      </table:content-validations>
      <table:table table:name="PlanningProjet" table:style-name="ta1">
        <table:table-column table:style-name="co1" table:default-cell-style-name="ce32"/>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6" table:default-cell-style-name="ce1"/>
        <table:table-column table:style-name="co7" table:default-cell-style-name="ce1"/>
        <table:table-column table:style-name="co8" table:default-cell-style-name="ce1"/>
        <table:table-column table:style-name="co9" table:default-cell-style-name="ce1" table:visibility="collapse"/>
        <table:table-column table:style-name="co10" table:number-columns-repeated="5" table:default-cell-style-name="ce1"/>
        <table:table-column table:style-name="co10" table:number-columns-repeated="2" table:default-cell-style-name="ce60"/>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0" table:number-columns-repeated="5" table:default-cell-style-name="ce1"/>
        <table:table-column table:style-name="co10" table:number-columns-repeated="2" table:default-cell-style-name="ce9"/>
        <table:table-column table:style-name="co11" table:number-columns-repeated="4" table:default-cell-style-name="ce1"/>
        <table:table-column table:style-name="co12" table:number-columns-repeated="2" table:default-cell-style-name="ce1"/>
        <table:table-column table:style-name="co11" table:number-columns-repeated="16313" table:default-cell-style-name="ce1"/>
        <table:table-row table:style-name="ro1">
          <table:table-cell office:value-type="string" table:style-name="ce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office:value-type="string" table:style-name="ce3">
            <text:p>Project Management<text:s/></text:p>
          </table:table-cell>
          <table:table-cell table:style-name="ce4"/>
          <table:table-cell table:style-name="ce5"/>
          <table:table-cell table:style-name="ce6"/>
          <table:table-cell table:number-columns-repeated="2" table:style-name="ce7"/>
          <table:table-cell table:style-name="ce1"/>
          <table:table-cell table:style-name="ce5"/>
          <table:table-cell office:value-type="string" table:style-name="ce8">
            <text:p><text:a xlink:href="https://www.vertex42.com/ExcelTemplates/simple-gantt-chart.html?utm_source=ms&amp;utm_medium=file&amp;utm_campaign=office&amp;utm_content=text">DIAGRAMME DE GANTT</text:a></text:p>
          </table:table-cell>
          <table:table-cell table:number-columns-repeated="4" table:style-name="ce1"/>
          <table:table-cell table:number-columns-repeated="2" table:style-name="ce60"/>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16319"/>
        </table:table-row>
        <table:table-row table:style-name="ro2">
          <table:table-cell office:value-type="string" table:style-name="ce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0"/>
          <table:table-cell table:number-columns-repeated="2" table:style-name="ce1"/>
          <table:table-cell table:style-name="ce11"/>
          <table:table-cell table:number-columns-repeated="4" table:style-name="ce1"/>
          <table:table-cell table:style-name="ce12"/>
          <table:table-cell table:number-columns-repeated="4" table:style-name="ce1"/>
          <table:table-cell table:number-columns-repeated="2" table:style-name="ce60"/>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16319"/>
        </table:table-row>
        <table:table-row table:style-name="ro3">
          <table:table-cell office:value-type="string" table:style-name="ce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3"/>
          <table:table-cell office:value-type="string" table:number-columns-spanned="2" table:number-rows-spanned="1" table:style-name="ce33">
            <text:p>Début du projet :</text:p>
          </table:table-cell>
          <table:covered-table-cell/>
          <table:table-cell office:value-type="date" office:date-value="2022-04-04T00:00:00" table:number-columns-spanned="2" table:number-rows-spanned="1" table:style-name="ce37">
            <text:p>lun, 04/04/2022</text:p>
          </table:table-cell>
          <table:covered-table-cell/>
          <table:table-cell table:number-columns-spanned="2" table:number-rows-spanned="1" table:style-name="ce34"/>
          <table:covered-table-cell/>
          <table:table-cell table:number-columns-repeated="6" table:style-name="ce1"/>
          <table:table-cell table:number-columns-repeated="2" table:style-name="ce60"/>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16319"/>
        </table:table-row>
        <table:table-row table:style-name="ro4">
          <table:table-cell office:value-type="string" table:style-name="ce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
          <table:table-cell office:value-type="string" table:number-columns-spanned="2" table:number-rows-spanned="1" table:style-name="ce38">
            <text:p>Semaines d’affichage :</text:p>
          </table:table-cell>
          <table:covered-table-cell/>
          <table:table-cell office:value-type="float" office:value="1" table:content-validation-name="val1" table:style-name="ce14">
            <text:p>1</text:p>
          </table:table-cell>
          <table:table-cell table:number-columns-repeated="4" table:style-name="ce1"/>
          <table:table-cell office:value-type="date" office:date-value="2022-04-04T00:00:00" table:formula="of:=[.J5]" table:number-columns-spanned="7" table:number-rows-spanned="1" table:style-name="ce35">
            <text:p>4 avr 2022</text:p>
          </table:table-cell>
          <table:covered-table-cell table:number-columns-repeated="6"/>
          <table:table-cell office:value-type="date" office:date-value="2022-04-11T00:00:00" table:formula="of:=[.Q5]" table:number-columns-spanned="7" table:number-rows-spanned="1" table:style-name="ce35">
            <text:p>11 avr 2022</text:p>
          </table:table-cell>
          <table:covered-table-cell table:number-columns-repeated="6"/>
          <table:table-cell office:value-type="date" office:date-value="2022-04-18T00:00:00" table:formula="of:=[.X5]" table:number-columns-spanned="7" table:number-rows-spanned="1" table:style-name="ce35">
            <text:p>18 avr 2022</text:p>
          </table:table-cell>
          <table:covered-table-cell table:number-columns-repeated="6"/>
          <table:table-cell office:value-type="date" office:date-value="2022-04-25T00:00:00" table:formula="of:=[.AE5]" table:number-columns-spanned="7" table:number-rows-spanned="1" table:style-name="ce35">
            <text:p>25 avr 2022</text:p>
          </table:table-cell>
          <table:covered-table-cell table:number-columns-repeated="6"/>
          <table:table-cell office:value-type="date" office:date-value="2022-05-02T00:00:00" table:formula="of:=[.AL5]" table:number-columns-spanned="7" table:number-rows-spanned="1" table:style-name="ce35">
            <text:p>2 mai 2022</text:p>
          </table:table-cell>
          <table:covered-table-cell table:number-columns-repeated="6"/>
          <table:table-cell office:value-type="date" office:date-value="2022-05-09T00:00:00" table:formula="of:=[.AS5]" table:number-columns-spanned="7" table:number-rows-spanned="1" table:style-name="ce35">
            <text:p>9 mai 2022</text:p>
          </table:table-cell>
          <table:covered-table-cell table:number-columns-repeated="6"/>
          <table:table-cell office:value-type="date" office:date-value="2022-05-16T00:00:00" table:formula="of:=[.AZ5]" table:number-columns-spanned="7" table:number-rows-spanned="1" table:style-name="ce35">
            <text:p>16 mai 2022</text:p>
          </table:table-cell>
          <table:covered-table-cell table:number-columns-repeated="6"/>
          <table:table-cell office:value-type="date" office:date-value="2022-05-23T00:00:00" table:formula="of:=[.BG5]" table:number-columns-spanned="7" table:number-rows-spanned="1" table:style-name="ce35">
            <text:p>23 mai 2022</text:p>
          </table:table-cell>
          <table:covered-table-cell table:number-columns-repeated="6"/>
          <table:table-cell table:number-columns-repeated="16319"/>
        </table:table-row>
        <table:table-row table:style-name="ro1">
          <table:table-cell office:value-type="string" table:style-name="ce2">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number-columns-spanned="7" table:number-rows-spanned="1" table:style-name="ce36"/>
          <table:covered-table-cell table:number-columns-repeated="6"/>
          <table:table-cell table:style-name="ce1"/>
          <table:table-cell office:value-type="date" office:date-value="2022-04-04T00:00:00" table:formula="of:=$$Début_Projet-WEEKDAY($$Début_Projet;1)+2+7*($$Semaine_Affichage-1)" table:style-name="ce120">
            <text:p>4</text:p>
          </table:table-cell>
          <table:table-cell office:value-type="date" office:date-value="2022-04-05T00:00:00" table:formula="of:=[.J5]+1" table:style-name="ce121">
            <text:p>5</text:p>
          </table:table-cell>
          <table:table-cell office:value-type="date" office:date-value="2022-04-06T00:00:00" table:formula="of:=[.K5]+1" table:style-name="ce121">
            <text:p>6</text:p>
          </table:table-cell>
          <table:table-cell office:value-type="date" office:date-value="2022-04-07T00:00:00" table:formula="of:=[.L5]+1" table:style-name="ce121">
            <text:p>7</text:p>
          </table:table-cell>
          <table:table-cell office:value-type="date" office:date-value="2022-04-08T00:00:00" table:formula="of:=[.M5]+1" table:style-name="ce121">
            <text:p>8</text:p>
          </table:table-cell>
          <table:table-cell office:value-type="date" office:date-value="2022-04-09T00:00:00" table:formula="of:=[.N5]+1" table:style-name="ce122">
            <text:p>9</text:p>
          </table:table-cell>
          <table:table-cell office:value-type="date" office:date-value="2022-04-10T00:00:00" table:formula="of:=[.O5]+1" table:style-name="ce123">
            <text:p>10</text:p>
          </table:table-cell>
          <table:table-cell office:value-type="date" office:date-value="2022-04-11T00:00:00" table:formula="of:=[.P5]+1" table:style-name="ce120">
            <text:p>11</text:p>
          </table:table-cell>
          <table:table-cell office:value-type="date" office:date-value="2022-04-12T00:00:00" table:formula="of:=[.Q5]+1" table:style-name="ce121">
            <text:p>12</text:p>
          </table:table-cell>
          <table:table-cell office:value-type="date" office:date-value="2022-04-13T00:00:00" table:formula="of:=[.R5]+1" table:style-name="ce121">
            <text:p>13</text:p>
          </table:table-cell>
          <table:table-cell office:value-type="date" office:date-value="2022-04-14T00:00:00" table:formula="of:=[.S5]+1" table:style-name="ce121">
            <text:p>14</text:p>
          </table:table-cell>
          <table:table-cell office:value-type="date" office:date-value="2022-04-15T00:00:00" table:formula="of:=[.T5]+1" table:style-name="ce121">
            <text:p>15</text:p>
          </table:table-cell>
          <table:table-cell office:value-type="date" office:date-value="2022-04-16T00:00:00" table:formula="of:=[.U5]+1" table:style-name="ce124">
            <text:p>16</text:p>
          </table:table-cell>
          <table:table-cell office:value-type="date" office:date-value="2022-04-17T00:00:00" table:formula="of:=[.V5]+1" table:style-name="ce125">
            <text:p>17</text:p>
          </table:table-cell>
          <table:table-cell office:value-type="date" office:date-value="2022-04-18T00:00:00" table:formula="of:=[.W5]+1" table:style-name="ce120">
            <text:p>18</text:p>
          </table:table-cell>
          <table:table-cell office:value-type="date" office:date-value="2022-04-19T00:00:00" table:formula="of:=[.X5]+1" table:style-name="ce121">
            <text:p>19</text:p>
          </table:table-cell>
          <table:table-cell office:value-type="date" office:date-value="2022-04-20T00:00:00" table:formula="of:=[.Y5]+1" table:style-name="ce121">
            <text:p>20</text:p>
          </table:table-cell>
          <table:table-cell office:value-type="date" office:date-value="2022-04-21T00:00:00" table:formula="of:=[.Z5]+1" table:style-name="ce121">
            <text:p>21</text:p>
          </table:table-cell>
          <table:table-cell office:value-type="date" office:date-value="2022-04-22T00:00:00" table:formula="of:=[.AA5]+1" table:style-name="ce121">
            <text:p>22</text:p>
          </table:table-cell>
          <table:table-cell office:value-type="date" office:date-value="2022-04-23T00:00:00" table:formula="of:=[.AB5]+1" table:style-name="ce124">
            <text:p>23</text:p>
          </table:table-cell>
          <table:table-cell office:value-type="date" office:date-value="2022-04-24T00:00:00" table:formula="of:=[.AC5]+1" table:style-name="ce125">
            <text:p>24</text:p>
          </table:table-cell>
          <table:table-cell office:value-type="date" office:date-value="2022-04-25T00:00:00" table:formula="of:=[.AD5]+1" table:style-name="ce120">
            <text:p>25</text:p>
          </table:table-cell>
          <table:table-cell office:value-type="date" office:date-value="2022-04-26T00:00:00" table:formula="of:=[.AE5]+1" table:style-name="ce121">
            <text:p>26</text:p>
          </table:table-cell>
          <table:table-cell office:value-type="date" office:date-value="2022-04-27T00:00:00" table:formula="of:=[.AF5]+1" table:style-name="ce121">
            <text:p>27</text:p>
          </table:table-cell>
          <table:table-cell office:value-type="date" office:date-value="2022-04-28T00:00:00" table:formula="of:=[.AG5]+1" table:style-name="ce121">
            <text:p>28</text:p>
          </table:table-cell>
          <table:table-cell office:value-type="date" office:date-value="2022-04-29T00:00:00" table:formula="of:=[.AH5]+1" table:style-name="ce121">
            <text:p>29</text:p>
          </table:table-cell>
          <table:table-cell office:value-type="date" office:date-value="2022-04-30T00:00:00" table:formula="of:=[.AI5]+1" table:style-name="ce124">
            <text:p>30</text:p>
          </table:table-cell>
          <table:table-cell office:value-type="date" office:date-value="2022-05-01T00:00:00" table:formula="of:=[.AJ5]+1" table:style-name="ce125">
            <text:p>1</text:p>
          </table:table-cell>
          <table:table-cell office:value-type="date" office:date-value="2022-05-02T00:00:00" table:formula="of:=[.AK5]+1" table:style-name="ce120">
            <text:p>2</text:p>
          </table:table-cell>
          <table:table-cell office:value-type="date" office:date-value="2022-05-03T00:00:00" table:formula="of:=[.AL5]+1" table:style-name="ce121">
            <text:p>3</text:p>
          </table:table-cell>
          <table:table-cell office:value-type="date" office:date-value="2022-05-04T00:00:00" table:formula="of:=[.AM5]+1" table:style-name="ce121">
            <text:p>4</text:p>
          </table:table-cell>
          <table:table-cell office:value-type="date" office:date-value="2022-05-05T00:00:00" table:formula="of:=[.AN5]+1" table:style-name="ce121">
            <text:p>5</text:p>
          </table:table-cell>
          <table:table-cell office:value-type="date" office:date-value="2022-05-06T00:00:00" table:formula="of:=[.AO5]+1" table:style-name="ce121">
            <text:p>6</text:p>
          </table:table-cell>
          <table:table-cell office:value-type="date" office:date-value="2022-05-07T00:00:00" table:formula="of:=[.AP5]+1" table:style-name="ce124">
            <text:p>7</text:p>
          </table:table-cell>
          <table:table-cell office:value-type="date" office:date-value="2022-05-08T00:00:00" table:formula="of:=[.AQ5]+1" table:style-name="ce125">
            <text:p>8</text:p>
          </table:table-cell>
          <table:table-cell office:value-type="date" office:date-value="2022-05-09T00:00:00" table:formula="of:=[.AR5]+1" table:style-name="ce120">
            <text:p>9</text:p>
          </table:table-cell>
          <table:table-cell office:value-type="date" office:date-value="2022-05-10T00:00:00" table:formula="of:=[.AS5]+1" table:style-name="ce121">
            <text:p>10</text:p>
          </table:table-cell>
          <table:table-cell office:value-type="date" office:date-value="2022-05-11T00:00:00" table:formula="of:=[.AT5]+1" table:style-name="ce121">
            <text:p>11</text:p>
          </table:table-cell>
          <table:table-cell office:value-type="date" office:date-value="2022-05-12T00:00:00" table:formula="of:=[.AU5]+1" table:style-name="ce121">
            <text:p>12</text:p>
          </table:table-cell>
          <table:table-cell office:value-type="date" office:date-value="2022-05-13T00:00:00" table:formula="of:=[.AV5]+1" table:style-name="ce121">
            <text:p>13</text:p>
          </table:table-cell>
          <table:table-cell office:value-type="date" office:date-value="2022-05-14T00:00:00" table:formula="of:=[.AW5]+1" table:style-name="ce124">
            <text:p>14</text:p>
          </table:table-cell>
          <table:table-cell office:value-type="date" office:date-value="2022-05-15T00:00:00" table:formula="of:=[.AX5]+1" table:style-name="ce125">
            <text:p>15</text:p>
          </table:table-cell>
          <table:table-cell office:value-type="date" office:date-value="2022-05-16T00:00:00" table:formula="of:=[.AY5]+1" table:style-name="ce120">
            <text:p>16</text:p>
          </table:table-cell>
          <table:table-cell office:value-type="date" office:date-value="2022-05-17T00:00:00" table:formula="of:=[.AZ5]+1" table:style-name="ce121">
            <text:p>17</text:p>
          </table:table-cell>
          <table:table-cell office:value-type="date" office:date-value="2022-05-18T00:00:00" table:formula="of:=[.BA5]+1" table:style-name="ce121">
            <text:p>18</text:p>
          </table:table-cell>
          <table:table-cell office:value-type="date" office:date-value="2022-05-19T00:00:00" table:formula="of:=[.BB5]+1" table:style-name="ce121">
            <text:p>19</text:p>
          </table:table-cell>
          <table:table-cell office:value-type="date" office:date-value="2022-05-20T00:00:00" table:formula="of:=[.BC5]+1" table:style-name="ce121">
            <text:p>20</text:p>
          </table:table-cell>
          <table:table-cell office:value-type="date" office:date-value="2022-05-21T00:00:00" table:formula="of:=[.BD5]+1" table:style-name="ce124">
            <text:p>21</text:p>
          </table:table-cell>
          <table:table-cell office:value-type="date" office:date-value="2022-05-22T00:00:00" table:formula="of:=[.BE5]+1" table:style-name="ce125">
            <text:p>22</text:p>
          </table:table-cell>
          <table:table-cell office:value-type="date" office:date-value="2022-05-23T00:00:00" table:formula="of:=[.BF5]+1" table:style-name="ce120">
            <text:p>23</text:p>
          </table:table-cell>
          <table:table-cell office:value-type="date" office:date-value="2022-05-24T00:00:00" table:formula="of:=[.BG5]+1" table:style-name="ce121">
            <text:p>24</text:p>
          </table:table-cell>
          <table:table-cell office:value-type="date" office:date-value="2022-05-25T00:00:00" table:formula="of:=[.BH5]+1" table:style-name="ce121">
            <text:p>25</text:p>
          </table:table-cell>
          <table:table-cell office:value-type="date" office:date-value="2022-05-26T00:00:00" table:formula="of:=[.BI5]+1" table:style-name="ce121">
            <text:p>26</text:p>
          </table:table-cell>
          <table:table-cell office:value-type="date" office:date-value="2022-05-27T00:00:00" table:formula="of:=[.BJ5]+1" table:style-name="ce121">
            <text:p>27</text:p>
          </table:table-cell>
          <table:table-cell office:value-type="date" office:date-value="2022-05-28T00:00:00" table:formula="of:=[.BK5]+1" table:style-name="ce124">
            <text:p>28</text:p>
          </table:table-cell>
          <table:table-cell office:value-type="date" office:date-value="2022-05-29T00:00:00" table:formula="of:=[.BL5]+1" table:style-name="ce125">
            <text:p>29</text:p>
          </table:table-cell>
          <table:table-cell table:number-columns-repeated="16319"/>
        </table:table-row>
        <table:table-row table:style-name="ro5">
          <table:table-cell office:value-type="string" table:style-name="ce19">
            <text:p>Position</text:p>
          </table:table-cell>
          <table:table-cell office:value-type="string" table:style-name="ce20">
            <text:p>Activités</text:p>
          </table:table-cell>
          <table:table-cell office:value-type="string" table:style-name="ce40">
            <text:p/>
            <text:p>Sous la supervison de</text:p>
          </table:table-cell>
          <table:table-cell office:value-type="string" table:style-name="ce20">
            <text:p>Antériorité</text:p>
          </table:table-cell>
          <table:table-cell office:value-type="string" table:style-name="ce20">
            <text:p>DÉBUT</text:p>
          </table:table-cell>
          <table:table-cell office:value-type="string" table:style-name="ce20">
            <text:p>FIN</text:p>
          </table:table-cell>
          <table:table-cell table:number-columns-repeated="2" table:style-name="ce20"/>
          <table:table-cell office:value-type="string" table:style-name="ce20">
            <text:p>JOURS</text:p>
          </table:table-cell>
          <table:table-cell office:value-type="string" office:string-value="l" table:formula="of:=LEFT(TEXT([.J5];&quot;jjj&quot;);1)" table:style-name="ce126">
            <text:p>l</text:p>
          </table:table-cell>
          <table:table-cell office:value-type="string" office:string-value="m" table:formula="of:=LEFT(TEXT([.K5];&quot;jjj&quot;);1)" table:style-name="ce126">
            <text:p>m</text:p>
          </table:table-cell>
          <table:table-cell office:value-type="string" office:string-value="m" table:formula="of:=LEFT(TEXT([.L5];&quot;jjj&quot;);1)" table:style-name="ce126">
            <text:p>m</text:p>
          </table:table-cell>
          <table:table-cell office:value-type="string" office:string-value="j" table:formula="of:=LEFT(TEXT([.M5];&quot;jjj&quot;);1)" table:style-name="ce126">
            <text:p>j</text:p>
          </table:table-cell>
          <table:table-cell office:value-type="string" office:string-value="v" table:formula="of:=LEFT(TEXT([.N5];&quot;jjj&quot;);1)" table:style-name="ce126">
            <text:p>v</text:p>
          </table:table-cell>
          <table:table-cell office:value-type="string" office:string-value="s" table:formula="of:=LEFT(TEXT([.O5];&quot;jjj&quot;);1)" table:style-name="ce127">
            <text:p>s</text:p>
          </table:table-cell>
          <table:table-cell office:value-type="string" office:string-value="d" table:formula="of:=LEFT(TEXT([.P5];&quot;jjj&quot;);1)" table:style-name="ce127">
            <text:p>d</text:p>
          </table:table-cell>
          <table:table-cell office:value-type="string" office:string-value="l" table:formula="of:=LEFT(TEXT([.Q5];&quot;jjj&quot;);1)" table:style-name="ce126">
            <text:p>l</text:p>
          </table:table-cell>
          <table:table-cell office:value-type="string" office:string-value="m" table:formula="of:=LEFT(TEXT([.R5];&quot;jjj&quot;);1)" table:style-name="ce126">
            <text:p>m</text:p>
          </table:table-cell>
          <table:table-cell office:value-type="string" office:string-value="m" table:formula="of:=LEFT(TEXT([.S5];&quot;jjj&quot;);1)" table:style-name="ce126">
            <text:p>m</text:p>
          </table:table-cell>
          <table:table-cell office:value-type="string" office:string-value="j" table:formula="of:=LEFT(TEXT([.T5];&quot;jjj&quot;);1)" table:style-name="ce126">
            <text:p>j</text:p>
          </table:table-cell>
          <table:table-cell office:value-type="string" office:string-value="v" table:formula="of:=LEFT(TEXT([.U5];&quot;jjj&quot;);1)" table:style-name="ce126">
            <text:p>v</text:p>
          </table:table-cell>
          <table:table-cell office:value-type="string" office:string-value="s" table:formula="of:=LEFT(TEXT([.V5];&quot;jjj&quot;);1)" table:style-name="ce128">
            <text:p>s</text:p>
          </table:table-cell>
          <table:table-cell office:value-type="string" office:string-value="d" table:formula="of:=LEFT(TEXT([.W5];&quot;jjj&quot;);1)" table:style-name="ce128">
            <text:p>d</text:p>
          </table:table-cell>
          <table:table-cell office:value-type="string" office:string-value="l" table:formula="of:=LEFT(TEXT([.X5];&quot;jjj&quot;);1)" table:style-name="ce126">
            <text:p>l</text:p>
          </table:table-cell>
          <table:table-cell office:value-type="string" office:string-value="m" table:formula="of:=LEFT(TEXT([.Y5];&quot;jjj&quot;);1)" table:style-name="ce126">
            <text:p>m</text:p>
          </table:table-cell>
          <table:table-cell office:value-type="string" office:string-value="m" table:formula="of:=LEFT(TEXT([.Z5];&quot;jjj&quot;);1)" table:style-name="ce126">
            <text:p>m</text:p>
          </table:table-cell>
          <table:table-cell office:value-type="string" office:string-value="j" table:formula="of:=LEFT(TEXT([.AA5];&quot;jjj&quot;);1)" table:style-name="ce126">
            <text:p>j</text:p>
          </table:table-cell>
          <table:table-cell office:value-type="string" office:string-value="v" table:formula="of:=LEFT(TEXT([.AB5];&quot;jjj&quot;);1)" table:style-name="ce126">
            <text:p>v</text:p>
          </table:table-cell>
          <table:table-cell office:value-type="string" office:string-value="s" table:formula="of:=LEFT(TEXT([.AC5];&quot;jjj&quot;);1)" table:style-name="ce128">
            <text:p>s</text:p>
          </table:table-cell>
          <table:table-cell office:value-type="string" office:string-value="d" table:formula="of:=LEFT(TEXT([.AD5];&quot;jjj&quot;);1)" table:style-name="ce128">
            <text:p>d</text:p>
          </table:table-cell>
          <table:table-cell office:value-type="string" office:string-value="l" table:formula="of:=LEFT(TEXT([.AE5];&quot;jjj&quot;);1)" table:style-name="ce126">
            <text:p>l</text:p>
          </table:table-cell>
          <table:table-cell office:value-type="string" office:string-value="m" table:formula="of:=LEFT(TEXT([.AF5];&quot;jjj&quot;);1)" table:style-name="ce126">
            <text:p>m</text:p>
          </table:table-cell>
          <table:table-cell office:value-type="string" office:string-value="m" table:formula="of:=LEFT(TEXT([.AG5];&quot;jjj&quot;);1)" table:style-name="ce126">
            <text:p>m</text:p>
          </table:table-cell>
          <table:table-cell office:value-type="string" office:string-value="j" table:formula="of:=LEFT(TEXT([.AH5];&quot;jjj&quot;);1)" table:style-name="ce126">
            <text:p>j</text:p>
          </table:table-cell>
          <table:table-cell office:value-type="string" office:string-value="v" table:formula="of:=LEFT(TEXT([.AI5];&quot;jjj&quot;);1)" table:style-name="ce126">
            <text:p>v</text:p>
          </table:table-cell>
          <table:table-cell office:value-type="string" office:string-value="s" table:formula="of:=LEFT(TEXT([.AJ5];&quot;jjj&quot;);1)" table:style-name="ce128">
            <text:p>s</text:p>
          </table:table-cell>
          <table:table-cell office:value-type="string" office:string-value="d" table:formula="of:=LEFT(TEXT([.AK5];&quot;jjj&quot;);1)" table:style-name="ce128">
            <text:p>d</text:p>
          </table:table-cell>
          <table:table-cell office:value-type="string" office:string-value="l" table:formula="of:=LEFT(TEXT([.AL5];&quot;jjj&quot;);1)" table:style-name="ce126">
            <text:p>l</text:p>
          </table:table-cell>
          <table:table-cell office:value-type="string" office:string-value="m" table:formula="of:=LEFT(TEXT([.AM5];&quot;jjj&quot;);1)" table:style-name="ce126">
            <text:p>m</text:p>
          </table:table-cell>
          <table:table-cell office:value-type="string" office:string-value="m" table:formula="of:=LEFT(TEXT([.AN5];&quot;jjj&quot;);1)" table:style-name="ce126">
            <text:p>m</text:p>
          </table:table-cell>
          <table:table-cell office:value-type="string" office:string-value="j" table:formula="of:=LEFT(TEXT([.AO5];&quot;jjj&quot;);1)" table:style-name="ce126">
            <text:p>j</text:p>
          </table:table-cell>
          <table:table-cell office:value-type="string" office:string-value="v" table:formula="of:=LEFT(TEXT([.AP5];&quot;jjj&quot;);1)" table:style-name="ce126">
            <text:p>v</text:p>
          </table:table-cell>
          <table:table-cell office:value-type="string" office:string-value="s" table:formula="of:=LEFT(TEXT([.AQ5];&quot;jjj&quot;);1)" table:style-name="ce128">
            <text:p>s</text:p>
          </table:table-cell>
          <table:table-cell office:value-type="string" office:string-value="d" table:formula="of:=LEFT(TEXT([.AR5];&quot;jjj&quot;);1)" table:style-name="ce128">
            <text:p>d</text:p>
          </table:table-cell>
          <table:table-cell office:value-type="string" office:string-value="l" table:formula="of:=LEFT(TEXT([.AS5];&quot;jjj&quot;);1)" table:style-name="ce126">
            <text:p>l</text:p>
          </table:table-cell>
          <table:table-cell office:value-type="string" office:string-value="m" table:formula="of:=LEFT(TEXT([.AT5];&quot;jjj&quot;);1)" table:style-name="ce126">
            <text:p>m</text:p>
          </table:table-cell>
          <table:table-cell office:value-type="string" office:string-value="m" table:formula="of:=LEFT(TEXT([.AU5];&quot;jjj&quot;);1)" table:style-name="ce126">
            <text:p>m</text:p>
          </table:table-cell>
          <table:table-cell office:value-type="string" office:string-value="j" table:formula="of:=LEFT(TEXT([.AV5];&quot;jjj&quot;);1)" table:style-name="ce126">
            <text:p>j</text:p>
          </table:table-cell>
          <table:table-cell office:value-type="string" office:string-value="v" table:formula="of:=LEFT(TEXT([.AW5];&quot;jjj&quot;);1)" table:style-name="ce126">
            <text:p>v</text:p>
          </table:table-cell>
          <table:table-cell office:value-type="string" office:string-value="s" table:formula="of:=LEFT(TEXT([.AX5];&quot;jjj&quot;);1)" table:style-name="ce128">
            <text:p>s</text:p>
          </table:table-cell>
          <table:table-cell office:value-type="string" office:string-value="d" table:formula="of:=LEFT(TEXT([.AY5];&quot;jjj&quot;);1)" table:style-name="ce128">
            <text:p>d</text:p>
          </table:table-cell>
          <table:table-cell office:value-type="string" office:string-value="l" table:formula="of:=LEFT(TEXT([.AZ5];&quot;jjj&quot;);1)" table:style-name="ce126">
            <text:p>l</text:p>
          </table:table-cell>
          <table:table-cell office:value-type="string" office:string-value="m" table:formula="of:=LEFT(TEXT([.BA5];&quot;jjj&quot;);1)" table:style-name="ce126">
            <text:p>m</text:p>
          </table:table-cell>
          <table:table-cell office:value-type="string" office:string-value="m" table:formula="of:=LEFT(TEXT([.BB5];&quot;jjj&quot;);1)" table:style-name="ce126">
            <text:p>m</text:p>
          </table:table-cell>
          <table:table-cell office:value-type="string" office:string-value="j" table:formula="of:=LEFT(TEXT([.BC5];&quot;jjj&quot;);1)" table:style-name="ce126">
            <text:p>j</text:p>
          </table:table-cell>
          <table:table-cell office:value-type="string" office:string-value="v" table:formula="of:=LEFT(TEXT([.BD5];&quot;jjj&quot;);1)" table:style-name="ce126">
            <text:p>v</text:p>
          </table:table-cell>
          <table:table-cell office:value-type="string" office:string-value="s" table:formula="of:=LEFT(TEXT([.BE5];&quot;jjj&quot;);1)" table:style-name="ce128">
            <text:p>s</text:p>
          </table:table-cell>
          <table:table-cell office:value-type="string" office:string-value="d" table:formula="of:=LEFT(TEXT([.BF5];&quot;jjj&quot;);1)" table:style-name="ce128">
            <text:p>d</text:p>
          </table:table-cell>
          <table:table-cell office:value-type="string" office:string-value="l" table:formula="of:=LEFT(TEXT([.BG5];&quot;jjj&quot;);1)" table:style-name="ce126">
            <text:p>l</text:p>
          </table:table-cell>
          <table:table-cell office:value-type="string" office:string-value="m" table:formula="of:=LEFT(TEXT([.BH5];&quot;jjj&quot;);1)" table:style-name="ce126">
            <text:p>m</text:p>
          </table:table-cell>
          <table:table-cell office:value-type="string" office:string-value="m" table:formula="of:=LEFT(TEXT([.BI5];&quot;jjj&quot;);1)" table:style-name="ce126">
            <text:p>m</text:p>
          </table:table-cell>
          <table:table-cell office:value-type="string" office:string-value="j" table:formula="of:=LEFT(TEXT([.BJ5];&quot;jjj&quot;);1)" table:style-name="ce126">
            <text:p>j</text:p>
          </table:table-cell>
          <table:table-cell office:value-type="string" office:string-value="v" table:formula="of:=LEFT(TEXT([.BK5];&quot;jjj&quot;);1)" table:style-name="ce126">
            <text:p>v</text:p>
          </table:table-cell>
          <table:table-cell office:value-type="string" office:string-value="s" table:formula="of:=LEFT(TEXT([.BL5];&quot;jjj&quot;);1)" table:style-name="ce128">
            <text:p>s</text:p>
          </table:table-cell>
          <table:table-cell office:value-type="string" office:string-value="d" table:formula="of:=LEFT(TEXT([.BM5];&quot;jjj&quot;);1)" table:style-name="ce128">
            <text:p>d</text:p>
          </table:table-cell>
          <table:table-cell table:number-columns-repeated="16319"/>
        </table:table-row>
        <table:table-row table:style-name="ro6">
          <table:table-cell table:style-name="ce23"/>
          <table:table-cell office:value-type="string" table:number-columns-spanned="6" table:number-rows-spanned="1" table:style-name="ce39">
            <text:p><text:span text:style-name="T2">Phase A</text:span>: Au cours de cette phase nous parcourons tous les aspects ( toutes les solutions) possibles pour résoudre le problème</text:p>
          </table:table-cell>
          <table:covered-table-cell table:number-columns-repeated="5"/>
          <table:table-cell table:style-name="ce24"/>
          <table:table-cell office:value-type="string" office:string-value="" table:formula="of:=IF(OR(ISBLANK($$début_tâche);ISBLANK($$fin_tâche));&quot;&quot;;$$fin_tâche-$$début_tâche+1)"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23"/>
          <table:table-cell office:value-type="string" table:style-name="ce28">
            <text:p>Analyse de Faisabilité</text:p>
          </table:table-cell>
          <table:table-cell office:value-type="string" table:style-name="ce53">
            <text:p>Cédric Hounnon</text:p>
          </table:table-cell>
          <table:table-cell office:value-type="string" table:style-name="ce41">
            <text:p>*</text:p>
          </table:table-cell>
          <table:table-cell office:value-type="date" office:date-value="2022-04-04T00:00:00" table:formula="of:=$$Début_Projet" table:style-name="ce30">
            <text:p>4/4/22</text:p>
          </table:table-cell>
          <table:table-cell office:value-type="date" office:date-value="2022-04-12T00:00:00" table:formula="of:=[.E8]+8" table:style-name="ce30">
            <text:p>12/4/22</text:p>
          </table:table-cell>
          <table:table-cell table:style-name="ce30"/>
          <table:table-cell table:style-name="ce24"/>
          <table:table-cell office:value-type="float" office:value="9" table:formula="of:=IF(OR(ISBLANK($$début_tâche);ISBLANK($$fin_tâche));&quot;&quot;;$$fin_tâche-$$début_tâche+1)" table:style-name="ce24">
            <text:p>9</text:p>
          </table:table-cell>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8">
          <table:table-cell table:style-name="ce23"/>
          <table:table-cell office:value-type="string" table:number-columns-spanned="6" table:number-rows-spanned="1" table:style-name="ce43">
            <text:p><text:span text:style-name="T2">Phase B:</text:span><text:s/>Cette phase se fera en deux étapes. Il s'agit de la conception d'un prototype du circuit sur proteus en utilisant la carte arduino puis ensuite en utilisant le AIMega 328P pour monter le circuit.</text:p>
          </table:table-cell>
          <table:covered-table-cell table:number-columns-repeated="5"/>
          <table:table-cell table:style-name="ce24"/>
          <table:table-cell office:value-type="string" office:string-value="" table:formula="of:=IF(OR(ISBLANK($$début_tâche);ISBLANK($$fin_tâche));&quot;&quot;;$$fin_tâche-$$début_tâche+1)"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23"/>
          <table:table-cell office:value-type="string" table:style-name="ce28">
            <text:p>Conception d'un prototype<text:s/></text:p>
          </table:table-cell>
          <table:table-cell office:value-type="string" table:style-name="ce29">
            <text:p>Cédric Hounnon</text:p>
          </table:table-cell>
          <table:table-cell office:value-type="string" table:style-name="ce41">
            <text:p>Phase A</text:p>
          </table:table-cell>
          <table:table-cell office:value-type="date" office:date-value="2022-04-12T00:00:00" table:formula="of:=[.F8]+0" table:style-name="ce30">
            <text:p>12/4/22</text:p>
          </table:table-cell>
          <table:table-cell office:value-type="date" office:date-value="2022-04-14T00:00:00" table:formula="of:=[.E10]+2" table:style-name="ce30">
            <text:p>14/4/22</text:p>
          </table:table-cell>
          <table:table-cell table:style-name="ce30"/>
          <table:table-cell table:style-name="ce24"/>
          <table:table-cell office:value-type="float" office:value="3" table:formula="of:=IF(OR(ISBLANK($$début_tâche);ISBLANK($$fin_tâche));&quot;&quot;;$$fin_tâche-$$début_tâche+1)" table:style-name="ce24">
            <text:p>3</text:p>
          </table:table-cell>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31"/>
          <table:table-cell office:value-type="string" table:number-columns-spanned="6" table:number-rows-spanned="1" table:style-name="ce45">
            <text:p>Phase C<text:span text:style-name="T1">:<text:s/></text:span></text:p>
          </table:table-cell>
          <table:covered-table-cell table:number-columns-repeated="5"/>
          <table:table-cell table:number-columns-repeated="2"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31"/>
          <table:table-cell office:value-type="string" table:style-name="ce28">
            <text:p>Acquisition du matériel pour les tests fonctionnels et la mise en production</text:p>
          </table:table-cell>
          <table:table-cell office:value-type="string" table:style-name="ce29">
            <text:p>Cédric Hounnon</text:p>
          </table:table-cell>
          <table:table-cell office:value-type="string" table:style-name="ce41">
            <text:p>Phase A</text:p>
          </table:table-cell>
          <table:table-cell office:value-type="date" office:date-value="2022-04-12T00:00:00" table:formula="of:=[.F10]-2" table:style-name="ce30">
            <text:p>12/4/22</text:p>
          </table:table-cell>
          <table:table-cell office:value-type="date" office:date-value="2022-04-14T00:00:00" table:formula="of:=[.E12]+2" table:style-name="ce30">
            <text:p>14/4/22</text:p>
          </table:table-cell>
          <table:table-cell table:style-name="ce30"/>
          <table:table-cell table:style-name="ce24"/>
          <table:table-cell office:value-type="float" office:value="3" table:formula="of:=IF(OR(ISBLANK($$début_tâche);ISBLANK($$fin_tâche));&quot;&quot;;$$fin_tâche-$$début_tâche+1)" table:style-name="ce24">
            <text:p>3</text:p>
          </table:table-cell>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31"/>
          <table:table-cell office:value-type="string" table:number-columns-spanned="6" table:number-rows-spanned="1" table:style-name="ce47">
            <text:p><text:span text:style-name="T2">Phase D</text:span>: Réalisation d'un premier prototype</text:p>
          </table:table-cell>
          <table:covered-table-cell table:number-columns-repeated="5"/>
          <table:table-cell table:number-columns-repeated="2" table:style-name="ce24"/>
          <table:table-cell table:style-name="ce73"/>
          <table:table-cell table:style-name="ce73"/>
          <table:table-cell table:style-name="ce73"/>
          <table:table-cell table:style-name="ce73"/>
          <table:table-cell table:style-name="ce73"/>
          <table:table-cell table:style-name="ce76"/>
          <table:table-cell table:style-name="ce76"/>
          <table:table-cell table:style-name="ce73"/>
          <table:table-cell table:style-name="ce73"/>
          <table:table-cell table:style-name="ce73"/>
          <table:table-cell table:style-name="ce73"/>
          <table:table-cell table:style-name="ce73"/>
          <table:table-cell table:style-name="ce98"/>
          <table:table-cell table:style-name="ce98"/>
          <table:table-cell table:style-name="ce73"/>
          <table:table-cell table:style-name="ce73"/>
          <table:table-cell table:style-name="ce73"/>
          <table:table-cell table:style-name="ce73"/>
          <table:table-cell table:style-name="ce73"/>
          <table:table-cell table:style-name="ce98"/>
          <table:table-cell table:style-name="ce98"/>
          <table:table-cell table:style-name="ce73"/>
          <table:table-cell table:style-name="ce73"/>
          <table:table-cell table:style-name="ce73"/>
          <table:table-cell table:style-name="ce73"/>
          <table:table-cell table:style-name="ce73"/>
          <table:table-cell table:style-name="ce98"/>
          <table:table-cell table:style-name="ce98"/>
          <table:table-cell table:style-name="ce73"/>
          <table:table-cell table:style-name="ce73"/>
          <table:table-cell table:style-name="ce73"/>
          <table:table-cell table:style-name="ce73"/>
          <table:table-cell table:style-name="ce73"/>
          <table:table-cell table:style-name="ce98"/>
          <table:table-cell table:style-name="ce98"/>
          <table:table-cell table:style-name="ce73"/>
          <table:table-cell table:style-name="ce73"/>
          <table:table-cell table:style-name="ce73"/>
          <table:table-cell table:style-name="ce73"/>
          <table:table-cell table:style-name="ce73"/>
          <table:table-cell table:style-name="ce105"/>
          <table:table-cell table:style-name="ce105"/>
          <table:table-cell table:style-name="ce73"/>
          <table:table-cell table:style-name="ce73"/>
          <table:table-cell table:style-name="ce73"/>
          <table:table-cell table:style-name="ce73"/>
          <table:table-cell table:style-name="ce73"/>
          <table:table-cell table:style-name="ce105"/>
          <table:table-cell table:style-name="ce105"/>
          <table:table-cell table:style-name="ce73"/>
          <table:table-cell table:style-name="ce73"/>
          <table:table-cell table:style-name="ce73"/>
          <table:table-cell table:style-name="ce73"/>
          <table:table-cell table:style-name="ce73"/>
          <table:table-cell table:style-name="ce105"/>
          <table:table-cell table:style-name="ce105"/>
          <table:table-cell table:number-columns-repeated="16319" table:style-name="ce27"/>
        </table:table-row>
        <table:table-row table:style-name="ro7">
          <table:table-cell table:style-name="ce31"/>
          <table:table-cell office:value-type="string" table:style-name="ce28">
            <text:p>Conception d'un prototype physique</text:p>
          </table:table-cell>
          <table:table-cell office:value-type="string" table:style-name="ce29">
            <text:p>Cédric Hounnon</text:p>
          </table:table-cell>
          <table:table-cell office:value-type="string" table:style-name="ce41">
            <text:p>Phase A, B et C</text:p>
          </table:table-cell>
          <table:table-cell office:value-type="date" office:date-value="2022-04-14T00:00:00" table:formula="of:=[.F12]+0" table:style-name="ce30">
            <text:p>14/4/22</text:p>
          </table:table-cell>
          <table:table-cell office:value-type="date" office:date-value="2022-04-18T00:00:00" table:formula="of:=[.E14]+4" table:style-name="ce30">
            <text:p>18/4/22</text:p>
          </table:table-cell>
          <table:table-cell table:style-name="ce30"/>
          <table:table-cell table:style-name="ce24"/>
          <table:table-cell office:value-type="float" office:value="5" table:formula="of:=IF(OR(ISBLANK($$début_tâche);ISBLANK($$fin_tâche));&quot;&quot;;$$fin_tâche-$$début_tâche+1)" table:style-name="ce24">
            <text:p>5</text:p>
          </table:table-cell>
          <table:table-cell table:style-name="ce72"/>
          <table:table-cell table:style-name="ce72"/>
          <table:table-cell table:style-name="ce72"/>
          <table:table-cell table:style-name="ce72"/>
          <table:table-cell table:style-name="ce72"/>
          <table:table-cell table:style-name="ce75"/>
          <table:table-cell table:style-name="ce75"/>
          <table:table-cell table:style-name="ce72"/>
          <table:table-cell table:style-name="ce72"/>
          <table:table-cell table:style-name="ce72"/>
          <table:table-cell table:style-name="ce72"/>
          <table:table-cell table:style-name="ce72"/>
          <table:table-cell table:style-name="ce97"/>
          <table:table-cell table:style-name="ce97"/>
          <table:table-cell table:style-name="ce72"/>
          <table:table-cell table:style-name="ce72"/>
          <table:table-cell table:style-name="ce72"/>
          <table:table-cell table:style-name="ce72"/>
          <table:table-cell table:style-name="ce72"/>
          <table:table-cell table:style-name="ce97"/>
          <table:table-cell table:style-name="ce97"/>
          <table:table-cell table:style-name="ce72"/>
          <table:table-cell table:style-name="ce72"/>
          <table:table-cell table:style-name="ce72"/>
          <table:table-cell table:style-name="ce72"/>
          <table:table-cell table:style-name="ce72"/>
          <table:table-cell table:style-name="ce97"/>
          <table:table-cell table:style-name="ce97"/>
          <table:table-cell table:style-name="ce72"/>
          <table:table-cell table:style-name="ce72"/>
          <table:table-cell table:style-name="ce72"/>
          <table:table-cell table:style-name="ce72"/>
          <table:table-cell table:style-name="ce72"/>
          <table:table-cell table:style-name="ce97"/>
          <table:table-cell table:style-name="ce97"/>
          <table:table-cell table:style-name="ce72"/>
          <table:table-cell table:style-name="ce72"/>
          <table:table-cell table:style-name="ce72"/>
          <table:table-cell table:style-name="ce72"/>
          <table:table-cell table:style-name="ce72"/>
          <table:table-cell table:style-name="ce104"/>
          <table:table-cell table:style-name="ce104"/>
          <table:table-cell table:style-name="ce72"/>
          <table:table-cell table:style-name="ce72"/>
          <table:table-cell table:style-name="ce72"/>
          <table:table-cell table:style-name="ce72"/>
          <table:table-cell table:style-name="ce72"/>
          <table:table-cell table:style-name="ce104"/>
          <table:table-cell table:style-name="ce104"/>
          <table:table-cell table:style-name="ce72"/>
          <table:table-cell table:style-name="ce72"/>
          <table:table-cell table:style-name="ce72"/>
          <table:table-cell table:style-name="ce72"/>
          <table:table-cell table:style-name="ce72"/>
          <table:table-cell table:style-name="ce104"/>
          <table:table-cell table:style-name="ce104"/>
          <table:table-cell table:number-columns-repeated="16319" table:style-name="ce27"/>
        </table:table-row>
        <table:table-row table:style-name="ro7">
          <table:table-cell table:style-name="ce31"/>
          <table:table-cell office:value-type="string" table:number-columns-spanned="6" table:number-rows-spanned="1" table:style-name="ce58">
            <text:p><text:span text:style-name="T2">Phase E</text:span>: Document de cloture</text:p>
          </table:table-cell>
          <table:covered-table-cell table:number-columns-repeated="5"/>
          <table:table-cell table:number-columns-repeated="2" table:style-name="ce24"/>
          <table:table-cell table:style-name="ce71"/>
          <table:table-cell table:style-name="ce71"/>
          <table:table-cell table:style-name="ce71"/>
          <table:table-cell table:style-name="ce71"/>
          <table:table-cell table:style-name="ce71"/>
          <table:table-cell table:style-name="ce74"/>
          <table:table-cell table:style-name="ce74"/>
          <table:table-cell table:style-name="ce71"/>
          <table:table-cell table:style-name="ce71"/>
          <table:table-cell table:style-name="ce71"/>
          <table:table-cell table:style-name="ce71"/>
          <table:table-cell table:style-name="ce71"/>
          <table:table-cell table:style-name="ce99"/>
          <table:table-cell table:style-name="ce99"/>
          <table:table-cell table:style-name="ce71"/>
          <table:table-cell table:style-name="ce71"/>
          <table:table-cell table:style-name="ce71"/>
          <table:table-cell table:style-name="ce71"/>
          <table:table-cell table:style-name="ce71"/>
          <table:table-cell table:style-name="ce99"/>
          <table:table-cell table:style-name="ce99"/>
          <table:table-cell table:style-name="ce71"/>
          <table:table-cell table:style-name="ce71"/>
          <table:table-cell table:style-name="ce71"/>
          <table:table-cell table:style-name="ce71"/>
          <table:table-cell table:style-name="ce71"/>
          <table:table-cell table:style-name="ce99"/>
          <table:table-cell table:style-name="ce99"/>
          <table:table-cell table:style-name="ce71"/>
          <table:table-cell table:style-name="ce71"/>
          <table:table-cell table:style-name="ce71"/>
          <table:table-cell table:style-name="ce71"/>
          <table:table-cell table:style-name="ce71"/>
          <table:table-cell table:style-name="ce99"/>
          <table:table-cell table:style-name="ce99"/>
          <table:table-cell table:style-name="ce71"/>
          <table:table-cell table:style-name="ce71"/>
          <table:table-cell table:style-name="ce71"/>
          <table:table-cell table:style-name="ce71"/>
          <table:table-cell table:style-name="ce71"/>
          <table:table-cell table:style-name="ce106"/>
          <table:table-cell table:style-name="ce106"/>
          <table:table-cell table:style-name="ce71"/>
          <table:table-cell table:style-name="ce71"/>
          <table:table-cell table:style-name="ce71"/>
          <table:table-cell table:style-name="ce71"/>
          <table:table-cell table:style-name="ce71"/>
          <table:table-cell table:style-name="ce106"/>
          <table:table-cell table:style-name="ce106"/>
          <table:table-cell table:style-name="ce71"/>
          <table:table-cell table:style-name="ce71"/>
          <table:table-cell table:style-name="ce71"/>
          <table:table-cell table:style-name="ce71"/>
          <table:table-cell table:style-name="ce71"/>
          <table:table-cell table:style-name="ce106"/>
          <table:table-cell table:style-name="ce106"/>
          <table:table-cell table:number-columns-repeated="16319" table:style-name="ce27"/>
        </table:table-row>
        <table:table-row table:style-name="ro9">
          <table:table-cell table:style-name="ce31"/>
          <table:table-cell office:value-type="string" table:style-name="ce52">
            <text:p>Rédiger un document qui explique l'utilisation de l'appareil</text:p>
          </table:table-cell>
          <table:table-cell office:value-type="string" table:style-name="ce54">
            <text:p>Cédric Hounnon</text:p>
          </table:table-cell>
          <table:table-cell office:value-type="string" table:style-name="ce56">
            <text:p>Phase A,B,C et D</text:p>
          </table:table-cell>
          <table:table-cell office:value-type="date" office:date-value="2022-04-19T00:00:00" table:formula="of:=[.F14]+1" table:style-name="ce57">
            <text:p>19/4/22</text:p>
          </table:table-cell>
          <table:table-cell office:value-type="date" office:date-value="2022-04-20T00:00:00" table:formula="of:=[.E16]+1" table:style-name="ce57">
            <text:p>20/4/22</text:p>
          </table:table-cell>
          <table:table-cell table:style-name="ce55"/>
          <table:table-cell table:number-columns-repeated="2" table:style-name="ce24"/>
          <table:table-cell table:style-name="ce141"/>
          <table:table-cell table:style-name="ce141"/>
          <table:table-cell table:style-name="ce141"/>
          <table:table-cell table:style-name="ce141"/>
          <table:table-cell table:style-name="ce141"/>
          <table:table-cell table:style-name="ce142"/>
          <table:table-cell table:style-name="ce142"/>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number-columns-repeated="16319" table:style-name="ce27"/>
        </table:table-row>
        <table:table-row table:number-rows-repeated="2" table:style-name="ro7">
          <table:table-cell table:style-name="ce23"/>
          <table:table-cell table:number-columns-repeated="6" table:style-name="ce48"/>
          <table:table-cell table:number-columns-repeated="2" table:style-name="ce24"/>
          <table:table-cell table:style-name="ce141"/>
          <table:table-cell table:style-name="ce141"/>
          <table:table-cell table:style-name="ce141"/>
          <table:table-cell table:style-name="ce141"/>
          <table:table-cell table:style-name="ce141"/>
          <table:table-cell table:style-name="ce142"/>
          <table:table-cell table:style-name="ce142"/>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number-columns-repeated="16319" table:style-name="ce27"/>
        </table:table-row>
        <table:table-row table:style-name="ro7">
          <table:table-cell table:style-name="ce23"/>
          <table:table-cell table:style-name="ce48"/>
          <table:table-cell table:style-name="ce49"/>
          <table:table-cell table:style-name="ce50"/>
          <table:table-cell table:number-columns-repeated="3" table:style-name="ce51"/>
          <table:table-cell table:number-columns-repeated="2" table:style-name="ce24"/>
          <table:table-cell table:style-name="ce141"/>
          <table:table-cell table:style-name="ce141"/>
          <table:table-cell table:style-name="ce141"/>
          <table:table-cell table:style-name="ce141"/>
          <table:table-cell table:style-name="ce141"/>
          <table:table-cell table:style-name="ce142"/>
          <table:table-cell table:style-name="ce142"/>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number-columns-repeated="16319" table:style-name="ce27"/>
        </table:table-row>
        <table:table-row table:number-rows-repeated="2"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41"/>
          <table:table-cell table:style-name="ce141"/>
          <table:table-cell table:style-name="ce141"/>
          <table:table-cell table:style-name="ce141"/>
          <table:table-cell table:style-name="ce141"/>
          <table:table-cell table:style-name="ce142"/>
          <table:table-cell table:style-name="ce142"/>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style-name="ce141"/>
          <table:table-cell table:style-name="ce141"/>
          <table:table-cell table:style-name="ce141"/>
          <table:table-cell table:style-name="ce141"/>
          <table:table-cell table:style-name="ce141"/>
          <table:table-cell table:style-name="ce143"/>
          <table:table-cell table:style-name="ce143"/>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87"/>
          <table:table-cell table:style-name="ce87"/>
          <table:table-cell table:style-name="ce87"/>
          <table:table-cell table:style-name="ce87"/>
          <table:table-cell table:style-name="ce87"/>
          <table:table-cell table:style-name="ce88"/>
          <table:table-cell table:style-name="ce88"/>
          <table:table-cell table:style-name="ce87"/>
          <table:table-cell table:style-name="ce87"/>
          <table:table-cell table:style-name="ce87"/>
          <table:table-cell table:style-name="ce87"/>
          <table:table-cell table:style-name="ce87"/>
          <table:table-cell table:style-name="ce89"/>
          <table:table-cell table:style-name="ce89"/>
          <table:table-cell table:style-name="ce87"/>
          <table:table-cell table:style-name="ce87"/>
          <table:table-cell table:style-name="ce87"/>
          <table:table-cell table:style-name="ce87"/>
          <table:table-cell table:style-name="ce87"/>
          <table:table-cell table:style-name="ce89"/>
          <table:table-cell table:style-name="ce89"/>
          <table:table-cell table:style-name="ce87"/>
          <table:table-cell table:style-name="ce87"/>
          <table:table-cell table:style-name="ce87"/>
          <table:table-cell table:style-name="ce87"/>
          <table:table-cell table:style-name="ce87"/>
          <table:table-cell table:style-name="ce89"/>
          <table:table-cell table:style-name="ce89"/>
          <table:table-cell table:style-name="ce87"/>
          <table:table-cell table:style-name="ce87"/>
          <table:table-cell table:style-name="ce87"/>
          <table:table-cell table:style-name="ce87"/>
          <table:table-cell table:style-name="ce87"/>
          <table:table-cell table:style-name="ce89"/>
          <table:table-cell table:style-name="ce89"/>
          <table:table-cell table:style-name="ce87"/>
          <table:table-cell table:style-name="ce87"/>
          <table:table-cell table:style-name="ce87"/>
          <table:table-cell table:style-name="ce87"/>
          <table:table-cell table:style-name="ce87"/>
          <table:table-cell table:style-name="ce100"/>
          <table:table-cell table:style-name="ce100"/>
          <table:table-cell table:style-name="ce87"/>
          <table:table-cell table:style-name="ce87"/>
          <table:table-cell table:style-name="ce87"/>
          <table:table-cell table:style-name="ce87"/>
          <table:table-cell table:style-name="ce87"/>
          <table:table-cell table:style-name="ce100"/>
          <table:table-cell table:style-name="ce100"/>
          <table:table-cell table:style-name="ce87"/>
          <table:table-cell table:style-name="ce87"/>
          <table:table-cell table:style-name="ce87"/>
          <table:table-cell table:style-name="ce87"/>
          <table:table-cell table:style-name="ce87"/>
          <table:table-cell table:style-name="ce100"/>
          <table:table-cell table:style-name="ce100"/>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66"/>
          <table:table-cell table:style-name="ce66"/>
          <table:table-cell table:style-name="ce66"/>
          <table:table-cell table:style-name="ce66"/>
          <table:table-cell table:style-name="ce66"/>
          <table:table-cell table:style-name="ce69"/>
          <table:table-cell table:style-name="ce69"/>
          <table:table-cell table:style-name="ce66"/>
          <table:table-cell table:style-name="ce66"/>
          <table:table-cell table:style-name="ce66"/>
          <table:table-cell table:style-name="ce66"/>
          <table:table-cell table:style-name="ce66"/>
          <table:table-cell table:style-name="ce114"/>
          <table:table-cell table:style-name="ce114"/>
          <table:table-cell table:style-name="ce66"/>
          <table:table-cell table:style-name="ce66"/>
          <table:table-cell table:style-name="ce66"/>
          <table:table-cell table:style-name="ce66"/>
          <table:table-cell table:style-name="ce66"/>
          <table:table-cell table:style-name="ce114"/>
          <table:table-cell table:style-name="ce114"/>
          <table:table-cell table:style-name="ce66"/>
          <table:table-cell table:style-name="ce66"/>
          <table:table-cell table:style-name="ce66"/>
          <table:table-cell table:style-name="ce66"/>
          <table:table-cell table:style-name="ce66"/>
          <table:table-cell table:style-name="ce114"/>
          <table:table-cell table:style-name="ce114"/>
          <table:table-cell table:style-name="ce66"/>
          <table:table-cell table:style-name="ce66"/>
          <table:table-cell table:style-name="ce66"/>
          <table:table-cell table:style-name="ce66"/>
          <table:table-cell table:style-name="ce66"/>
          <table:table-cell table:style-name="ce114"/>
          <table:table-cell table:style-name="ce114"/>
          <table:table-cell table:style-name="ce66"/>
          <table:table-cell table:style-name="ce66"/>
          <table:table-cell table:style-name="ce66"/>
          <table:table-cell table:style-name="ce66"/>
          <table:table-cell table:style-name="ce66"/>
          <table:table-cell table:style-name="ce101"/>
          <table:table-cell table:style-name="ce101"/>
          <table:table-cell table:style-name="ce66"/>
          <table:table-cell table:style-name="ce66"/>
          <table:table-cell table:style-name="ce66"/>
          <table:table-cell table:style-name="ce66"/>
          <table:table-cell table:style-name="ce66"/>
          <table:table-cell table:style-name="ce101"/>
          <table:table-cell table:style-name="ce101"/>
          <table:table-cell table:style-name="ce66"/>
          <table:table-cell table:style-name="ce66"/>
          <table:table-cell table:style-name="ce66"/>
          <table:table-cell table:style-name="ce66"/>
          <table:table-cell table:style-name="ce66"/>
          <table:table-cell table:style-name="ce101"/>
          <table:table-cell table:style-name="ce101"/>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44"/>
          <table:table-cell table:style-name="ce144"/>
          <table:table-cell table:style-name="ce144"/>
          <table:table-cell table:style-name="ce144"/>
          <table:table-cell table:style-name="ce144"/>
          <table:table-cell table:style-name="ce145"/>
          <table:table-cell table:style-name="ce145"/>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style-name="ce144"/>
          <table:table-cell table:style-name="ce144"/>
          <table:table-cell table:style-name="ce144"/>
          <table:table-cell table:style-name="ce144"/>
          <table:table-cell table:style-name="ce144"/>
          <table:table-cell table:style-name="ce146"/>
          <table:table-cell table:style-name="ce146"/>
          <table:table-cell table:number-columns-repeated="16319" table:style-name="ce27"/>
        </table:table-row>
        <table:table-row table:style-name="ro10">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47"/>
          <table:table-cell table:style-name="ce147"/>
          <table:table-cell table:style-name="ce147"/>
          <table:table-cell table:style-name="ce147"/>
          <table:table-cell table:style-name="ce147"/>
          <table:table-cell table:style-name="ce148"/>
          <table:table-cell table:style-name="ce148"/>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number-columns-repeated="16319" table:style-name="ce27"/>
        </table:table-row>
        <table:table-row table:number-rows-repeated="2" table:style-name="ro7">
          <table:table-cell table:style-name="ce23"/>
          <table:table-cell table:style-name="ce48"/>
          <table:table-cell table:style-name="ce49"/>
          <table:table-cell table:style-name="ce50"/>
          <table:table-cell table:number-columns-repeated="3" table:style-name="ce51"/>
          <table:table-cell table:number-columns-repeated="2" table:style-name="ce24"/>
          <table:table-cell table:style-name="ce147"/>
          <table:table-cell table:style-name="ce147"/>
          <table:table-cell table:style-name="ce147"/>
          <table:table-cell table:style-name="ce147"/>
          <table:table-cell table:style-name="ce147"/>
          <table:table-cell table:style-name="ce148"/>
          <table:table-cell table:style-name="ce148"/>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style-name="ce147"/>
          <table:table-cell table:style-name="ce147"/>
          <table:table-cell table:style-name="ce147"/>
          <table:table-cell table:style-name="ce147"/>
          <table:table-cell table:style-name="ce147"/>
          <table:table-cell table:style-name="ce149"/>
          <table:table-cell table:style-name="ce149"/>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65"/>
          <table:table-cell table:style-name="ce65"/>
          <table:table-cell table:style-name="ce65"/>
          <table:table-cell table:style-name="ce65"/>
          <table:table-cell table:style-name="ce65"/>
          <table:table-cell table:style-name="ce68"/>
          <table:table-cell table:style-name="ce68"/>
          <table:table-cell table:style-name="ce65"/>
          <table:table-cell table:style-name="ce65"/>
          <table:table-cell table:style-name="ce65"/>
          <table:table-cell table:style-name="ce65"/>
          <table:table-cell table:style-name="ce65"/>
          <table:table-cell table:style-name="ce91"/>
          <table:table-cell table:style-name="ce91"/>
          <table:table-cell table:style-name="ce65"/>
          <table:table-cell table:style-name="ce65"/>
          <table:table-cell table:style-name="ce65"/>
          <table:table-cell table:style-name="ce65"/>
          <table:table-cell table:style-name="ce65"/>
          <table:table-cell table:style-name="ce91"/>
          <table:table-cell table:style-name="ce91"/>
          <table:table-cell table:style-name="ce65"/>
          <table:table-cell table:style-name="ce65"/>
          <table:table-cell table:style-name="ce65"/>
          <table:table-cell table:style-name="ce65"/>
          <table:table-cell table:style-name="ce65"/>
          <table:table-cell table:style-name="ce91"/>
          <table:table-cell table:style-name="ce91"/>
          <table:table-cell table:style-name="ce65"/>
          <table:table-cell table:style-name="ce65"/>
          <table:table-cell table:style-name="ce65"/>
          <table:table-cell table:style-name="ce65"/>
          <table:table-cell table:style-name="ce65"/>
          <table:table-cell table:style-name="ce91"/>
          <table:table-cell table:style-name="ce91"/>
          <table:table-cell table:style-name="ce65"/>
          <table:table-cell table:style-name="ce65"/>
          <table:table-cell table:style-name="ce65"/>
          <table:table-cell table:style-name="ce65"/>
          <table:table-cell table:style-name="ce65"/>
          <table:table-cell table:style-name="ce102"/>
          <table:table-cell table:style-name="ce102"/>
          <table:table-cell table:style-name="ce65"/>
          <table:table-cell table:style-name="ce65"/>
          <table:table-cell table:style-name="ce65"/>
          <table:table-cell table:style-name="ce65"/>
          <table:table-cell table:style-name="ce65"/>
          <table:table-cell table:style-name="ce102"/>
          <table:table-cell table:style-name="ce102"/>
          <table:table-cell table:style-name="ce65"/>
          <table:table-cell table:style-name="ce65"/>
          <table:table-cell table:style-name="ce65"/>
          <table:table-cell table:style-name="ce65"/>
          <table:table-cell table:style-name="ce65"/>
          <table:table-cell table:style-name="ce102"/>
          <table:table-cell table:style-name="ce102"/>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67"/>
          <table:table-cell table:style-name="ce67"/>
          <table:table-cell table:style-name="ce67"/>
          <table:table-cell table:style-name="ce67"/>
          <table:table-cell table:style-name="ce67"/>
          <table:table-cell table:style-name="ce70"/>
          <table:table-cell table:style-name="ce70"/>
          <table:table-cell table:style-name="ce67"/>
          <table:table-cell table:style-name="ce67"/>
          <table:table-cell table:style-name="ce67"/>
          <table:table-cell table:style-name="ce67"/>
          <table:table-cell table:style-name="ce67"/>
          <table:table-cell table:style-name="ce90"/>
          <table:table-cell table:style-name="ce90"/>
          <table:table-cell table:style-name="ce67"/>
          <table:table-cell table:style-name="ce67"/>
          <table:table-cell table:style-name="ce67"/>
          <table:table-cell table:style-name="ce67"/>
          <table:table-cell table:style-name="ce67"/>
          <table:table-cell table:style-name="ce90"/>
          <table:table-cell table:style-name="ce90"/>
          <table:table-cell table:style-name="ce67"/>
          <table:table-cell table:style-name="ce67"/>
          <table:table-cell table:style-name="ce67"/>
          <table:table-cell table:style-name="ce67"/>
          <table:table-cell table:style-name="ce67"/>
          <table:table-cell table:style-name="ce90"/>
          <table:table-cell table:style-name="ce90"/>
          <table:table-cell table:style-name="ce67"/>
          <table:table-cell table:style-name="ce67"/>
          <table:table-cell table:style-name="ce67"/>
          <table:table-cell table:style-name="ce67"/>
          <table:table-cell table:style-name="ce67"/>
          <table:table-cell table:style-name="ce90"/>
          <table:table-cell table:style-name="ce90"/>
          <table:table-cell table:style-name="ce67"/>
          <table:table-cell table:style-name="ce67"/>
          <table:table-cell table:style-name="ce67"/>
          <table:table-cell table:style-name="ce67"/>
          <table:table-cell table:style-name="ce67"/>
          <table:table-cell table:style-name="ce103"/>
          <table:table-cell table:style-name="ce103"/>
          <table:table-cell table:style-name="ce67"/>
          <table:table-cell table:style-name="ce67"/>
          <table:table-cell table:style-name="ce67"/>
          <table:table-cell table:style-name="ce67"/>
          <table:table-cell table:style-name="ce67"/>
          <table:table-cell table:style-name="ce103"/>
          <table:table-cell table:style-name="ce103"/>
          <table:table-cell table:style-name="ce67"/>
          <table:table-cell table:style-name="ce67"/>
          <table:table-cell table:style-name="ce67"/>
          <table:table-cell table:style-name="ce67"/>
          <table:table-cell table:style-name="ce67"/>
          <table:table-cell table:style-name="ce103"/>
          <table:table-cell table:style-name="ce103"/>
          <table:table-cell table:number-columns-repeated="16319" table:style-name="ce27"/>
        </table:table-row>
        <table:table-row table:style-name="ro7">
          <table:table-cell table:style-name="ce23"/>
          <table:table-cell table:style-name="ce48"/>
          <table:table-cell table:style-name="ce49"/>
          <table:table-cell table:style-name="ce50"/>
          <table:table-cell table:number-columns-repeated="3" table:style-name="ce51"/>
          <table:table-cell table:number-columns-repeated="2" table:style-name="ce24"/>
          <table:table-cell table:style-name="ce150"/>
          <table:table-cell table:style-name="ce150"/>
          <table:table-cell table:style-name="ce150"/>
          <table:table-cell table:style-name="ce150"/>
          <table:table-cell table:style-name="ce150"/>
          <table:table-cell table:style-name="ce151"/>
          <table:table-cell table:style-name="ce151"/>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style-name="ce150"/>
          <table:table-cell table:style-name="ce150"/>
          <table:table-cell table:style-name="ce150"/>
          <table:table-cell table:style-name="ce150"/>
          <table:table-cell table:style-name="ce150"/>
          <table:table-cell table:style-name="ce152"/>
          <table:table-cell table:style-name="ce152"/>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79"/>
          <table:table-cell table:style-name="ce79"/>
          <table:table-cell table:style-name="ce79"/>
          <table:table-cell table:style-name="ce79"/>
          <table:table-cell table:style-name="ce79"/>
          <table:table-cell table:style-name="ce82"/>
          <table:table-cell table:style-name="ce82"/>
          <table:table-cell table:style-name="ce79"/>
          <table:table-cell table:style-name="ce79"/>
          <table:table-cell table:style-name="ce79"/>
          <table:table-cell table:style-name="ce79"/>
          <table:table-cell table:style-name="ce79"/>
          <table:table-cell table:style-name="ce92"/>
          <table:table-cell table:style-name="ce92"/>
          <table:table-cell table:style-name="ce79"/>
          <table:table-cell table:style-name="ce79"/>
          <table:table-cell table:style-name="ce79"/>
          <table:table-cell table:style-name="ce79"/>
          <table:table-cell table:style-name="ce79"/>
          <table:table-cell table:style-name="ce92"/>
          <table:table-cell table:style-name="ce92"/>
          <table:table-cell table:style-name="ce79"/>
          <table:table-cell table:style-name="ce79"/>
          <table:table-cell table:style-name="ce79"/>
          <table:table-cell table:style-name="ce79"/>
          <table:table-cell table:style-name="ce79"/>
          <table:table-cell table:style-name="ce92"/>
          <table:table-cell table:style-name="ce92"/>
          <table:table-cell table:style-name="ce79"/>
          <table:table-cell table:style-name="ce79"/>
          <table:table-cell table:style-name="ce79"/>
          <table:table-cell table:style-name="ce79"/>
          <table:table-cell table:style-name="ce79"/>
          <table:table-cell table:style-name="ce92"/>
          <table:table-cell table:style-name="ce92"/>
          <table:table-cell table:style-name="ce79"/>
          <table:table-cell table:style-name="ce79"/>
          <table:table-cell table:style-name="ce79"/>
          <table:table-cell table:style-name="ce79"/>
          <table:table-cell table:style-name="ce79"/>
          <table:table-cell table:style-name="ce107"/>
          <table:table-cell table:style-name="ce107"/>
          <table:table-cell table:style-name="ce79"/>
          <table:table-cell table:style-name="ce79"/>
          <table:table-cell table:style-name="ce79"/>
          <table:table-cell table:style-name="ce79"/>
          <table:table-cell table:style-name="ce79"/>
          <table:table-cell table:style-name="ce107"/>
          <table:table-cell table:style-name="ce107"/>
          <table:table-cell table:style-name="ce79"/>
          <table:table-cell table:style-name="ce79"/>
          <table:table-cell table:style-name="ce79"/>
          <table:table-cell table:style-name="ce79"/>
          <table:table-cell table:style-name="ce79"/>
          <table:table-cell table:style-name="ce107"/>
          <table:table-cell table:style-name="ce107"/>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78"/>
          <table:table-cell table:style-name="ce78"/>
          <table:table-cell table:style-name="ce78"/>
          <table:table-cell table:style-name="ce78"/>
          <table:table-cell table:style-name="ce78"/>
          <table:table-cell table:style-name="ce81"/>
          <table:table-cell table:style-name="ce81"/>
          <table:table-cell table:style-name="ce78"/>
          <table:table-cell table:style-name="ce78"/>
          <table:table-cell table:style-name="ce78"/>
          <table:table-cell table:style-name="ce78"/>
          <table:table-cell table:style-name="ce78"/>
          <table:table-cell table:style-name="ce93"/>
          <table:table-cell table:style-name="ce93"/>
          <table:table-cell table:style-name="ce78"/>
          <table:table-cell table:style-name="ce78"/>
          <table:table-cell table:style-name="ce78"/>
          <table:table-cell table:style-name="ce78"/>
          <table:table-cell table:style-name="ce78"/>
          <table:table-cell table:style-name="ce93"/>
          <table:table-cell table:style-name="ce93"/>
          <table:table-cell table:style-name="ce78"/>
          <table:table-cell table:style-name="ce78"/>
          <table:table-cell table:style-name="ce78"/>
          <table:table-cell table:style-name="ce78"/>
          <table:table-cell table:style-name="ce78"/>
          <table:table-cell table:style-name="ce93"/>
          <table:table-cell table:style-name="ce93"/>
          <table:table-cell table:style-name="ce78"/>
          <table:table-cell table:style-name="ce78"/>
          <table:table-cell table:style-name="ce78"/>
          <table:table-cell table:style-name="ce78"/>
          <table:table-cell table:style-name="ce78"/>
          <table:table-cell table:style-name="ce93"/>
          <table:table-cell table:style-name="ce93"/>
          <table:table-cell table:style-name="ce78"/>
          <table:table-cell table:style-name="ce78"/>
          <table:table-cell table:style-name="ce78"/>
          <table:table-cell table:style-name="ce78"/>
          <table:table-cell table:style-name="ce78"/>
          <table:table-cell table:style-name="ce108"/>
          <table:table-cell table:style-name="ce108"/>
          <table:table-cell table:style-name="ce78"/>
          <table:table-cell table:style-name="ce78"/>
          <table:table-cell table:style-name="ce78"/>
          <table:table-cell table:style-name="ce78"/>
          <table:table-cell table:style-name="ce78"/>
          <table:table-cell table:style-name="ce108"/>
          <table:table-cell table:style-name="ce108"/>
          <table:table-cell table:style-name="ce78"/>
          <table:table-cell table:style-name="ce78"/>
          <table:table-cell table:style-name="ce78"/>
          <table:table-cell table:style-name="ce78"/>
          <table:table-cell table:style-name="ce78"/>
          <table:table-cell table:style-name="ce108"/>
          <table:table-cell table:style-name="ce108"/>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80"/>
          <table:table-cell table:style-name="ce80"/>
          <table:table-cell table:style-name="ce80"/>
          <table:table-cell table:style-name="ce80"/>
          <table:table-cell table:style-name="ce80"/>
          <table:table-cell table:style-name="ce84"/>
          <table:table-cell table:style-name="ce84"/>
          <table:table-cell table:style-name="ce80"/>
          <table:table-cell table:style-name="ce80"/>
          <table:table-cell table:style-name="ce80"/>
          <table:table-cell table:style-name="ce80"/>
          <table:table-cell table:style-name="ce80"/>
          <table:table-cell table:style-name="ce94"/>
          <table:table-cell table:style-name="ce94"/>
          <table:table-cell table:style-name="ce80"/>
          <table:table-cell table:style-name="ce80"/>
          <table:table-cell table:style-name="ce80"/>
          <table:table-cell table:style-name="ce80"/>
          <table:table-cell table:style-name="ce80"/>
          <table:table-cell table:style-name="ce94"/>
          <table:table-cell table:style-name="ce94"/>
          <table:table-cell table:style-name="ce80"/>
          <table:table-cell table:style-name="ce80"/>
          <table:table-cell table:style-name="ce80"/>
          <table:table-cell table:style-name="ce80"/>
          <table:table-cell table:style-name="ce80"/>
          <table:table-cell table:style-name="ce94"/>
          <table:table-cell table:style-name="ce94"/>
          <table:table-cell table:style-name="ce80"/>
          <table:table-cell table:style-name="ce80"/>
          <table:table-cell table:style-name="ce80"/>
          <table:table-cell table:style-name="ce80"/>
          <table:table-cell table:style-name="ce80"/>
          <table:table-cell table:style-name="ce94"/>
          <table:table-cell table:style-name="ce94"/>
          <table:table-cell table:style-name="ce80"/>
          <table:table-cell table:style-name="ce80"/>
          <table:table-cell table:style-name="ce80"/>
          <table:table-cell table:style-name="ce80"/>
          <table:table-cell table:style-name="ce80"/>
          <table:table-cell table:style-name="ce109"/>
          <table:table-cell table:style-name="ce109"/>
          <table:table-cell table:style-name="ce80"/>
          <table:table-cell table:style-name="ce80"/>
          <table:table-cell table:style-name="ce80"/>
          <table:table-cell table:style-name="ce80"/>
          <table:table-cell table:style-name="ce80"/>
          <table:table-cell table:style-name="ce109"/>
          <table:table-cell table:style-name="ce109"/>
          <table:table-cell table:style-name="ce80"/>
          <table:table-cell table:style-name="ce80"/>
          <table:table-cell table:style-name="ce80"/>
          <table:table-cell table:style-name="ce80"/>
          <table:table-cell table:style-name="ce80"/>
          <table:table-cell table:style-name="ce109"/>
          <table:table-cell table:style-name="ce109"/>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77"/>
          <table:table-cell table:style-name="ce77"/>
          <table:table-cell table:style-name="ce77"/>
          <table:table-cell table:style-name="ce77"/>
          <table:table-cell table:style-name="ce77"/>
          <table:table-cell table:style-name="ce85"/>
          <table:table-cell table:style-name="ce85"/>
          <table:table-cell table:style-name="ce77"/>
          <table:table-cell table:style-name="ce77"/>
          <table:table-cell table:style-name="ce77"/>
          <table:table-cell table:style-name="ce77"/>
          <table:table-cell table:style-name="ce77"/>
          <table:table-cell table:style-name="ce95"/>
          <table:table-cell table:style-name="ce95"/>
          <table:table-cell table:style-name="ce77"/>
          <table:table-cell table:style-name="ce77"/>
          <table:table-cell table:style-name="ce77"/>
          <table:table-cell table:style-name="ce77"/>
          <table:table-cell table:style-name="ce77"/>
          <table:table-cell table:style-name="ce95"/>
          <table:table-cell table:style-name="ce95"/>
          <table:table-cell table:style-name="ce77"/>
          <table:table-cell table:style-name="ce77"/>
          <table:table-cell table:style-name="ce77"/>
          <table:table-cell table:style-name="ce77"/>
          <table:table-cell table:style-name="ce77"/>
          <table:table-cell table:style-name="ce95"/>
          <table:table-cell table:style-name="ce95"/>
          <table:table-cell table:style-name="ce77"/>
          <table:table-cell table:style-name="ce77"/>
          <table:table-cell table:style-name="ce77"/>
          <table:table-cell table:style-name="ce77"/>
          <table:table-cell table:style-name="ce77"/>
          <table:table-cell table:style-name="ce95"/>
          <table:table-cell table:style-name="ce95"/>
          <table:table-cell table:style-name="ce77"/>
          <table:table-cell table:style-name="ce77"/>
          <table:table-cell table:style-name="ce77"/>
          <table:table-cell table:style-name="ce77"/>
          <table:table-cell table:style-name="ce77"/>
          <table:table-cell table:style-name="ce110"/>
          <table:table-cell table:style-name="ce110"/>
          <table:table-cell table:style-name="ce77"/>
          <table:table-cell table:style-name="ce77"/>
          <table:table-cell table:style-name="ce77"/>
          <table:table-cell table:style-name="ce77"/>
          <table:table-cell table:style-name="ce77"/>
          <table:table-cell table:style-name="ce110"/>
          <table:table-cell table:style-name="ce110"/>
          <table:table-cell table:style-name="ce77"/>
          <table:table-cell table:style-name="ce77"/>
          <table:table-cell table:style-name="ce77"/>
          <table:table-cell table:style-name="ce77"/>
          <table:table-cell table:style-name="ce77"/>
          <table:table-cell table:style-name="ce110"/>
          <table:table-cell table:style-name="ce110"/>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83"/>
          <table:table-cell table:style-name="ce83"/>
          <table:table-cell table:style-name="ce83"/>
          <table:table-cell table:style-name="ce83"/>
          <table:table-cell table:style-name="ce83"/>
          <table:table-cell table:style-name="ce86"/>
          <table:table-cell table:style-name="ce8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112"/>
          <table:table-cell table:style-name="ce112"/>
          <table:table-cell table:style-name="ce83"/>
          <table:table-cell table:style-name="ce83"/>
          <table:table-cell table:style-name="ce83"/>
          <table:table-cell table:style-name="ce83"/>
          <table:table-cell table:style-name="ce83"/>
          <table:table-cell table:style-name="ce112"/>
          <table:table-cell table:style-name="ce112"/>
          <table:table-cell table:style-name="ce83"/>
          <table:table-cell table:style-name="ce83"/>
          <table:table-cell table:style-name="ce83"/>
          <table:table-cell table:style-name="ce83"/>
          <table:table-cell table:style-name="ce83"/>
          <table:table-cell table:style-name="ce112"/>
          <table:table-cell table:style-name="ce112"/>
          <table:table-cell table:number-columns-repeated="16319" table:style-name="ce27"/>
        </table:table-row>
        <table:table-row table:style-name="ro7">
          <table:table-cell table:style-name="ce1"/>
          <table:table-cell table:style-name="ce48"/>
          <table:table-cell table:style-name="ce49"/>
          <table:table-cell table:style-name="ce50"/>
          <table:table-cell table:number-columns-repeated="3" table:style-name="ce51"/>
          <table:table-cell table:number-columns-repeated="2" table:style-name="ce24"/>
          <table:table-cell table:style-name="ce83"/>
          <table:table-cell table:style-name="ce83"/>
          <table:table-cell table:style-name="ce83"/>
          <table:table-cell table:style-name="ce83"/>
          <table:table-cell table:style-name="ce83"/>
          <table:table-cell table:style-name="ce86"/>
          <table:table-cell table:style-name="ce8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96"/>
          <table:table-cell table:style-name="ce96"/>
          <table:table-cell table:style-name="ce83"/>
          <table:table-cell table:style-name="ce83"/>
          <table:table-cell table:style-name="ce83"/>
          <table:table-cell table:style-name="ce83"/>
          <table:table-cell table:style-name="ce83"/>
          <table:table-cell table:style-name="ce112"/>
          <table:table-cell table:style-name="ce112"/>
          <table:table-cell table:style-name="ce83"/>
          <table:table-cell table:style-name="ce83"/>
          <table:table-cell table:style-name="ce83"/>
          <table:table-cell table:style-name="ce83"/>
          <table:table-cell table:style-name="ce83"/>
          <table:table-cell table:style-name="ce112"/>
          <table:table-cell table:style-name="ce112"/>
          <table:table-cell table:style-name="ce83"/>
          <table:table-cell table:style-name="ce83"/>
          <table:table-cell table:style-name="ce83"/>
          <table:table-cell table:style-name="ce83"/>
          <table:table-cell table:style-name="ce83"/>
          <table:table-cell table:style-name="ce112"/>
          <table:table-cell table:style-name="ce112"/>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number-rows-repeated="3" table:style-name="ro7">
          <table:table-cell table:style-name="ce23"/>
          <table:table-cell table:style-name="ce48"/>
          <table:table-cell table:style-name="ce49"/>
          <table:table-cell table:style-name="ce50"/>
          <table:table-cell table:number-columns-repeated="3" table:style-name="ce51"/>
          <table:table-cell table:number-columns-repeated="2" table:style-name="ce24"/>
          <table:table-cell table:style-name="ce129"/>
          <table:table-cell table:style-name="ce129"/>
          <table:table-cell table:style-name="ce129"/>
          <table:table-cell table:style-name="ce129"/>
          <table:table-cell table:style-name="ce129"/>
          <table:table-cell table:style-name="ce130"/>
          <table:table-cell table:style-name="ce130"/>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number-columns-repeated="16319" table:style-name="ce27"/>
        </table:table-row>
        <table:table-row table:number-rows-repeated="2"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29"/>
          <table:table-cell table:style-name="ce129"/>
          <table:table-cell table:style-name="ce129"/>
          <table:table-cell table:style-name="ce129"/>
          <table:table-cell table:style-name="ce129"/>
          <table:table-cell table:style-name="ce130"/>
          <table:table-cell table:style-name="ce130"/>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style-name="ce129"/>
          <table:table-cell table:style-name="ce129"/>
          <table:table-cell table:style-name="ce129"/>
          <table:table-cell table:style-name="ce129"/>
          <table:table-cell table:style-name="ce129"/>
          <table:table-cell table:style-name="ce131"/>
          <table:table-cell table:style-name="ce131"/>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32"/>
          <table:table-cell table:style-name="ce132"/>
          <table:table-cell table:style-name="ce132"/>
          <table:table-cell table:style-name="ce132"/>
          <table:table-cell table:style-name="ce132"/>
          <table:table-cell table:style-name="ce133"/>
          <table:table-cell table:style-name="ce133"/>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style-name="ce132"/>
          <table:table-cell table:style-name="ce132"/>
          <table:table-cell table:style-name="ce132"/>
          <table:table-cell table:style-name="ce132"/>
          <table:table-cell table:style-name="ce132"/>
          <table:table-cell table:style-name="ce134"/>
          <table:table-cell table:style-name="ce134"/>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35"/>
          <table:table-cell table:style-name="ce135"/>
          <table:table-cell table:style-name="ce135"/>
          <table:table-cell table:style-name="ce135"/>
          <table:table-cell table:style-name="ce135"/>
          <table:table-cell table:style-name="ce136"/>
          <table:table-cell table:style-name="ce136"/>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style-name="ce135"/>
          <table:table-cell table:style-name="ce135"/>
          <table:table-cell table:style-name="ce135"/>
          <table:table-cell table:style-name="ce135"/>
          <table:table-cell table:style-name="ce135"/>
          <table:table-cell table:style-name="ce137"/>
          <table:table-cell table:style-name="ce137"/>
          <table:table-cell table:number-columns-repeated="16319" table:style-name="ce27"/>
        </table:table-row>
        <table:table-row table:number-rows-repeated="2"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38"/>
          <table:table-cell table:style-name="ce138"/>
          <table:table-cell table:style-name="ce138"/>
          <table:table-cell table:style-name="ce138"/>
          <table:table-cell table:style-name="ce138"/>
          <table:table-cell table:style-name="ce139"/>
          <table:table-cell table:style-name="ce139"/>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style-name="ce138"/>
          <table:table-cell table:style-name="ce138"/>
          <table:table-cell table:style-name="ce138"/>
          <table:table-cell table:style-name="ce138"/>
          <table:table-cell table:style-name="ce138"/>
          <table:table-cell table:style-name="ce140"/>
          <table:table-cell table:style-name="ce140"/>
          <table:table-cell table:number-columns-repeated="16319" table:style-name="ce27"/>
        </table:table-row>
        <table:table-row table:number-rows-repeated="2"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13"/>
          <table:table-cell table:style-name="ce113"/>
          <table:table-cell table:style-name="ce113"/>
          <table:table-cell table:style-name="ce113"/>
          <table:table-cell table:style-name="ce113"/>
          <table:table-cell table:style-name="ce115"/>
          <table:table-cell table:style-name="ce115"/>
          <table:table-cell table:style-name="ce113"/>
          <table:table-cell table:style-name="ce113"/>
          <table:table-cell table:style-name="ce113"/>
          <table:table-cell table:style-name="ce113"/>
          <table:table-cell table:style-name="ce113"/>
          <table:table-cell table:style-name="ce116"/>
          <table:table-cell table:style-name="ce116"/>
          <table:table-cell table:style-name="ce113"/>
          <table:table-cell table:style-name="ce113"/>
          <table:table-cell table:style-name="ce113"/>
          <table:table-cell table:style-name="ce113"/>
          <table:table-cell table:style-name="ce113"/>
          <table:table-cell table:style-name="ce116"/>
          <table:table-cell table:style-name="ce116"/>
          <table:table-cell table:style-name="ce113"/>
          <table:table-cell table:style-name="ce113"/>
          <table:table-cell table:style-name="ce113"/>
          <table:table-cell table:style-name="ce113"/>
          <table:table-cell table:style-name="ce113"/>
          <table:table-cell table:style-name="ce116"/>
          <table:table-cell table:style-name="ce116"/>
          <table:table-cell table:style-name="ce113"/>
          <table:table-cell table:style-name="ce113"/>
          <table:table-cell table:style-name="ce113"/>
          <table:table-cell table:style-name="ce113"/>
          <table:table-cell table:style-name="ce113"/>
          <table:table-cell table:style-name="ce116"/>
          <table:table-cell table:style-name="ce116"/>
          <table:table-cell table:style-name="ce113"/>
          <table:table-cell table:style-name="ce113"/>
          <table:table-cell table:style-name="ce113"/>
          <table:table-cell table:style-name="ce113"/>
          <table:table-cell table:style-name="ce113"/>
          <table:table-cell table:style-name="ce111"/>
          <table:table-cell table:style-name="ce111"/>
          <table:table-cell table:style-name="ce113"/>
          <table:table-cell table:style-name="ce113"/>
          <table:table-cell table:style-name="ce113"/>
          <table:table-cell table:style-name="ce113"/>
          <table:table-cell table:style-name="ce113"/>
          <table:table-cell table:style-name="ce111"/>
          <table:table-cell table:style-name="ce111"/>
          <table:table-cell table:style-name="ce113"/>
          <table:table-cell table:style-name="ce113"/>
          <table:table-cell table:style-name="ce113"/>
          <table:table-cell table:style-name="ce113"/>
          <table:table-cell table:style-name="ce113"/>
          <table:table-cell table:style-name="ce111"/>
          <table:table-cell table:style-name="ce111"/>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number-columns-repeated="2" table:style-name="ce24"/>
          <table:table-cell table:style-name="ce117"/>
          <table:table-cell table:style-name="ce117"/>
          <table:table-cell table:style-name="ce117"/>
          <table:table-cell table:style-name="ce117"/>
          <table:table-cell table:style-name="ce117"/>
          <table:table-cell table:style-name="ce118"/>
          <table:table-cell table:style-name="ce118"/>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style-name="ce117"/>
          <table:table-cell table:style-name="ce117"/>
          <table:table-cell table:style-name="ce117"/>
          <table:table-cell table:style-name="ce117"/>
          <table:table-cell table:style-name="ce117"/>
          <table:table-cell table:style-name="ce119"/>
          <table:table-cell table:style-name="ce119"/>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style-name="ce24"/>
          <table:table-cell office:value-type="string" office:string-value="" table:formula="of:=IF(OR(ISBLANK($$début_tâche);ISBLANK($$fin_tâche));&quot;&quot;;$$fin_tâche-$$début_tâche+1)" table:style-name="ce24"/>
          <table:table-cell table:style-name="ce153"/>
          <table:table-cell table:style-name="ce153"/>
          <table:table-cell table:style-name="ce153"/>
          <table:table-cell table:style-name="ce153"/>
          <table:table-cell table:style-name="ce153"/>
          <table:table-cell table:style-name="ce154"/>
          <table:table-cell table:style-name="ce154"/>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style-name="ce153"/>
          <table:table-cell table:style-name="ce153"/>
          <table:table-cell table:style-name="ce153"/>
          <table:table-cell table:style-name="ce153"/>
          <table:table-cell table:style-name="ce153"/>
          <table:table-cell table:style-name="ce155"/>
          <table:table-cell table:style-name="ce155"/>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style-name="ce24"/>
          <table:table-cell office:value-type="string" office:string-value="" table:formula="of:=IF(OR(ISBLANK($$début_tâche);ISBLANK($$fin_tâche));&quot;&quot;;$$fin_tâche-$$début_tâche+1)" table:style-name="ce24"/>
          <table:table-cell table:style-name="ce156"/>
          <table:table-cell table:style-name="ce156"/>
          <table:table-cell table:style-name="ce156"/>
          <table:table-cell table:style-name="ce156"/>
          <table:table-cell table:style-name="ce156"/>
          <table:table-cell table:style-name="ce157"/>
          <table:table-cell table:style-name="ce157"/>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style-name="ce156"/>
          <table:table-cell table:style-name="ce156"/>
          <table:table-cell table:style-name="ce156"/>
          <table:table-cell table:style-name="ce156"/>
          <table:table-cell table:style-name="ce156"/>
          <table:table-cell table:style-name="ce158"/>
          <table:table-cell table:style-name="ce158"/>
          <table:table-cell table:number-columns-repeated="14" table:style-name="ce27"/>
          <table:table-cell table:number-columns-repeated="16305"/>
        </table:table-row>
        <table:table-row table:style-name="ro7">
          <table:table-cell table:style-name="ce31"/>
          <table:table-cell table:style-name="ce48"/>
          <table:table-cell table:style-name="ce49"/>
          <table:table-cell table:style-name="ce50"/>
          <table:table-cell table:number-columns-repeated="3" table:style-name="ce51"/>
          <table:table-cell table:style-name="ce24"/>
          <table:table-cell office:value-type="string" office:string-value="" table:formula="of:=IF(OR(ISBLANK($$début_tâche);ISBLANK($$fin_tâche));&quot;&quot;;$$fin_tâche-$$début_tâche+1)" table:style-name="ce24"/>
          <table:table-cell table:style-name="ce159"/>
          <table:table-cell table:style-name="ce159"/>
          <table:table-cell table:style-name="ce159"/>
          <table:table-cell table:style-name="ce159"/>
          <table:table-cell table:style-name="ce159"/>
          <table:table-cell table:style-name="ce160"/>
          <table:table-cell table:style-name="ce160"/>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number-columns-repeated="16319" table:style-name="ce27"/>
        </table:table-row>
        <table:table-row table:style-name="ro7">
          <table:table-cell table:style-name="ce31"/>
          <table:table-cell table:style-name="ce48"/>
          <table:table-cell table:style-name="ce49"/>
          <table:table-cell table:style-name="ce50"/>
          <table:table-cell table:number-columns-repeated="3" table:style-name="ce51"/>
          <table:table-cell table:style-name="ce24"/>
          <table:table-cell office:value-type="string" office:string-value="" table:formula="of:=IF(OR(ISBLANK($$début_tâche);ISBLANK($$fin_tâche));&quot;&quot;;$$fin_tâche-$$début_tâche+1)" table:style-name="ce24"/>
          <table:table-cell table:style-name="ce159"/>
          <table:table-cell table:style-name="ce159"/>
          <table:table-cell table:style-name="ce159"/>
          <table:table-cell table:style-name="ce159"/>
          <table:table-cell table:style-name="ce159"/>
          <table:table-cell table:style-name="ce160"/>
          <table:table-cell table:style-name="ce160"/>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style-name="ce159"/>
          <table:table-cell table:style-name="ce159"/>
          <table:table-cell table:style-name="ce159"/>
          <table:table-cell table:style-name="ce159"/>
          <table:table-cell table:style-name="ce159"/>
          <table:table-cell table:style-name="ce161"/>
          <table:table-cell table:style-name="ce161"/>
          <table:table-cell table:number-columns-repeated="16319" table:style-name="ce27"/>
        </table:table-row>
        <table:table-row table:style-name="ro7">
          <table:table-cell table:style-name="ce32"/>
          <table:table-cell table:number-columns-repeated="4" table:style-name="ce1"/>
          <table:table-cell table:style-name="ce51"/>
          <table:table-cell table:number-columns-repeated="8" table:style-name="ce1"/>
          <table:table-cell table:number-columns-repeated="2" table:style-name="ce60"/>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5" table:style-name="ce1"/>
          <table:table-cell table:number-columns-repeated="2" table:style-name="ce9"/>
          <table:table-cell table:number-columns-repeated="16319" table:style-name="ce1"/>
        </table:table-row>
        <table:table-row table:number-rows-repeated="1048521" table:style-name="ro7">
          <table:table-cell table:number-columns-repeated="16384"/>
        </table:table-row>
        <table:named-expressions>
          <table:named-range table:name="avancement_tâche" table:cell-range-address="PlanningProjet.$D1" table:base-cell-address="PlanningProjet.$A$1"/>
          <table:named-expression table:name="ce_jour" table:expression="of:=TODAY()" table:base-cell-address="PlanningProjet.$A$1"/>
          <table:named-range table:name="début_tâche" table:cell-range-address="PlanningProjet.$E1" table:base-cell-address="PlanningProjet.$A$1"/>
          <table:named-range table:name="fin_tâche" table:cell-range-address="PlanningProjet.$F1" table:base-cell-address="PlanningProjet.$A$1"/>
          <table:named-range table:name="Print_Titles" table:cell-range-address="PlanningProjet.$A$4:PlanningProjet.$XFD$6" table:base-cell-address="PlanningProjet.$A$1"/>
        </table:named-expressions>
      </table:table>
      <table:named-expressions>
        <table:named-range table:name="Début_Projet" table:cell-range-address="PlanningProjet.$E$3" table:base-cell-address="PlanningProjet.$A$1"/>
        <table:named-range table:name="Semaine_Affichage" table:cell-range-address="PlanningProjet.$E$4" table:base-cell-address="PlanningProjet.$A$1"/>
      </table:named-expressions>
      <table:database-ranges>
        <table:database-range table:target-range-address="PlanningProjet.A6:PlanningProjet.A54" table:name="Table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date-style style:name="N36P0">
      <number:day/>
      <number:text>/</number:text>
      <number:month/>
      <number:text>/</number:text>
      <number:year/>
    </number:date-style>
    <number:text-style style:name="N36">
      <number:text-content/>
      <style:map style:condition="value()&gt;=0" style:apply-style-name="N36P0"/>
    </number:text-style>
    <number:date-style style:name="N37">
      <number:day/>
    </number:date-style>
    <number:date-style style:name="N38">
      <number:day-of-week/>
      <number:text>, </number:text>
      <number:day number:style="long"/>
      <number:text>/</number:text>
      <number:month number:style="long"/>
      <number:text>/</number:text>
      <number:year number:style="long"/>
    </number:date-style>
    <number:date-style style:name="N39P0">
      <number:day/>
      <number:text> </number:text>
      <number:month number:textual="true"/>
      <number:text> </number:text>
      <number:year number:style="long"/>
    </number:date-style>
    <number:text-style style:name="N39">
      <number:text-content/>
      <style:map style:condition="value()&gt;=0" style:apply-style-name="N39P0"/>
    </number:text-style>
    <number:number-style style:name="N40P0">
      <number:text> </number:text>
      <number:number number:decimal-places="2" number:min-integer-digits="1" number:grouping="true"/>
      <number:text> </number:text>
    </number:number-style>
    <number:number-style style:name="N40P1">
      <number:text> (</number:text>
      <number:number number:decimal-places="2" number:min-integer-digits="1" number:grouping="true"/>
      <number:text>)</number:text>
    </number:number-style>
    <number:number-style style:name="N40P2">
      <number:text> -</number:text>
      <number:number number: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 (</number:text>
      <number:number number:decimal-places="0" number:min-integer-digits="1" number:grouping="true">
        <number:embedded-text number:position="0">)</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currency-style style:name="N42P0" number:language="en" number:country="US">
      <number:text> </number:text>
      <number:number number:decimal-places="2" number:min-integer-digits="1" number:grouping="true"/>
      <number:text> </number:text>
      <number:currency-symbol number:language="en" number:country="US">€</number:currency-symbol>
      <number:text> </number:text>
    </number:currency-style>
    <number:currency-style style:name="N42P1" number:language="en" number:country="US">
      <number:text>-</number:text>
      <number:number number:decimal-places="2" number:min-integer-digits="1" number:grouping="true"/>
      <number:text> </number:text>
      <number:currency-symbol number:language="en" number:country="US">€</number:currency-symbol>
      <number:text> </number:text>
    </number:currency-style>
    <number:currency-style style:name="N42P2" number:language="en" number:country="US">
      <number:text> -</number:text>
      <number:number number:decimal-places="0" number:min-integer-digits="0">
        <number:embedded-text number:position="0"> </number:embedded-text>
      </number:number>
      <number:currency-symbol number:language="en" number:country="US">€</number:currency-symbol>
      <number:text> </number:text>
    </number:currency-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number:language="en" number:country="US">
      <number:text> </number:text>
      <number:number number:decimal-places="0" number:min-integer-digits="1" number:grouping="true">
        <number:embedded-text number:position="0"> </number:embedded-text>
      </number:number>
      <number:currency-symbol number:language="en" number:country="US">€</number:currency-symbol>
      <number:text> </number:text>
    </number:currency-style>
    <number:currency-style style:name="N43P1" number:language="en" number:country="US">
      <number:text>-</number:text>
      <number:number number:decimal-places="0" number:min-integer-digits="1" number:grouping="true">
        <number:embedded-text number:position="0"> </number:embedded-text>
      </number:number>
      <number:currency-symbol number:language="en" number:country="US">€</number:currency-symbol>
      <number:text> </number:text>
    </number:currency-style>
    <number:currency-style style:name="N43P2" number:language="en" number:country="US">
      <number:text> - </number:text>
      <number:currency-symbol number:language="en" number:country="US">€</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style>
    <style:style style:name="_54_0_37__32_-_32_Accent2" style:display-name="60% - Accent2" style:family="table-cell" style:data-style-name="N0">
      <style:table-cell-properties fo:background-color="#DA9694"/>
    </style:style>
    <style:style style:name="_54_0_37__32_-_32_Accent3" style:display-name="60% - Accent3" style:family="table-cell" style:data-style-name="N0">
      <style:table-cell-properties fo:background-color="#C4D79B"/>
    </style:style>
    <style:style style:name="_54_0_37__32_-_32_Accent4" style:display-name="60% - Accent4" style:family="table-cell" style:data-style-name="N0">
      <style:table-cell-properties fo:background-color="#B1A0C7"/>
    </style:style>
    <style:style style:name="_54_0_37__32_-_32_Accent5" style:display-name="60% - Accent5" style:family="table-cell" style:data-style-name="N0">
      <style:table-cell-properties fo:background-color="#92CDDC"/>
    </style:style>
    <style:style style:name="_54_0_37__32_-_32_Accent6" style:display-name="60% - Accent6" style:family="table-cell" style:data-style-name="N0">
      <style:table-cell-properties fo:background-color="#FABF8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order-top="none" fo:border-bottom="none" fo:border-left="thin solid #C00000" fo:border-right="thin solid #C00000"/>
    </style:style>
    <style:style style:name="cf10" style:family="table-cell" style:data-style-name="N0">
      <style:table-cell-properties fo:background-color="#8064A2"/>
    </style:style>
    <style:style style:name="cf11" style:family="table-cell" style:data-style-name="N0">
      <style:table-cell-properties fo:border-top="none" fo:border-bottom="none" fo:border-left="thin solid #C00000" fo:border-right="thin solid #C00000"/>
    </style:style>
    <style:style style:name="cf12" style:family="table-cell" style:data-style-name="N0">
      <style:table-cell-properties fo:background-color="#8064A2"/>
    </style:style>
    <style:style style:name="cf13" style:family="table-cell" style:data-style-name="N0">
      <style:table-cell-properties fo:border-top="none" fo:border-bottom="none" fo:border-left="thin solid #C00000" fo:border-right="thin solid #C00000"/>
    </style:style>
    <style:style style:name="cf14" style:family="table-cell" style:data-style-name="N0">
      <style:table-cell-properties fo:background-color="#8064A2"/>
    </style:style>
    <style:style style:name="cf15"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cf8" style:family="table-cell" style:data-style-name="N0">
      <style:table-cell-properties fo:background-color="#8064A2"/>
    </style:style>
    <style:style style:name="cf9" style:family="table-cell" style:data-style-name="N0">
      <style:table-cell-properties fo:border-top="none" fo:border-bottom="none" fo:border-left="thin solid #C00000" fo:border-right="thin solid #C00000"/>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40">
      <style:table-cell-properties fo:border="thin solid #A6A6A6"/>
    </style:style>
    <style:style style:name="Comma_32__91_0_93_" style:display-name="Comma [0]" style:family="table-cell" style:data-style-name="N41"/>
    <style:style style:name="Currency" style:family="table-cell" style:data-style-name="N42"/>
    <style:style style:name="Currency_32__91_0_93_" style:display-name="Currency [0]" style:family="table-cell" style:data-style-name="N43"/>
    <style:style style:name="Date" style:family="table-cell" style:data-style-name="N36">
      <style:table-cell-properties fo:border-top="2pt solid #D9D9D9" fo:border-bottom="2pt solid #D9D9D9" fo:border-left="none" fo:border-right="none" style:vertical-align="middle" style:repeat-content="false"/>
      <style:paragraph-properties fo:text-align="center"/>
    </style:style>
    <style:style style:name="D_233_but_32_du_32_projet" style:display-name="Début du projet" style:family="table-cell" style:data-style-name="N38">
      <style:table-cell-properties fo:border="thin solid #A6A6A6" style:vertical-align="middle" fo:background-color="transparent" style:repeat-content="false"/>
      <style:paragraph-properties fo:text-align="center"/>
    </style:style>
    <style:style style:name="Explanatory_32_Text" style:display-name="Explanatory Text" style:family="table-cell" style:data-style-name="N0">
      <style:text-properties fo:color="#7F7F7F" fo:font-style="italic" style:font-style-asian="italic" style:font-style-complex="italic"/>
    </style:style>
    <style:style style:name="Followed_32_Hyperlink" style:display-name="Followed Hyperlink" style:family="table-cell" style:data-style-name="N0">
      <style:text-properties fo:color="#800080" style:text-underline-style="solid" style:text-underline-type="single"/>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eading_32_4" style:display-name="Heading 4" style:family="table-cell" style:data-style-name="N0">
      <style:text-properties fo:color="#1F497D" fo:font-weight="bold" style:font-weight-asian="bold" style:font-weight-complex="bold"/>
    </style:style>
    <style:style style:name="Hyperlink" style:family="table-cell" style:data-style-name="N0">
      <style:text-properties fo:color="#0000FF" style:font-name="Arial" style:font-name-asian="Arial" style:font-name-complex="Arial"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Nom"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T_226_che" style:display-name="Tâche"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zTexteMasqu_233_" style:display-name="zTexteMasqué" style:family="table-cell" style:data-style-name="N0">
      <style:table-cell-properties style:vertical-align="automatic" fo:background-color="transparent"/>
      <style:text-properties fo:color="#FFFFFF"/>
    </style:style>
    <style:style style:name="cf16" style:family="table-cell">
      <style:table-cell-properties fo:border-left="none" fo:border-right="none" fo:background-color="#8064A2"/>
    </style:style>
    <style:style style:name="cf17" style:family="table-cell">
      <style:table-cell-properties fo:border-left="thin solid #C00000" fo:border-right="thin solid #C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100%"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office:automatic-styles>
  <office:master-styles>
    <style:master-page style:name="mp1" style:page-layout-name="pm1">
      <style:header/>
      <style:header-left style:display="false"/>
      <style:footer>
        <text:p>Page <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Luthor Informatique</meta:initial-creator>
    <dc:creator>Luthor Informatique</dc:creator>
    <meta:creation-date>2019-03-19T17:17:03Z</meta:creation-date>
    <dc:date>2022-03-22T09:28:46Z</dc:date>
    <meta:user-defined meta:name="ContentTypeId">0x010100F28F2EB4977FF14F9C49578B8516D3B6</meta:user-defined>
  </office:meta>
</office:document-meta>
</file>